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adornments="Regular" style:font-charset="x-symbol"/>
    <style:font-face style:name="StarBats" svg:font-family="StarBats" style:font-adornments="Regular" style:font-charset="x-symbol"/>
    <style:font-face style:name="Arial1" svg:font-family="Arial1"/>
    <style:font-face style:name="Arial" svg:font-family="Arial" style:font-family-generic="swiss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568cm"/>
    </style:style>
    <style:style style:name="co2" style:family="table-column">
      <style:table-column-properties fo:break-before="auto" style:column-width="0.543cm"/>
    </style:style>
    <style:style style:name="co3" style:family="table-column">
      <style:table-column-properties fo:break-before="auto" style:column-width="1.707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1.633cm"/>
    </style:style>
    <style:style style:name="co6" style:family="table-column">
      <style:table-column-properties fo:break-before="auto" style:column-width="0.593cm"/>
    </style:style>
    <style:style style:name="co7" style:family="table-column">
      <style:table-column-properties fo:break-before="auto" style:column-width="0.519cm"/>
    </style:style>
    <style:style style:name="co8" style:family="table-column">
      <style:table-column-properties fo:break-before="auto" style:column-width="0.617cm"/>
    </style:style>
    <style:style style:name="co9" style:family="table-column">
      <style:table-column-properties fo:break-before="auto" style:column-width="0.626cm"/>
    </style:style>
    <style:style style:name="ro1" style:family="table-row">
      <style:table-row-properties style:row-height="0.469cm" fo:break-before="auto" style:use-optimal-row-height="true"/>
    </style:style>
    <style:style style:name="ro2" style:family="table-row">
      <style:table-row-properties style:row-height="0.658cm" fo:break-before="auto" style:use-optimal-row-height="fals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478cm" fo:break-before="auto" style:use-optimal-row-height="false"/>
    </style:style>
    <style:style style:name="ro5" style:family="table-row">
      <style:table-row-properties style:row-height="0.446cm" fo:break-before="auto" style:use-optimal-row-height="true"/>
    </style:style>
    <style:style style:name="ro6" style:family="table-row">
      <style:table-row-properties style:row-height="0.453cm" fo:break-before="auto" style:use-optimal-row-height="false"/>
    </style:style>
    <style:style style:name="ro7" style:family="table-row">
      <style:table-row-properties style:row-height="2.473cm" fo:break-before="auto" style:use-optimal-row-height="true"/>
    </style:style>
    <style:style style:name="ro8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percentage-style style:name="N10">
      <number:number number:decimal-places="0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76" number:automatic-order="true">
      <number:day/>
      <number:text> de </number:text>
      <number:month number:style="long" number:textual="true"/>
      <number:text> de </number:text>
      <number:year number:style="long"/>
    </number:date-style>
    <number:text-style style:name="N100">
      <number:text-content/>
    </number:text-style>
    <style:style style:name="ce1" style:family="table-cell" style:parent-style-name="Default">
      <style:text-properties style:font-name="DejaVu Sans Condensed" fo:font-size="10pt" style:text-underline-style="none" fo:font-weight="bold" style:font-size-asian="10pt" style:font-weight-asian="bold" style:font-size-complex="10pt" style:font-weight-complex="bold"/>
    </style:style>
    <style:style style:name="ce2" style:family="table-cell" style:parent-style-name="Default">
      <style:text-properties style:font-name="DejaVu Sans Condensed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fo:border-bottom="0.06pt solid #000000" fo:border-left="none" fo:border-right="none" fo:border-top="none"/>
      <style:text-properties style:font-name="DejaVu Sans Condensed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fo:border-bottom="0.06pt solid #cccccc" style:text-align-source="fix" style:repeat-content="false" fo:background-color="transparent" fo:border-left="0.06pt solid #cccccc" fo:border-right="0.06pt solid #cccccc" fo:border-top="0.06pt solid #000000" style:vertical-align="middle"/>
      <style:paragraph-properties fo:text-align="center"/>
      <style:text-properties style:font-name="DejaVu Sans Condensed" style:text-underline-style="none" style:font-name-asian="StarBats" style:font-name-complex="StarBats"/>
    </style:style>
    <style:style style:name="ce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DejaVu Sans Condensed" style:text-underline-style="none" style:font-name-asian="StarBats" style:font-name-complex="StarBats"/>
    </style:style>
    <style:style style:name="ce6" style:family="table-cell" style:parent-style-name="Default">
      <style:table-cell-properties style:text-align-source="fix" style:repeat-content="false" fo:background-color="transparent" fo:border="0.06pt solid #cccccc" style:vertical-align="middle"/>
      <style:paragraph-properties fo:text-align="center"/>
      <style:text-properties style:font-name="DejaVu Sans Condensed" style:text-underline-style="none" style:font-name-asian="StarBats" style:font-name-complex="StarBats"/>
    </style:style>
    <style:style style:name="ce7" style:family="table-cell" style:parent-style-name="Default">
      <style:table-cell-properties style:text-align-source="fix" style:repeat-content="false" fo:background-color="transparent" fo:border="0.06pt solid #cccccc" style:vertical-align="middle"/>
      <style:paragraph-properties fo:text-align="center"/>
      <style:text-properties style:font-name="DejaVu Sans Condensed" style:text-underline-style="none" style:font-name-asian="OpenSymbol" style:font-name-complex="OpenSymbol"/>
    </style:style>
    <style:style style:name="ce8" style:family="table-cell" style:parent-style-name="Default">
      <style:table-cell-properties fo:border-bottom="none" fo:border-left="none" fo:border-right="none" fo:border-top="0.06pt solid #000000"/>
      <style:text-properties style:text-underline-style="none"/>
    </style:style>
    <style:style style:name="ce9" style:family="table-cell" style:parent-style-name="Default">
      <style:table-cell-properties style:text-align-source="fix" style:repeat-content="false" fo:background-color="transparent" fo:border="0.06pt solid #cccccc" style:rotation-angle="90" style:vertical-align="middle"/>
      <style:paragraph-properties fo:text-align="center"/>
      <style:text-properties style:font-name="DejaVu Sans Condensed" style:text-underline-style="none" style:font-name-asian="StarBats" style:font-name-complex="StarBats"/>
    </style:style>
    <style:style style:name="ce10" style:family="table-cell" style:parent-style-name="Default">
      <style:table-cell-properties style:text-align-source="fix" style:repeat-content="false" fo:background-color="transparent" fo:border="none" style:rotation-angle="90" style:vertical-align="top"/>
      <style:paragraph-properties fo:text-align="end" fo:margin-left="0cm"/>
      <style:text-properties style:font-name="DejaVu Sans Condensed" style:text-underline-style="none" style:font-name-asian="StarBats" style:font-name-complex="StarBats"/>
    </style:style>
    <style:style style:name="ce11" style:family="table-cell" style:parent-style-name="Default">
      <style:table-cell-properties fo:border-bottom="0.06pt solid #000000" style:text-align-source="fix" style:repeat-content="false" fo:background-color="transparent" fo:border-left="none" fo:border-right="none" style:rotation-angle="90" fo:border-top="none" style:vertical-align="top"/>
      <style:paragraph-properties fo:text-align="center" fo:margin-left="0cm"/>
      <style:text-properties style:font-name="DejaVu Sans Condensed" style:text-underline-style="none" style:font-name-asian="StarBats" style:font-name-complex="StarBats"/>
    </style:style>
    <style:style style:name="ce12" style:family="table-cell" style:parent-style-name="Default">
      <style:table-cell-properties style:text-align-source="value-type" style:repeat-content="false"/>
      <style:paragraph-properties fo:margin-left="0cm"/>
      <style:text-properties style:font-name="DejaVu Sans Condensed" style:text-underline-style="solid" style:text-underline-width="auto" style:text-underline-color="font-color"/>
    </style:style>
    <style:style style:name="ce13" style:family="table-cell" style:parent-style-name="Default">
      <style:text-properties style:font-name="DejaVu Sans Condensed" style:text-underline-style="solid" style:text-underline-width="auto" style:text-underline-color="font-color"/>
    </style:style>
    <style:style style:name="ce14" style:family="table-cell" style:parent-style-name="Default">
      <style:text-properties style:text-underline-style="none"/>
    </style:style>
    <style:style style:name="ce15" style:family="table-cell" style:parent-style-name="Default">
      <style:table-cell-properties style:vertical-align="bottom"/>
      <style:text-properties style:font-name="DejaVu Sans Condensed" fo:font-size="10pt" style:text-underline-style="solid" style:text-underline-width="auto" style:text-underline-color="font-color" style:font-size-asian="10pt" style:font-size-complex="10pt"/>
    </style:style>
    <style:style style:name="ce16" style:family="table-cell" style:parent-style-name="Default">
      <style:text-properties style:text-underline-style="solid" style:text-underline-width="auto" style:text-underline-color="font-color"/>
    </style:style>
    <style:style style:name="ce17" style:family="table-cell" style:parent-style-name="Default">
      <style:table-cell-properties fo:background-color="transparent" fo:wrap-option="wrap" fo:border="0.06pt solid #000000"/>
      <style:text-properties style:use-window-font-color="true" style:font-name="DejaVu Sans Condensed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8" style:family="table-cell" style:parent-style-name="Default">
      <style:table-cell-properties fo:border-bottom="0.06pt solid #cccccc" fo:background-color="transparent" fo:wrap-option="wrap" fo:border-left="0.06pt solid #cccccc" fo:border-right="0.06pt solid #cccccc" fo:border-top="none"/>
      <style:text-properties style:use-window-font-color="true" style:font-name="DejaVu Sans Condensed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fo:border-bottom="none" fo:border-left="0.06pt solid #000000" fo:border-right="0.06pt solid #000000" fo:border-top="none"/>
      <style:text-properties style:font-name="DejaVu Sans Condensed" style:text-underline-style="none" fo:font-weight="normal" style:font-weight-asian="normal" style:font-weight-complex="normal"/>
    </style:style>
    <style:style style:name="ce20" style:family="table-cell" style:parent-style-name="Default">
      <style:table-cell-properties fo:background-color="transparent" fo:wrap-option="wrap" fo:border="0.06pt solid #000000"/>
      <style:text-properties style:use-window-font-color="true" style:font-name="DejaVu Sans Condensed" fo:font-size="10pt" style:text-underline-style="solid" style:text-underline-width="auto" style:text-underline-color="font-color" fo:font-weight="bold" style:font-name-asian="Droid Sans Fallback" style:font-size-asian="10pt" style:font-weight-asian="bold" style:font-name-complex="FreeSans" style:font-size-complex="10pt" style:font-weight-complex="bold"/>
    </style:style>
    <style:style style:name="ce21" style:family="table-cell" style:parent-style-name="Default" style:data-style-name="N100">
      <style:table-cell-properties style:glyph-orientation-vertical="0" fo:border-bottom="0.06pt solid #c0c0c0" style:diagonal-bl-tr="none" style:diagonal-tl-br="none" style:text-align-source="fix" style:repeat-content="false" fo:background-color="transparent" fo:wrap-option="wrap" fo:border-left="0.06pt solid #000000" style:direction="ltr" fo:padding="0.071cm" fo:border-right="0.06pt solid #000000" style:rotation-angle="0" style:rotation-align="none" style:shrink-to-fit="false" fo:border-top="0.06pt solid #c0c0c0" style:vertical-align="top"/>
      <style:paragraph-properties fo:text-align="start" fo:margin-left="0cm" style:writing-mode="page"/>
      <style:text-properties fo:color="#000000" style:text-outline="false" style:text-line-through-style="none" style:font-name="DejaVu Sans Condensed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>
      <style:table-cell-properties style:diagonal-tl-br="none" style:text-align-source="fix" style:repeat-content="false" fo:border="0.06pt solid #000000" style:vertical-align="middle"/>
      <style:paragraph-properties fo:text-align="center" fo:margin-left="0cm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23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end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24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25" style:family="table-cell" style:parent-style-name="Default">
      <style:table-cell-properties fo:border-bottom="none" fo:wrap-option="wrap" fo:border-left="0.06pt solid #000000" fo:border-right="none" fo:border-top="none" style:vertical-align="middle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26" style:family="table-cell" style:parent-style-name="Default">
      <style:table-cell-properties fo:border-bottom="none" fo:border-left="0.06pt solid #000000" fo:border-right="none" fo:border-top="none" style:vertical-align="middle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27" style:family="table-cell" style:parent-style-name="Default">
      <style:table-cell-properties fo:border-bottom="none" style:diagonal-bl-tr="none" style:text-align-source="fix" style:repeat-content="false" fo:border-left="0.06pt solid #000000" fo:border-right="none" fo:border-top="none"/>
      <style:paragraph-properties fo:text-align="center" fo:margin-left="0cm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2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29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cm"/>
      <style:text-properties style:use-window-font-color="true" style:font-name="DejaVu Sans Condensed" style:text-underline-style="none" fo:font-weight="normal" style:font-weight-asian="normal" style:font-weight-complex="normal"/>
    </style:style>
    <style:style style:name="ce30" style:family="table-cell" style:parent-style-name="Default"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31" style:family="table-cell" style:parent-style-name="Default">
      <style:table-cell-properties style:vertical-align="bottom"/>
      <style:text-properties fo:color="#000000" style:font-name="DejaVu Sans Condensed" fo:font-size="10pt" style:text-underline-style="none" style:font-size-asian="10pt" style:font-size-complex="10pt"/>
    </style:style>
    <style:style style:name="ce32" style:family="table-cell" style:parent-style-name="Default" style:data-style-name="N110">
      <style:table-cell-properties fo:border-bottom="0.06pt solid #000000" style:text-align-source="fix" style:repeat-content="false" fo:border-left="none" fo:border-right="none" fo:border-top="none"/>
      <style:paragraph-properties fo:text-align="start" fo:margin-left="0cm"/>
      <style:text-properties style:font-name="DejaVu Sans Condensed"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33" style:family="table-cell" style:parent-style-name="Default">
      <style:table-cell-properties fo:background-color="transparent" fo:wrap-option="wrap" fo:border="0.06pt solid #cccccc"/>
      <style:text-properties style:use-window-font-color="true" style:font-name="DejaVu Sans Condensed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34" style:family="table-cell" style:parent-style-name="Default">
      <style:text-properties fo:font-weight="normal" style:font-weight-asian="normal" style:font-weight-complex="normal"/>
    </style:style>
    <style:style style:name="ce35" style:family="table-cell" style:parent-style-name="Default">
      <style:table-cell-properties fo:border-bottom="0.06pt solid #000000" fo:background-color="transparent" fo:wrap-option="wrap" fo:border-left="0.06pt solid #000000" fo:border-right="none" fo:border-top="0.06pt solid #000000"/>
      <style:text-properties style:use-window-font-color="true" style:font-name="DejaVu Sans Condensed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36" style:family="table-cell" style:parent-style-name="Default">
      <style:table-cell-properties fo:border-bottom="0.06pt solid #000000" fo:background-color="transparent" fo:wrap-option="wrap" fo:border-left="0.06pt solid #000000" fo:border-right="none" fo:border-top="none"/>
      <style:text-properties style:use-window-font-color="true" style:font-name="DejaVu Sans Condensed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37" style:family="table-cell" style:parent-style-name="Default">
      <style:table-cell-properties fo:border-bottom="none" fo:border-left="none" fo:border-right="none" fo:border-top="0.06pt solid #000000"/>
      <style:text-properties style:font-name="DejaVu Sans Condensed" style:text-underline-style="solid" style:text-underline-width="auto" style:text-underline-color="font-color"/>
    </style:style>
    <style:style style:name="ce38" style:family="table-cell" style:parent-style-name="Default">
      <style:table-cell-properties fo:border-bottom="0.06pt solid #000000" fo:border-left="none" fo:border-right="none" fo:border-top="none"/>
      <style:text-properties style:font-name="DejaVu Sans Condensed" style:text-underline-style="solid" style:text-underline-width="auto" style:text-underline-color="font-color"/>
    </style:style>
    <style:style style:name="ce39" style:family="table-cell" style:parent-style-name="Default">
      <style:table-cell-properties fo:border-bottom="none" style:text-align-source="fix" style:repeat-content="false" fo:background-color="transparent" fo:wrap-option="wrap" fo:border-left="0.06pt solid #000000" fo:border-right="0.06pt solid #000000" fo:border-top="0.06pt solid #000000" style:vertical-align="top"/>
      <style:paragraph-properties fo:text-align="start" fo:margin-left="0cm"/>
      <style:text-properties style:use-window-font-color="true" style:font-name="DejaVu Sans Condensed" style:text-underline-style="solid" style:text-underline-width="auto" style:text-underline-color="font-color" fo:font-weight="normal" style:font-weight-asian="normal" style:font-weight-complex="normal"/>
    </style:style>
    <style:style style:name="ce4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DejaVu Sans Condensed" style:text-underline-style="solid" style:text-underline-width="auto" style:text-underline-color="font-color"/>
    </style:style>
    <style:style style:name="ce41" style:family="table-cell" style:parent-style-name="Default" style:data-style-name="N100">
      <style:table-cell-properties style:text-align-source="fix" style:repeat-content="false" style:vertical-align="middle"/>
      <style:paragraph-properties fo:text-align="start" fo:margin-left="0cm"/>
      <style:text-properties fo:color="#000000" style:font-name="DejaVu Sans Condensed" fo:font-size="10pt" style:text-underline-style="none" style:font-size-asian="10pt" style:font-size-complex="10pt"/>
    </style:style>
    <style:style style:name="ce4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DejaVu Sans Condensed" fo:font-size="10pt" style:text-underline-style="none" style:font-size-asian="10pt" style:font-size-complex="10pt"/>
    </style:style>
    <style:style style:name="ce43" style:family="table-cell" style:parent-style-name="Default" style:data-style-name="N110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DejaVu Sans Condensed" fo:font-size="10pt" style:text-underline-style="none" fo:font-weight="normal" style:font-size-asian="10pt" style:font-weight-asian="normal" style:font-size-complex="10pt" style:font-weight-complex="normal"/>
    </style:style>
    <style:style style:name="ce44" style:family="table-cell" style:parent-style-name="Default">
      <style:table-cell-properties fo:border-bottom="0.06pt solid #cccccc" fo:background-color="transparent" fo:wrap-option="wrap" fo:border-left="none" fo:border-right="0.06pt solid #cccccc" fo:border-top="0.06pt solid #cccccc"/>
      <style:text-properties style:use-window-font-color="true" style:font-name="DejaVu Sans Condensed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45" style:family="table-cell" style:parent-style-name="Default">
      <style:table-cell-properties fo:border-bottom="0.06pt solid #cccccc" fo:background-color="transparent" fo:wrap-option="wrap" fo:border-left="none" fo:border-right="0.06pt solid #cccccc" fo:border-top="none"/>
      <style:text-properties style:use-window-font-color="true" style:font-name="DejaVu Sans Condensed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6" style:family="table-cell" style:parent-style-name="Default">
      <style:table-cell-properties fo:border-bottom="0.06pt solid #000000" fo:background-color="transparent" fo:wrap-option="wrap" fo:border-left="none" fo:border-right="none" fo:border-top="0.06pt solid #000000"/>
      <style:text-properties style:use-window-font-color="true" style:font-name="DejaVu Sans Condensed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47" style:family="table-cell" style:parent-style-name="Default">
      <style:table-cell-properties fo:border-bottom="0.06pt solid #000000" fo:background-color="transparent" fo:wrap-option="wrap" fo:border-left="none" fo:border-right="none" fo:border-top="none"/>
      <style:text-properties style:use-window-font-color="true" style:font-name="DejaVu Sans Condensed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48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fo:border-right="none" fo:border-top="0.06pt solid #000000" style:vertical-align="top"/>
      <style:paragraph-properties fo:text-align="center" fo:margin-left="0cm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49" style:family="table-cell" style:parent-style-name="Default">
      <style:table-cell-properties style:diagonal-bl-tr="none" style:diagonal-tl-br="none" style:text-align-source="fix" style:repeat-content="false" fo:border="none" style:vertical-align="middle"/>
      <style:paragraph-properties fo:text-align="end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50" style:family="table-cell" style:parent-style-name="Default">
      <style:table-cell-properties fo:background-color="#cccccc" style:diagonal-bl-tr="none" style:diagonal-tl-br="none" style:text-align-source="fix" style:repeat-content="false" fo:border="none" style:vertical-align="middle"/>
      <style:paragraph-properties fo:text-align="end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51" style:family="table-cell" style:parent-style-name="Default">
      <style:table-cell-properties fo:background-color="#cccccc" style:diagonal-bl-tr="none" style:diagonal-tl-br="none" fo:border="none" style:vertical-align="middle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52" style:family="table-cell" style:parent-style-name="Default">
      <style:table-cell-properties fo:background-color="#cccccc" style:diagonal-bl-tr="none" style:diagonal-tl-br="none" style:text-align-source="fix" style:repeat-content="false" fo:border="none" style:vertical-align="middle"/>
      <style:paragraph-properties fo:text-align="center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53" style:family="table-cell" style:parent-style-name="Default">
      <style:table-cell-properties fo:background-color="#cccccc" style:diagonal-bl-tr="none" style:diagonal-tl-br="none" style:text-align-source="fix" style:repeat-content="false" fo:wrap-option="wrap" fo:border="none"/>
      <style:paragraph-properties fo:text-align="center" fo:margin-left="0cm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54" style:family="table-cell" style:parent-style-name="Default">
      <style:table-cell-properties fo:border-bottom="none" fo:background-color="#cccccc" style:diagonal-bl-tr="none" style:diagonal-tl-br="none" style:text-align-source="fix" style:repeat-content="false" fo:wrap-option="wrap" fo:border-left="0.06pt solid #000000" fo:border-right="none" fo:border-top="none"/>
      <style:paragraph-properties fo:text-align="center" fo:margin-left="0cm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55" style:family="table-cell" style:parent-style-name="Default">
      <style:table-cell-properties fo:border-bottom="0.06pt solid #000000" style:diagonal-bl-tr="none" style:diagonal-tl-br="none" style:text-align-source="fix" style:repeat-content="false" fo:border-left="none" fo:border-right="none" fo:border-top="none"/>
      <style:paragraph-properties fo:text-align="center" fo:margin-left="0cm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56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start" fo:margin-left="0cm"/>
      <style:text-properties style:use-window-font-color="true" style:font-name="DejaVu Sans Condensed" style:text-underline-style="solid" style:text-underline-width="auto" style:text-underline-color="font-color" fo:font-weight="normal" style:font-weight-asian="normal" style:font-weight-complex="normal"/>
    </style:style>
    <style:style style:name="ce57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000000" style:font-name="DejaVu Sans Condensed" fo:font-size="10pt" style:text-underline-style="none" style:font-size-asian="10pt" style:font-size-complex="10pt"/>
    </style:style>
    <style:style style:name="ce58" style:family="table-cell" style:parent-style-name="Default" style:data-style-name="N110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DejaVu Sans Condensed" fo:font-size="11pt" style:text-underline-style="none" fo:font-weight="normal" style:font-size-asian="11pt" style:font-weight-asian="normal" style:font-size-complex="11pt" style:font-weight-complex="normal"/>
    </style:style>
    <style:style style:name="ce59" style:family="table-cell" style:parent-style-name="Default">
      <style:table-cell-properties fo:border-bottom="none" fo:background-color="#cccccc" style:diagonal-bl-tr="none" style:diagonal-tl-br="none" style:text-align-source="fix" style:repeat-content="false" fo:wrap-option="wrap" fo:border-left="none" fo:border-right="0.06pt solid #000000" fo:border-top="none"/>
      <style:paragraph-properties fo:text-align="center" fo:margin-left="0cm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60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DejaVu Sans Condensed" fo:font-size="11pt" style:text-underline-style="none" fo:font-weight="bold" style:font-size-asian="11pt" style:font-weight-asian="bold" style:font-size-complex="11pt" style:font-weight-complex="bold"/>
    </style:style>
    <style:style style:name="ce61" style:family="table-cell" style:parent-style-name="Default">
      <style:table-cell-properties fo:border-bottom="0.06pt solid #cccccc" fo:background-color="transparent" fo:wrap-option="wrap" fo:border-left="none" fo:border-right="0.06pt solid #cccccc" fo:border-top="0.06pt solid #cccccc"/>
      <style:text-properties style:use-window-font-color="true"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62" style:family="table-cell" style:parent-style-name="Default">
      <style:table-cell-properties fo:border-bottom="0.06pt solid #cccccc" fo:background-color="transparent" fo:wrap-option="wrap" fo:border-left="none" fo:border-right="0.06pt solid #cccccc" fo:border-top="none"/>
      <style:text-properties style:use-window-font-color="true"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63" style:family="table-cell" style:parent-style-name="Default">
      <style:table-cell-properties fo:border-bottom="0.06pt solid #000000" fo:background-color="transparent" fo:wrap-option="wrap" fo:border-left="none" fo:border-right="none" fo:border-top="0.06pt solid #000000"/>
      <style:text-properties style:use-window-font-color="true"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64" style:family="table-cell" style:parent-style-name="Default">
      <style:table-cell-properties fo:border-bottom="0.06pt solid #000000" fo:background-color="transparent" fo:wrap-option="wrap" fo:border-left="none" fo:border-right="none" fo:border-top="none"/>
      <style:text-properties style:use-window-font-color="true"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65" style:family="table-cell" style:parent-style-name="Default">
      <style:table-cell-properties fo:border-bottom="none" style:diagonal-bl-tr="none" style:diagonal-tl-br="none" style:text-align-source="fix" style:repeat-content="false" fo:border-left="none" fo:border-right="0.06pt solid #000000" fo:border-top="0.06pt solid #000000" style:vertical-align="top"/>
      <style:paragraph-properties fo:text-align="start" fo:margin-left="0cm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66" style:family="table-cell" style:parent-style-name="Default">
      <style:table-cell-properties fo:border-bottom="none" style:diagonal-bl-tr="none" style:diagonal-tl-br="none" style:text-align-source="fix" style:repeat-content="false" fo:border-left="none" fo:border-right="0.06pt solid #000000" fo:border-top="none" style:vertical-align="middle"/>
      <style:paragraph-properties fo:text-align="end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67" style:family="table-cell" style:parent-style-name="Default">
      <style:table-cell-properties style:diagonal-bl-tr="none" style:diagonal-tl-br="none" style:text-align-source="fix" style:repeat-content="false" fo:wrap-option="wrap" fo:border="0.06pt solid #000000" style:vertical-align="middle"/>
      <style:paragraph-properties fo:text-align="center" fo:margin-left="0cm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68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fo:border-right="0.06pt solid #000000" fo:border-top="none" style:vertical-align="middle"/>
      <style:paragraph-properties fo:text-align="end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69" style:family="table-cell" style:parent-style-name="Default">
      <style:table-cell-properties fo:border-bottom="none" style:diagonal-bl-tr="none" style:diagonal-tl-br="none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70" style:family="table-cell" style:parent-style-name="Default">
      <style:table-cell-properties fo:border-bottom="none" style:diagonal-bl-tr="none" style:diagonal-tl-br="none" style:text-align-source="fix" style:repeat-content="false" fo:border-left="none" fo:border-right="0.06pt solid #000000" fo:border-top="none"/>
      <style:paragraph-properties fo:text-align="center" fo:margin-left="0cm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71" style:family="table-cell" style:parent-style-name="Default">
      <style:table-cell-properties fo:border-bottom="0.06pt solid #000000" style:diagonal-bl-tr="none" style:diagonal-tl-br="none" style:text-align-source="fix" style:repeat-content="false" fo:border-left="none" fo:border-right="0.06pt solid #000000" fo:border-top="none"/>
      <style:paragraph-properties fo:text-align="start" fo:margin-left="0cm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72" style:family="table-cell" style:parent-style-name="Default">
      <style:table-cell-properties fo:border-bottom="none" fo:border-left="none" fo:border-right="none" fo:border-top="0.06pt solid #000000"/>
      <style:text-properties style:font-name="DejaVu Sans Condensed" style:text-underline-style="solid" style:text-underline-width="auto" style:text-underline-color="font-color" fo:font-weight="normal" style:font-weight-asian="normal" style:font-weight-complex="normal"/>
    </style:style>
    <style:style style:name="ce73" style:family="table-cell" style:parent-style-name="Default">
      <style:text-properties style:font-name="DejaVu Sans Condensed" fo:font-size="11pt" style:text-underline-style="solid" style:text-underline-width="auto" style:text-underline-color="font-color" style:font-size-asian="11pt" style:font-size-complex="11pt"/>
    </style:style>
    <style:style style:name="ce74" style:family="table-cell" style:parent-style-name="Default">
      <style:table-cell-properties fo:border-bottom="0.06pt solid #000000" fo:border-left="none" fo:border-right="none" fo:border-top="none"/>
      <style:text-properties style:font-name="DejaVu Sans Condensed" fo:font-size="11pt" style:text-underline-style="solid" style:text-underline-width="auto" style:text-underline-color="font-color" style:font-size-asian="11pt" style:font-size-complex="11pt"/>
    </style:style>
    <style:style style:name="ce75" style:family="table-cell" style:parent-style-name="Default">
      <style:table-cell-properties fo:border-bottom="0.06pt solid #cccccc" style:text-align-source="fix" style:repeat-content="false" fo:background-color="transparent" fo:wrap-option="wrap" fo:border-left="none" fo:border-right="0.06pt solid #cccccc" fo:border-top="0.06pt solid #cccccc" style:vertical-align="middle"/>
      <style:paragraph-properties fo:text-align="center" fo:margin-left="0cm"/>
      <style:text-properties style:use-window-font-color="true" style:font-name="DejaVu Sans Condensed" fo:font-size="8pt" style:text-underline-style="solid" style:text-underline-width="auto" style:text-underline-color="font-color" fo:font-weight="normal" style:font-size-asian="8pt" style:font-weight-asian="normal" style:font-size-complex="8pt" style:font-weight-complex="normal"/>
    </style:style>
    <style:style style:name="ce76" style:family="table-cell" style:parent-style-name="Default">
      <style:table-cell-properties fo:border-bottom="0.06pt solid #cccccc" style:text-align-source="fix" style:repeat-content="false" fo:background-color="transparent" fo:wrap-option="wrap" fo:border-left="none" fo:border-right="0.06pt solid #cccccc" fo:border-top="none"/>
      <style:paragraph-properties fo:text-align="center" fo:margin-left="0cm"/>
      <style:text-properties style:use-window-font-color="true" style:font-name="DejaVu Sans Condensed" fo:font-size="8pt" style:text-underline-style="solid" style:text-underline-width="auto" style:text-underline-color="font-color" fo:font-weight="normal" style:font-size-asian="8pt" style:font-weight-asian="normal" style:font-size-complex="8pt" style:font-weight-complex="normal"/>
    </style:style>
    <style:style style:name="ce77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bottom"/>
      <style:paragraph-properties fo:text-align="center" fo:margin-left="0cm"/>
      <style:text-properties style:use-window-font-color="true" style:font-name="DejaVu Sans Condensed" fo:font-size="8pt" style:text-underline-style="solid" style:text-underline-width="auto" style:text-underline-color="font-color" fo:font-weight="normal" style:font-size-asian="8pt" style:font-weight-asian="normal" style:font-size-complex="8pt" style:font-weight-complex="normal"/>
    </style:style>
    <style:style style:name="ce78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none" fo:border-top="none" style:vertical-align="bottom"/>
      <style:paragraph-properties fo:text-align="center" fo:margin-left="0cm"/>
      <style:text-properties style:use-window-font-color="true" style:font-name="DejaVu Sans Condensed" fo:font-size="8pt" style:text-underline-style="solid" style:text-underline-width="auto" style:text-underline-color="font-color" fo:font-weight="normal" style:font-size-asian="8pt" style:font-weight-asian="normal" style:font-size-complex="8pt" style:font-weight-complex="normal"/>
    </style:style>
    <style:style style:name="ce79" style:family="table-cell" style:parent-style-name="Default">
      <style:table-cell-properties fo:border-bottom="none" fo:border-left="0.06pt solid #000000" fo:border-right="none" fo:border-top="0.06pt solid #000000"/>
      <style:text-properties style:text-underline-style="solid" style:text-underline-width="auto" style:text-underline-color="font-color"/>
    </style:style>
    <style:style style:name="ce80" style:family="table-cell" style:parent-style-name="Default">
      <style:table-cell-properties fo:border-bottom="none" fo:border-left="0.06pt solid #000000" fo:border-right="none" fo:border-top="none"/>
      <style:text-properties style:text-underline-style="solid" style:text-underline-width="auto" style:text-underline-color="font-color"/>
    </style:style>
    <style:style style:name="ce81" style:family="table-cell" style:parent-style-name="Default">
      <style:table-cell-properties fo:border-bottom="0.06pt solid #000000" fo:border-left="0.06pt solid #000000" fo:border-right="none" fo:border-top="none"/>
      <style:text-properties style:text-underline-style="solid" style:text-underline-width="auto" style:text-underline-color="font-color"/>
    </style:style>
    <style:style style:name="ce82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font-size="8pt" style:text-underline-style="none" fo:font-weight="bold" style:font-size-asian="8pt" style:font-weight-asian="bold" style:font-size-complex="8pt" style:font-weight-complex="bold"/>
    </style:style>
    <style:style style:name="ce83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end" fo:margin-left="0cm"/>
      <style:text-properties style:text-underline-style="solid" style:text-underline-width="auto" style:text-underline-color="font-color"/>
    </style:style>
    <style:style style:name="ce84" style:family="table-cell" style:parent-style-name="Default">
      <style:table-cell-properties fo:border-bottom="none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style:font-name="DejaVu Sans Condensed" style:text-underline-style="solid" style:text-underline-width="auto" style:text-underline-color="font-color" fo:font-weight="normal" style:font-name-asian="WenQuanYi Micro Hei" style:font-weight-asian="normal" style:font-name-complex="Arial1" style:font-weight-complex="normal"/>
    </style:style>
    <style:style style:name="ce85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DejaVu Sans Condensed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86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cm"/>
      <style:text-properties style:font-name="DejaVu Sans Condensed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87" style:family="table-cell" style:parent-style-name="Default">
      <style:table-cell-properties fo:border-bottom="none" fo:border-left="none" fo:border-right="0.06pt solid #000000" fo:border-top="none"/>
      <style:text-properties fo:font-weight="normal" style:font-weight-asian="normal" style:font-weight-complex="normal"/>
    </style:style>
    <style:style style:name="ce88" style:family="table-cell" style:parent-style-name="Default">
      <style:table-cell-properties fo:border-bottom="none" fo:border-left="none" fo:border-right="none" fo:border-top="0.06pt solid #000000"/>
      <style:text-properties style:text-underline-style="solid" style:text-underline-width="auto" style:text-underline-color="font-color"/>
    </style:style>
    <style:style style:name="ce89" style:family="table-cell" style:parent-style-name="Default">
      <style:table-cell-properties fo:border-bottom="0.06pt solid #000000" fo:border-left="none" fo:border-right="none" fo:border-top="none"/>
      <style:text-properties style:text-underline-style="solid" style:text-underline-width="auto" style:text-underline-color="font-color"/>
    </style:style>
    <style:style style:name="ce90" style:family="table-cell" style:parent-style-name="Default">
      <style:table-cell-properties fo:border-bottom="none" style:text-align-source="fix" style:repeat-content="false" fo:background-color="transparent" fo:wrap-option="wrap" fo:border-left="none" fo:border-right="none" fo:border-top="0.06pt solid #000000" style:vertical-align="top"/>
      <style:paragraph-properties fo:text-align="start" fo:margin-left="0cm"/>
      <style:text-properties style:font-name="DejaVu Sans Condensed" style:text-underline-style="solid" style:text-underline-width="auto" style:text-underline-color="font-color" fo:font-weight="normal" style:font-name-asian="WenQuanYi Micro Hei" style:font-weight-asian="normal" style:font-name-complex="Arial1" style:font-weight-complex="normal"/>
    </style:style>
    <style:style style:name="ce91" style:family="table-cell" style:parent-style-name="Default" style:data-style-name="N100">
      <style:table-cell-properties style:text-align-source="fix" style:repeat-content="false" style:vertical-align="middle"/>
      <style:paragraph-properties fo:text-align="start" fo:margin-left="0cm"/>
      <style:text-properties style:font-name="DejaVu Sans Condensed" fo:font-size="10pt" style:text-underline-style="none" fo:font-weight="normal" style:font-size-asian="10pt" style:font-weight-asian="normal" style:font-size-complex="10pt" style:font-weight-complex="normal"/>
    </style:style>
    <style:style style:name="ce9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DejaVu Sans Condensed" fo:font-size="10pt" style:text-underline-style="none" fo:font-weight="normal" style:font-size-asian="10pt" style:font-weight-asian="normal" style:font-size-complex="10pt" style:font-weight-complex="normal"/>
    </style:style>
    <style:style style:name="ce93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DejaVu Sans Condensed" fo:font-size="10pt" style:text-underline-style="none" fo:font-weight="normal" style:font-size-asian="10pt" style:font-weight-asian="normal" style:font-size-complex="10pt" style:font-weight-complex="normal"/>
    </style:style>
    <style:style style:name="ce94" style:family="table-cell" style:parent-style-name="Default">
      <style:table-cell-properties fo:border-bottom="none" style:text-align-source="fix" style:repeat-content="false" fo:background-color="transparent" fo:wrap-option="wrap" fo:border-left="none" fo:border-right="none" fo:border-top="0.06pt solid #000000"/>
      <style:paragraph-properties fo:text-align="center" fo:margin-left="0cm"/>
      <style:text-properties style:use-window-font-color="true" style:font-name="DejaVu Sans Condensed" fo:font-size="8pt" style:text-underline-style="solid" style:text-underline-width="auto" style:text-underline-color="font-color" fo:font-weight="normal" style:font-size-asian="8pt" style:font-weight-asian="normal" style:font-size-complex="8pt" style:font-weight-complex="normal"/>
    </style:style>
    <style:style style:name="ce95" style:family="table-cell" style:parent-style-name="Default">
      <style:table-cell-properties style:text-align-source="fix" style:repeat-content="false" fo:background-color="transparent" fo:wrap-option="wrap" fo:border="none" style:vertical-align="bottom"/>
      <style:paragraph-properties fo:text-align="center" fo:margin-left="0cm"/>
      <style:text-properties style:use-window-font-color="true" style:font-name="DejaVu Sans Condensed" fo:font-size="8pt" style:text-underline-style="solid" style:text-underline-width="auto" style:text-underline-color="font-color" fo:font-weight="normal" style:font-size-asian="8pt" style:font-weight-asian="normal" style:font-size-complex="8pt" style:font-weight-complex="normal"/>
    </style:style>
    <style:style style:name="ce96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text-properties style:font-name="DejaVu Sans Condensed"/>
    </style:style>
    <style:style style:name="ce97" style:family="table-cell" style:parent-style-name="Default" style:data-style-name="N1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DejaVu Sans Condensed" fo:font-size="8pt" style:text-underline-style="solid" style:text-underline-width="auto" style:text-underline-color="font-color" fo:font-weight="bold" style:font-name-asian="StarBats" style:font-size-asian="8pt" style:font-weight-asian="bold" style:font-name-complex="StarBats" style:font-size-complex="8pt" style:font-weight-complex="bold"/>
    </style:style>
    <style:style style:name="ce98" style:family="table-cell" style:parent-style-name="Default" style:data-style-name="N37">
      <style:table-cell-properties style:text-align-source="fix" style:repeat-content="false" style:vertical-align="middle"/>
      <style:paragraph-properties fo:text-align="center" fo:margin-left="0cm"/>
      <style:text-properties style:text-underline-style="none"/>
    </style:style>
    <style:style style:name="ce99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/>
      <style:text-properties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ce100" style:family="table-cell" style:parent-style-name="Default">
      <style:text-properties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ce101" style:family="table-cell" style:parent-style-name="Default" style:data-style-name="N110">
      <style:table-cell-properties style:text-align-source="value-type" style:repeat-content="false" style:vertical-align="middle"/>
      <style:paragraph-properties fo:margin-left="0cm"/>
      <style:text-properties style:text-underline-style="none"/>
    </style:style>
    <style:style style:name="ce102" style:family="table-cell" style:parent-style-name="Default" style:data-style-name="N10">
      <style:table-cell-properties style:text-align-source="value-type" style:repeat-content="false" style:vertical-align="middle"/>
      <style:paragraph-properties fo:margin-left="0cm"/>
      <style:text-properties style:font-name="Liberation Sans" style:text-underline-style="none" style:font-name-asian="Droid Sans Fallback" style:font-name-complex="FreeSans"/>
    </style:style>
    <style:style style:name="ce103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start" fo:margin-left="0cm"/>
      <style:text-properties style:use-window-font-color="true" style:font-name="DejaVu Sans Condensed" fo:font-size="8pt" style:text-underline-style="solid" style:text-underline-width="auto" style:text-underline-color="font-color" fo:font-weight="normal" style:font-size-asian="8pt" style:font-weight-asian="normal" style:font-size-complex="8pt" style:font-weight-complex="normal"/>
    </style:style>
    <style:style style:name="ce104" style:family="table-cell" style:parent-style-name="Default">
      <style:table-cell-properties style:text-align-source="fix" style:repeat-content="false" fo:background-color="transparent" fo:wrap-option="wrap" fo:border="0.06pt solid #000000" style:vertical-align="bottom"/>
      <style:paragraph-properties fo:text-align="center" fo:margin-left="0cm"/>
      <style:text-properties style:use-window-font-color="true" style:font-name="DejaVu Sans Condensed"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ce105" style:family="table-cell" style:parent-style-name="Default">
      <style:table-cell-properties fo:border-bottom="none" fo:border-left="none" fo:border-right="none" fo:border-top="0.06pt solid #000000"/>
      <style:text-properties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ce106" style:family="table-cell" style:parent-style-name="Default">
      <style:table-cell-properties style:text-align-source="value-type" style:repeat-content="false" style:vertical-align="middle"/>
      <style:paragraph-properties fo:margin-left="0cm"/>
      <style:text-properties style:text-underline-style="solid" style:text-underline-width="auto" style:text-underline-color="font-color"/>
    </style:style>
    <style:style style:name="ce107" style:family="table-cell" style:parent-style-name="Default" style:data-style-name="N10">
      <style:table-cell-properties style:text-align-source="value-type" style:repeat-content="false" style:vertical-align="middle"/>
      <style:paragraph-properties fo:margin-left="0cm"/>
      <style:text-properties style:text-underline-style="none"/>
    </style:style>
    <style:style style:name="ce108" style:family="table-cell" style:parent-style-name="Default">
      <style:table-cell-properties style:text-align-source="fix" style:repeat-content="false" style:vertical-align="bottom"/>
      <style:paragraph-properties fo:text-align="start" fo:margin-left="0cm"/>
      <style:text-properties style:font-name="DejaVu Sans Condensed" fo:font-size="10pt" style:text-underline-style="solid" style:text-underline-width="auto" style:text-underline-color="font-color" style:font-size-asian="10pt" style:font-size-complex="10pt"/>
    </style:style>
    <style:style style:name="ce109" style:family="table-cell" style:parent-style-name="Default" style:data-style-name="N0">
      <style:table-cell-properties style:text-align-source="fix" style:repeat-content="false" style:vertical-align="bottom"/>
      <style:paragraph-properties fo:text-align="start" fo:margin-left="0cm"/>
      <style:text-properties style:font-name="DejaVu Sans Condensed" fo:font-size="10pt" style:text-underline-style="solid" style:text-underline-width="auto" style:text-underline-color="font-color" style:font-size-asian="10pt" style:font-size-complex="10pt"/>
    </style:style>
    <style:style style:name="ce110" style:family="table-cell" style:parent-style-name="Default" style:data-style-name="N76">
      <style:table-cell-properties fo:border-bottom="0.06pt solid #000000" style:text-align-source="fix" style:repeat-content="false" fo:border-left="none" fo:border-right="none" fo:border-top="none" style:vertical-align="bottom"/>
      <style:paragraph-properties fo:text-align="start" fo:margin-left="0cm"/>
      <style:text-properties style:font-name="DejaVu Sans Condensed" fo:font-size="10pt" style:text-underline-style="solid" style:text-underline-width="auto" style:text-underline-color="font-color" style:font-size-asian="10pt" style:font-size-complex="10pt"/>
    </style:style>
    <style:style style:name="ce111" style:family="table-cell" style:parent-style-name="Default" style:data-style-name="N110">
      <style:table-cell-properties style:text-align-source="value-type" style:repeat-content="false" style:vertical-align="middle"/>
      <style:paragraph-properties fo:margin-left="0cm"/>
      <style:text-properties style:font-name="Liberation Sans" style:text-underline-style="none" style:font-name-asian="Droid Sans Fallback" style:font-name-complex="FreeSans"/>
    </style:style>
    <style:style style:name="ce112" style:family="table-cell" style:parent-style-name="Default">
      <style:table-cell-properties style:vertical-align="bottom"/>
      <style:text-properties style:font-name="DejaVu Sans Condensed" fo:font-size="11pt" style:text-underline-style="solid" style:text-underline-width="auto" style:text-underline-color="font-color" style:font-size-asian="11pt" style:font-size-complex="11pt"/>
    </style:style>
    <style:style style:name="ce113" style:family="table-cell" style:parent-style-name="Default">
      <style:table-cell-properties fo:border-bottom="0.06pt solid #000000" fo:border-left="none" fo:border-right="none" fo:border-top="none" style:vertical-align="bottom"/>
      <style:text-properties style:font-name="DejaVu Sans Condensed" fo:font-size="11pt" style:text-underline-style="solid" style:text-underline-width="auto" style:text-underline-color="font-color" style:font-size-asian="11pt" style:font-size-complex="11pt"/>
    </style:style>
    <style:style style:name="ce114" style:family="table-cell" style:parent-style-name="Default">
      <style:table-cell-properties style:text-align-source="value-type" style:repeat-content="false" style:vertical-align="middle"/>
      <style:paragraph-properties fo:margin-left="0cm"/>
      <style:text-properties style:text-underline-style="none"/>
    </style:style>
    <style:style style:name="ce115" style:family="table-cell" style:parent-style-name="Default">
      <style:table-cell-properties fo:border-bottom="0.06pt solid #000000" fo:border-left="none" fo:border-right="none" fo:border-top="none" style:vertical-align="bottom"/>
      <style:text-properties style:font-name="DejaVu Sans Condensed" fo:font-size="11pt" style:text-underline-style="solid" style:text-underline-width="auto" style:text-underline-color="font-color" style:font-name-asian="OpenSymbol" style:font-size-asian="11pt" style:font-name-complex="OpenSymbol" style:font-size-complex="11pt"/>
    </style:style>
    <style:style style:name="ce116" style:family="table-cell" style:parent-style-name="Default">
      <style:table-cell-properties fo:border-bottom="none" style:text-align-source="fix" style:repeat-content="false" fo:wrap-option="wrap" fo:border-left="none" fo:border-right="none" fo:border-top="0.06pt solid #000000" style:vertical-align="middle"/>
      <style:paragraph-properties fo:text-align="center"/>
      <style:text-properties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ce117" style:family="table-cell" style:parent-style-name="Default" style:data-style-name="N110">
      <style:table-cell-properties fo:background-color="transparent"/>
      <style:text-properties style:text-underline-style="none"/>
    </style:style>
    <style:style style:name="ce118" style:family="table-cell" style:parent-style-name="Default">
      <style:table-cell-properties fo:background-color="transparent"/>
      <style:text-properties style:text-underline-style="none"/>
    </style:style>
    <style:style style:name="ce119" style:family="table-cell" style:parent-style-name="Default">
      <style:table-cell-properties fo:background-color="transparent"/>
      <style:text-properties style:text-underline-style="solid" style:text-underline-width="auto" style:text-underline-color="font-color"/>
    </style:style>
    <style:style style:name="ce120" style:family="table-cell" style:parent-style-name="Default">
      <style:table-cell-properties fo:border-bottom="none" style:text-align-source="fix" style:repeat-content="false" fo:background-color="transparent" fo:wrap-option="wrap" fo:border-left="0.06pt solid #cccccc" fo:border-right="0.06pt solid #cccccc" fo:border-top="none" style:vertical-align="bottom"/>
      <style:paragraph-properties fo:text-align="center" fo:margin-left="0cm"/>
      <style:text-properties style:use-window-font-color="true" style:font-name="DejaVu Sans Condensed" fo:font-size="8pt" style:text-underline-style="solid" style:text-underline-width="auto" style:text-underline-color="font-color" fo:font-weight="normal" style:font-size-asian="8pt" style:font-weight-asian="normal" style:font-size-complex="8pt" style:font-weight-complex="normal"/>
    </style:style>
    <style:style style:name="ce121" style:family="table-cell" style:parent-style-name="Default">
      <style:table-cell-properties fo:border-bottom="none" style:text-align-source="fix" style:repeat-content="false" fo:background-color="transparent" fo:wrap-option="wrap" fo:border-left="0.06pt solid #000000" fo:border-right="none" fo:border-top="0.06pt solid #000000"/>
      <style:paragraph-properties fo:text-align="center" fo:margin-left="0cm"/>
      <style:text-properties style:use-window-font-color="true" style:font-name="DejaVu Sans Condensed" fo:font-size="8pt" style:text-underline-style="solid" style:text-underline-width="auto" style:text-underline-color="font-color" fo:font-weight="normal" style:font-size-asian="8pt" style:font-weight-asian="normal" style:font-size-complex="8pt" style:font-weight-complex="normal"/>
    </style:style>
    <style:style style:name="ce122" style:family="table-cell" style:parent-style-name="Default">
      <style:table-cell-properties fo:border-bottom="none" style:text-align-source="fix" style:repeat-content="false" fo:background-color="transparent" fo:wrap-option="wrap" fo:border-left="0.06pt solid #000000" fo:border-right="none" fo:border-top="none"/>
      <style:paragraph-properties fo:text-align="center" fo:margin-left="0cm"/>
      <style:text-properties style:use-window-font-color="true" style:font-name="DejaVu Sans Condensed" fo:font-size="8pt" style:text-underline-style="solid" style:text-underline-width="auto" style:text-underline-color="font-color" fo:font-weight="normal" style:font-size-asian="8pt" style:font-weight-asian="normal" style:font-size-complex="8pt" style:font-weight-complex="normal"/>
    </style:style>
    <style:style style:name="ce123" style:family="table-cell" style:parent-style-name="Default" style:data-style-name="N110">
      <style:table-cell-properties fo:border-bottom="0.06pt solid #cccccc" style:text-align-source="fix" style:repeat-content="false" fo:background-color="transparent" fo:border-left="0.06pt solid #000000" fo:border-right="0.06pt solid #cccccc" fo:border-top="0.06pt solid #cccccc" style:vertical-align="middle"/>
      <style:paragraph-properties fo:text-align="center"/>
      <style:text-properties style:font-name="DejaVu Sans Condensed" style:text-underline-style="none" style:font-name-asian="OpenSymbol" style:font-name-complex="OpenSymbol"/>
    </style:style>
    <style:style style:name="ce124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use-window-font-color="true" style:font-name="DejaVu Sans Condensed"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ce125" style:family="table-cell" style:parent-style-name="Default">
      <style:table-cell-properties fo:border-bottom="none" style:text-align-source="fix" style:repeat-content="false" fo:wrap-option="wrap" fo:border-left="none" fo:border-right="none" fo:border-top="0.06pt solid #000000" style:vertical-align="middle"/>
      <style:paragraph-properties fo:text-align="center" fo:margin-left="0cm"/>
      <style:text-properties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ce126" style:family="table-cell" style:parent-style-name="Default" style:data-style-name="N1">
      <style:table-cell-properties fo:background-color="transparent"/>
      <style:text-properties style:font-name="Liberation Sans" style:text-underline-style="none" style:font-name-asian="Droid Sans Fallback" style:font-name-complex="FreeSans"/>
    </style:style>
    <style:style style:name="ce127" style:family="table-cell" style:parent-style-name="Default">
      <style:table-cell-properties fo:border-bottom="none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style:use-window-font-color="true" style:font-name="DejaVu Sans Condensed" fo:font-size="8pt" style:text-underline-style="solid" style:text-underline-width="auto" style:text-underline-color="font-color" fo:font-weight="normal" style:font-size-asian="8pt" style:font-weight-asian="normal" style:font-size-complex="8pt" style:font-weight-complex="normal"/>
    </style:style>
    <style:style style:name="ce128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cm"/>
      <style:text-properties style:use-window-font-color="true" style:font-name="DejaVu Sans Condensed" fo:font-size="8pt" style:text-underline-style="solid" style:text-underline-width="auto" style:text-underline-color="font-color" fo:font-weight="normal" style:font-size-asian="8pt" style:font-weight-asian="normal" style:font-size-complex="8pt" style:font-weight-complex="normal"/>
    </style:style>
    <style:style style:name="ce129" style:family="table-cell" style:parent-style-name="Default" style:data-style-name="N10">
      <style:table-cell-properties fo:border-bottom="0.06pt solid #cccccc" style:text-align-source="fix" style:repeat-content="false" fo:background-color="transparent" fo:border-left="0.06pt solid #cccccc" fo:border-right="0.06pt solid #000000" fo:border-top="0.06pt solid #cccccc" style:vertical-align="middle"/>
      <style:paragraph-properties fo:text-align="center"/>
      <style:text-properties style:font-name="DejaVu Sans Condensed" fo:font-style="normal" style:text-underline-style="none" style:font-name-asian="OpenSymbol" style:font-style-asian="normal" style:font-name-complex="OpenSymbol" style:font-style-complex="normal"/>
    </style:style>
    <style:style style:name="ce130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cm"/>
      <style:text-properties style:use-window-font-color="true" style:font-name="DejaVu Sans Condensed"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ce131" style:family="table-cell" style:parent-style-name="Default">
      <style:table-cell-properties fo:border="none"/>
      <style:text-properties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ce132" style:family="table-cell" style:parent-style-name="Default">
      <style:table-cell-properties fo:border-bottom="none" fo:border-left="none" fo:border-right="0.06pt solid #000000" fo:border-top="0.06pt solid #000000"/>
      <style:text-properties style:font-name="DejaVu Sans Condensed" style:text-underline-style="solid" style:text-underline-width="auto" style:text-underline-color="font-color" fo:font-weight="normal" style:font-weight-asian="normal" style:font-weight-complex="normal"/>
    </style:style>
    <style:style style:name="ce133" style:family="table-cell" style:parent-style-name="Default">
      <style:table-cell-properties fo:border-bottom="none" style:text-align-source="fix" style:repeat-content="false" fo:background-color="transparent" fo:wrap-option="wrap" fo:border-left="none" fo:border-right="0.06pt solid #000000" fo:border-top="none"/>
      <style:paragraph-properties fo:text-align="center" fo:margin-left="0cm"/>
      <style:text-properties style:use-window-font-color="true" style:font-name="DejaVu Sans Condensed" fo:font-size="8pt" style:text-underline-style="solid" style:text-underline-width="auto" style:text-underline-color="font-color" fo:font-weight="normal" style:font-size-asian="8pt" style:font-weight-asian="normal" style:font-size-complex="8pt" style:font-weight-complex="normal"/>
    </style:style>
    <style:style style:name="ce134" style:family="table-cell" style:parent-style-name="Default" style:data-style-name="N104">
      <style:table-cell-properties fo:border-bottom="0.06pt solid #cccccc" style:text-align-source="fix" style:repeat-content="false" fo:background-color="transparent" fo:border-left="0.06pt solid #cccccc" fo:border-right="0.06pt solid #000000" fo:border-top="0.06pt solid #cccccc" style:vertical-align="middle"/>
      <style:paragraph-properties fo:text-align="center"/>
      <style:text-properties style:font-name="DejaVu Sans Condensed" fo:font-style="normal" style:text-underline-style="none" style:font-name-asian="OpenSymbol" style:font-style-asian="normal" style:font-name-complex="OpenSymbol" style:font-style-complex="normal"/>
    </style:style>
    <style:style style:name="ce135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0.06pt solid #000000" fo:border-top="0.06pt solid #000000"/>
      <style:paragraph-properties fo:text-align="center" fo:margin-left="0cm"/>
      <style:text-properties style:use-window-font-color="true" style:font-name="DejaVu Sans Condensed"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ce136" style:family="table-cell" style:parent-style-name="Default" style:data-style-name="N10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style:font-name="Liberation Sans" style:text-underline-style="none" style:font-name-asian="Droid Sans Fallback" style:font-name-complex="FreeSans"/>
    </style:style>
    <style:style style:name="ce137" style:family="table-cell" style:parent-style-name="Default">
      <style:table-cell-properties fo:border-bottom="none" style:text-align-source="fix" style:repeat-content="false" fo:wrap-option="wrap" fo:border-left="none" fo:border-right="none" fo:border-top="0.06pt solid #000000" style:vertical-align="middle"/>
      <style:paragraph-properties fo:text-align="center"/>
      <style:text-properties fo:font-size="8pt" style:text-underline-style="none" fo:font-weight="bold" style:font-size-asian="8pt" style:font-weight-asian="bold" style:font-size-complex="8pt" style:font-weight-complex="bold"/>
    </style:style>
    <style:style style:name="ce138" style:family="table-cell" style:parent-style-name="Default">
      <style:table-cell-properties fo:border="none"/>
      <style:text-properties fo:font-size="8pt" style:text-underline-style="none" fo:font-weight="bold" style:font-size-asian="8pt" style:font-weight-asian="bold" style:font-size-complex="8pt" style:font-weight-complex="bold"/>
    </style:style>
    <style:style style:name="ce139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text-underline-style="none"/>
    </style:style>
    <style:style style:name="ce140" style:family="table-cell" style:parent-style-name="Default">
      <style:table-cell-properties fo:border-bottom="none" style:text-align-source="fix" style:repeat-content="false" fo:background-color="transparent" fo:wrap-option="wrap" fo:border-left="none" fo:border-right="0.06pt solid #000000" fo:border-top="0.06pt solid #000000"/>
      <style:paragraph-properties fo:text-align="center" fo:margin-left="0cm"/>
      <style:text-properties style:use-window-font-color="true" style:font-name="DejaVu Sans Condensed" fo:font-size="8pt" style:text-underline-style="solid" style:text-underline-width="auto" style:text-underline-color="font-color" fo:font-weight="normal" style:font-size-asian="8pt" style:font-weight-asian="normal" style:font-size-complex="8pt" style:font-weight-complex="normal"/>
    </style:style>
    <style:style style:name="ce141" style:family="table-cell" style:parent-style-name="Default" style:data-style-name="N110">
      <style:table-cell-properties fo:border-bottom="0.06pt solid #cccccc" style:text-align-source="fix" style:repeat-content="false" fo:background-color="transparent" fo:border-left="0.06pt solid #cccccc" fo:border-right="0.06pt solid #000000" fo:border-top="0.06pt solid #cccccc" style:vertical-align="middle"/>
      <style:paragraph-properties fo:text-align="center"/>
      <style:text-properties style:font-name="DejaVu Sans Condensed" fo:font-style="normal" style:text-underline-style="none" style:font-name-asian="OpenSymbol" style:font-style-asian="normal" style:font-name-complex="OpenSymbol" style:font-style-complex="normal"/>
    </style:style>
    <style:style style:name="ce142" style:family="table-cell" style:parent-style-name="Default">
      <style:table-cell-properties fo:border-bottom="none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ce143" style:family="table-cell" style:parent-style-name="Default" style:data-style-name="N110">
      <style:table-cell-properties fo:border-bottom="none" style:text-align-source="value-type" style:repeat-content="false" fo:border-left="none" fo:border-right="0.06pt solid #000000" fo:border-top="none" style:vertical-align="middle"/>
      <style:paragraph-properties fo:margin-left="0cm"/>
      <style:text-properties style:font-name="Liberation Sans" style:text-underline-style="none" style:font-name-asian="Droid Sans Fallback" style:font-name-complex="FreeSans"/>
    </style:style>
    <style:style style:name="ce144" style:family="table-cell" style:parent-style-name="Default" style:data-style-name="N10">
      <style:table-cell-properties fo:border-bottom="none" style:text-align-source="value-type" style:repeat-content="false" fo:border-left="none" fo:border-right="0.06pt solid #000000" fo:border-top="none" style:vertical-align="middle"/>
      <style:paragraph-properties fo:margin-left="0cm"/>
      <style:text-properties style:font-name="Liberation Sans" style:text-underline-style="none" style:font-name-asian="Droid Sans Fallback" style:font-name-complex="FreeSans"/>
    </style:style>
    <style:style style:name="ce145" style:family="table-cell" style:parent-style-name="Default">
      <style:table-cell-properties fo:border-bottom="none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font-size="8pt" style:text-underline-style="none" fo:font-weight="bold" style:font-size-asian="8pt" style:font-weight-asian="bold" style:font-size-complex="8pt" style:font-weight-complex="bold"/>
    </style:style>
    <style:style style:name="ce146" style:family="table-cell" style:parent-style-name="Default" style:data-style-name="N10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cm"/>
      <style:text-properties style:text-underline-style="none"/>
    </style:style>
    <style:style style:name="ce147" style:family="table-cell" style:parent-style-name="Default">
      <style:text-properties fo:color="#800000" style:font-name="DejaVu Sans Condensed" style:text-underline-style="solid" style:text-underline-width="auto" style:text-underline-color="font-color"/>
    </style:style>
    <style:style style:name="ce148" style:family="table-cell" style:parent-style-name="Default">
      <style:table-cell-properties fo:background-color="transparent"/>
      <style:text-properties fo:color="#800000" style:font-name="DejaVu Sans Condensed" style:text-underline-style="solid" style:text-underline-width="auto" style:text-underline-color="font-color"/>
    </style:style>
    <style:style style:name="ce149" style:family="table-cell" style:parent-style-name="Default">
      <style:table-cell-properties fo:border="none"/>
      <style:text-properties style:font-name="DejaVu Sans Condensed" style:text-underline-style="solid" style:text-underline-width="auto" style:text-underline-color="font-color" fo:font-weight="normal" style:font-weight-asian="normal" style:font-weight-complex="normal"/>
    </style:style>
    <style:style style:name="ce150" style:family="table-cell" style:parent-style-name="Default">
      <style:table-cell-properties fo:background-color="transparent"/>
      <style:text-properties style:font-name="DejaVu Sans Condensed" style:text-underline-style="solid" style:text-underline-width="auto" style:text-underline-color="font-color"/>
    </style:style>
    <style:style style:name="ce15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DejaVu Sans Condensed" style:text-underline-style="solid" style:text-underline-width="auto" style:text-underline-color="font-color"/>
    </style:style>
    <style:style style:name="ce152" style:family="table-cell" style:parent-style-name="Default">
      <style:table-cell-properties fo:background-color="transparent"/>
    </style:style>
    <style:style style:name="gr1" style:family="graphic">
      <style:graphic-properties draw:marker-start="Fin_20_de_20_línea_20_1" draw:marker-start-width="0.2cm" draw:marker-start-center="false" draw:fill="solid" draw:fill-color="#ffffc0" draw:auto-grow-height="true" draw:auto-grow-width="false" fo:min-height="0.947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font-name="Arial1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font-name="Arial1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ce9"/>
        <table:table-column table:style-name="co2" table:number-columns-repeated="2" table:default-cell-style-name="ce13"/>
        <table:table-column table:style-name="co3" table:default-cell-style-name="ce13"/>
        <table:table-column table:style-name="co4" table:default-cell-style-name="ce13"/>
        <table:table-column table:style-name="co5" table:default-cell-style-name="ce13"/>
        <table:table-column table:style-name="co4" table:number-columns-repeated="3" table:default-cell-style-name="ce13"/>
        <table:table-column table:style-name="co6" table:default-cell-style-name="ce13"/>
        <table:table-column table:style-name="co7" table:default-cell-style-name="ce13"/>
        <table:table-column table:style-name="co2" table:default-cell-style-name="ce13"/>
        <table:table-column table:style-name="co8" table:default-cell-style-name="ce13"/>
        <table:table-column table:style-name="co6" table:default-cell-style-name="ce13"/>
        <table:table-column table:style-name="co2" table:number-columns-repeated="2" table:default-cell-style-name="ce13"/>
        <table:table-column table:style-name="co6" table:default-cell-style-name="ce13"/>
        <table:table-column table:style-name="co7" table:default-cell-style-name="ce13"/>
        <table:table-column table:style-name="co2" table:default-cell-style-name="ce13"/>
        <table:table-column table:style-name="co7" table:default-cell-style-name="ce13"/>
        <table:table-column table:style-name="co9" table:default-cell-style-name="ce13"/>
        <table:table-column table:style-name="co4" table:number-columns-repeated="4" table:default-cell-style-name="ce13"/>
        <table:table-column table:style-name="co4" table:default-cell-style-name="ce147"/>
        <table:table-column table:style-name="co4" table:number-columns-repeated="2" table:default-cell-style-name="ce16"/>
        <table:table-column table:style-name="co4" table:number-columns-repeated="994" table:default-cell-style-name="Default"/>
        <table:table-row table:style-name="ro1">
          <table:table-cell table:style-name="ce1" office:value-type="string" table:number-columns-spanned="4" table:number-rows-spanned="1">
            <text:p>Dirección Técnica</text:p>
          </table:table-cell>
          <table:covered-table-cell table:style-name="ce14"/>
          <table:covered-table-cell table:number-columns-repeated="2" table:style-name="ce31"/>
          <table:table-cell table:style-name="ce41" office:value-type="string" table:number-columns-spanned="3" table:number-rows-spanned="1" calcext:value-type="string">
            <text:p>Jorge Sanchez, Manuel  Rodriguez Saez, Juan Leal Zubiete</text:p>
          </table:table-cell>
          <table:covered-table-cell table:number-columns-repeated="2" table:style-name="ce57"/>
          <table:table-cell table:style-name="ce73"/>
          <table:table-cell table:style-name="ce85" office:value-type="string">
            <text:p>Proyecto:</text:p>
          </table:table-cell>
          <table:table-cell table:style-name="ce91" office:value-type="string" table:number-columns-spanned="12" table:number-rows-spanned="1" calcext:value-type="string">
            <text:p>C-TEO</text:p>
          </table:table-cell>
          <table:covered-table-cell table:number-columns-repeated="3" table:style-name="ce85"/>
          <table:covered-table-cell table:style-name="ce108"/>
          <table:covered-table-cell table:number-columns-repeated="7" table:style-name="ce112"/>
          <table:table-cell table:style-name="ce112" table:number-columns-repeated="4"/>
          <table:table-cell/>
          <table:table-cell table:style-name="ce13"/>
          <table:table-cell table:style-name="ce73"/>
          <table:table-cell table:number-columns-repeated="994"/>
        </table:table-row>
        <table:table-row table:style-name="ro1">
          <table:table-cell table:style-name="ce2" table:number-columns-spanned="4" table:number-rows-spanned="1"/>
          <table:covered-table-cell table:number-columns-repeated="3" table:style-name="ce15"/>
          <table:table-cell table:style-name="ce42" table:number-columns-spanned="3" table:number-rows-spanned="1"/>
          <table:covered-table-cell table:number-columns-repeated="2" table:style-name="ce42"/>
          <table:table-cell table:style-name="ce73"/>
          <table:table-cell table:style-name="ce85" office:value-type="string">
            <text:p>Periodo:</text:p>
          </table:table-cell>
          <table:table-cell table:style-name="ce92" office:value-type="float" table:number-columns-spanned="12" table:number-rows-spanned="1" calcext:value-type="float" office:value="2015">
            <text:p>2015.0</text:p>
          </table:table-cell>
          <table:covered-table-cell table:number-columns-repeated="3" table:style-name="ce85"/>
          <table:covered-table-cell table:style-name="ce109"/>
          <table:covered-table-cell table:number-columns-repeated="7" table:style-name="ce112"/>
          <table:table-cell table:style-name="ce112" table:number-columns-repeated="4"/>
          <table:table-cell/>
          <table:table-cell table:style-name="ce13"/>
          <table:table-cell table:style-name="ce73"/>
          <table:table-cell table:number-columns-repeated="994"/>
        </table:table-row>
        <table:table-row table:style-name="ro1">
          <table:table-cell table:style-name="ce3" office:value-type="string" table:number-columns-spanned="4" table:number-rows-spanned="1">
            <text:p>Presupuesto:</text:p>
          </table:table-cell>
          <table:covered-table-cell table:style-name="ce16"/>
          <table:covered-table-cell table:number-columns-repeated="2" table:style-name="ce32"/>
          <table:table-cell table:style-name="ce43" office:value-type="currency" table:number-columns-spanned="3" table:number-rows-spanned="1" calcext:value-type="currency" office:value="23175.0">
            <text:p>23175.0</text:p>
          </table:table-cell>
          <table:covered-table-cell table:style-name="ce58"/>
          <table:covered-table-cell table:style-name="ce60"/>
          <table:table-cell table:style-name="ce74"/>
          <table:table-cell table:style-name="ce86" office:value-type="string">
            <text:p>Fecha de informe:</text:p>
          </table:table-cell>
          <table:table-cell table:style-name="ce93" office:value-type="string" table:number-columns-spanned="12" table:number-rows-spanned="1" calcext:value-type="string">
            <text:p>01/02/2016</text:p>
          </table:table-cell>
          <table:covered-table-cell table:number-columns-repeated="3" table:style-name="ce86"/>
          <table:covered-table-cell table:style-name="ce110"/>
          <table:covered-table-cell table:style-name="ce113"/>
          <table:covered-table-cell table:number-columns-repeated="6" table:style-name="ce115"/>
          <table:table-cell table:style-name="ce115" table:number-columns-repeated="4"/>
          <table:table-cell/>
          <table:table-cell table:style-name="ce13"/>
          <table:table-cell table:style-name="ce73"/>
          <table:table-cell table:number-columns-repeated="994"/>
        </table:table-row>
        <table:table-row xmlns:table="urn:oasis:names:tc:opendocument:xmlns:table:1.0" xmlns:office="urn:oasis:names:tc:opendocument:xmlns:office:1.0" xmlns:calcext="urn:org:documentfoundation:names:experimental:calc:xmlns:calcext:1.0" xmlns:text="urn:oasis:names:tc:opendocument:xmlns:text:1.0" table:style-name="ro2">
          <table:table-cell xmlns:table="urn:oasis:names:tc:opendocument:xmlns:table:1.0" xmlns:office="urn:oasis:names:tc:opendocument:xmlns:office:1.0" xmlns:calcext="urn:org:documentfoundation:names:experimental:calc:xmlns:calcext:1.0" xmlns:text="urn:oasis:names:tc:opendocument:xmlns:text:1.0" table:style-name="ce4" office:value-type="string" calcext:value-type="string">
            <text:p/>
          </table:table-cell>
          <table:table-cell xmlns:table="urn:oasis:names:tc:opendocument:xmlns:table:1.0" xmlns:office="urn:oasis:names:tc:opendocument:xmlns:office:1.0" xmlns:calcext="urn:org:documentfoundation:names:experimental:calc:xmlns:calcext:1.0" xmlns:text="urn:oasis:names:tc:opendocument:xmlns:text:1.0" table:style-name="ce4" office:value-type="string" calcext:value-type="string">
            <text:p/>
          </table:table-cell>
          <table:table-cell table:style-name="ce17" office:value-type="string" table:number-columns-spanned="8" table:number-rows-spanned="2">
            <text:p>Órdenes de trabajo</text:p>
          </table:table-cell>
          <table:covered-table-cell table:number-columns-repeated="2" table:style-name="ce33"/>
          <table:covered-table-cell table:number-columns-repeated="2" table:style-name="ce44"/>
          <table:covered-table-cell table:style-name="ce61"/>
          <table:covered-table-cell table:number-columns-repeated="2" table:style-name="ce75"/>
          <table:table-cell table:style-name="ce94" office:value-type="string" table:number-columns-spanned="12" table:number-rows-spanned="1">
            <text:p>Planificación</text:p>
          </table:table-cell>
          <table:covered-table-cell table:number-columns-repeated="11" table:style-name="ce103"/>
          <table:table-cell table:style-name="ce121" office:value-type="string" table:number-columns-spanned="1" table:number-rows-spanned="2">
            <text:p>Importe estimado</text:p>
          </table:table-cell>
          <table:table-cell table:style-name="ce127" office:value-type="string" table:number-columns-spanned="1" table:number-rows-spanned="2">
            <text:p>% de recursos consumidos</text:p>
          </table:table-cell>
          <table:table-cell table:style-name="ce94" office:value-type="string" table:number-columns-spanned="1" table:number-rows-spanned="2">
            <text:p>Desviación estimada</text:p>
          </table:table-cell>
          <table:table-cell table:style-name="ce140" office:value-type="string" table:number-columns-spanned="1" table:number-rows-spanned="2">
            <text:p>Importe final</text:p>
          </table:table-cell>
          <table:table-cell/>
          <table:table-cell table:style-name="ce13" table:number-columns-repeated="2"/>
          <table:table-cell table:number-columns-repeated="994"/>
        </table:table-row>
        <table:table-row xmlns:table="urn:oasis:names:tc:opendocument:xmlns:table:1.0" xmlns:office="urn:oasis:names:tc:opendocument:xmlns:office:1.0" xmlns:text="urn:oasis:names:tc:opendocument:xmlns:text:1.0" table:style-name="ro3">
          <table:table-cell xmlns:table="urn:oasis:names:tc:opendocument:xmlns:table:1.0" table:style-name="ce5"/>
          <table:table-cell xmlns:table="urn:oasis:names:tc:opendocument:xmlns:table:1.0" table:style-name="ce5"/>
          <table:covered-table-cell table:number-columns-repeated="3" table:style-name="ce18"/>
          <table:covered-table-cell table:number-columns-repeated="2" table:style-name="ce45"/>
          <table:covered-table-cell table:style-name="ce62"/>
          <table:covered-table-cell table:number-columns-repeated="2" table:style-name="ce76"/>
          <table:table-cell table:style-name="ce95" office:value-type="string">
            <text:p>E</text:p>
          </table:table-cell>
          <table:table-cell table:style-name="ce95" office:value-type="string">
            <text:p>F</text:p>
          </table:table-cell>
          <table:table-cell table:style-name="ce95" office:value-type="string">
            <text:p>M</text:p>
          </table:table-cell>
          <table:table-cell table:style-name="ce95" office:value-type="string">
            <text:p>A</text:p>
          </table:table-cell>
          <table:table-cell table:style-name="ce95" office:value-type="string">
            <text:p>M</text:p>
          </table:table-cell>
          <table:table-cell table:number-columns-repeated="2" table:style-name="ce95" office:value-type="string">
            <text:p>J</text:p>
          </table:table-cell>
          <table:table-cell table:style-name="ce95" office:value-type="string">
            <text:p>A</text:p>
          </table:table-cell>
          <table:table-cell table:style-name="ce95" office:value-type="string">
            <text:p>S</text:p>
          </table:table-cell>
          <table:table-cell table:style-name="ce95" office:value-type="string">
            <text:p>O</text:p>
          </table:table-cell>
          <table:table-cell table:style-name="ce95" office:value-type="string">
            <text:p>N</text:p>
          </table:table-cell>
          <table:table-cell table:style-name="ce120" office:value-type="string">
            <text:p>D</text:p>
          </table:table-cell>
          <table:covered-table-cell table:style-name="ce122"/>
          <table:covered-table-cell table:style-name="ce128"/>
          <table:covered-table-cell table:number-columns-repeated="2" table:style-name="ce133"/>
          <table:table-cell/>
          <table:table-cell table:style-name="ce13" table:number-columns-repeated="2"/>
          <table:table-cell table:number-columns-repeated="994"/>
        </table:table-row>
        <table:table-row xmlns:table="urn:oasis:names:tc:opendocument:xmlns:table:1.0" xmlns:office="urn:oasis:names:tc:opendocument:xmlns:office:1.0" xmlns:text="urn:oasis:names:tc:opendocument:xmlns:text:1.0" xmlns:calcext="urn:org:documentfoundation:names:experimental:calc:xmlns:calcext:1.0" table:style-name="ro4">
          <table:table-cell xmlns:table="urn:oasis:names:tc:opendocument:xmlns:table:1.0" table:style-name="ce5"/>
          <table:table-cell xmlns:table="urn:oasis:names:tc:opendocument:xmlns:table:1.0" table:style-name="ce5"/>
          <table:table-cell table:style-name="ce19" office:value-type="string" table:number-columns-spanned="8" table:number-rows-spanned="1" calcext:value-type="string">
            <text:p>Actuación TEO</text:p>
          </table:table-cell>
          <table:covered-table-cell table:number-columns-repeated="6" table:style-name="ce34"/>
          <table:covered-table-cell table:style-name="ce87"/>
          <table:table-cell table:style-name="ce96" office:value-type="string" calcext:value-type="string">
            <text:p/>
          </table:table-cell>
          <table:table-cell table:style-name="ce96" table:number-columns-repeated="11"/>
          <table:table-cell table:style-name="ce123" office:value-type="currency" calcext:value-type="currency" office:value="21175.0">
            <text:p>21175.0</text:p>
          </table:table-cell>
          <table:table-cell table:style-name="ce129" office:value-type="string" calcext:value-type="string">
            <text:p/>
          </table:table-cell>
          <table:table-cell table:style-name="ce134" office:value-type="string" calcext:value-type="string">
            <text:p/>
          </table:table-cell>
          <table:table-cell table:style-name="ce141" office:value-type="string" calcext:value-type="string">
            <text:p/>
          </table:table-cell>
          <table:table-cell table:style-name="ce148"/>
          <table:table-cell table:style-name="ce150" table:number-columns-repeated="2"/>
          <table:table-cell table:style-name="ce152" table:number-columns-repeated="994"/>
        </table:table-row>
        <table:table-row xmlns:table="urn:oasis:names:tc:opendocument:xmlns:table:1.0" xmlns:office="urn:oasis:names:tc:opendocument:xmlns:office:1.0" xmlns:text="urn:oasis:names:tc:opendocument:xmlns:text:1.0" xmlns:calcext="urn:org:documentfoundation:names:experimental:calc:xmlns:calcext:1.0" table:style-name="ro4">
          <table:table-cell xmlns:table="urn:oasis:names:tc:opendocument:xmlns:table:1.0" table:style-name="ce5"/>
          <table:table-cell xmlns:table="urn:oasis:names:tc:opendocument:xmlns:table:1.0" table:style-name="ce5"/>
          <table:table-cell table:style-name="ce19" office:value-type="string" table:number-columns-spanned="8" table:number-rows-spanned="1" calcext:value-type="string">
            <text:p>    Disponible estimado</text:p>
          </table:table-cell>
          <table:covered-table-cell table:number-columns-repeated="6" table:style-name="ce34"/>
          <table:covered-table-cell table:style-name="ce87"/>
          <table:table-cell table:style-name="ce96" office:value-type="string" calcext:value-type="string">
            <text:p/>
          </table:table-cell>
          <table:table-cell table:style-name="ce96" table:number-columns-repeated="11"/>
          <table:table-cell table:style-name="ce123" office:value-type="currency" calcext:value-type="currency" office:value="14910.84">
            <text:p>14910.84</text:p>
          </table:table-cell>
          <table:table-cell table:style-name="ce129" office:value-type="string" calcext:value-type="string">
            <text:p/>
          </table:table-cell>
          <table:table-cell table:style-name="ce134" office:value-type="string" calcext:value-type="string">
            <text:p/>
          </table:table-cell>
          <table:table-cell table:style-name="ce141" office:value-type="string" calcext:value-type="string">
            <text:p/>
          </table:table-cell>
          <table:table-cell table:style-name="ce148"/>
          <table:table-cell table:style-name="ce150" table:number-columns-repeated="2"/>
          <table:table-cell table:style-name="ce152" table:number-columns-repeated="994"/>
        </table:table-row>
        <table:table-row xmlns:table="urn:oasis:names:tc:opendocument:xmlns:table:1.0" xmlns:office="urn:oasis:names:tc:opendocument:xmlns:office:1.0" xmlns:text="urn:oasis:names:tc:opendocument:xmlns:text:1.0" xmlns:calcext="urn:org:documentfoundation:names:experimental:calc:xmlns:calcext:1.0" table:style-name="ro4">
          <table:table-cell xmlns:table="urn:oasis:names:tc:opendocument:xmlns:table:1.0" table:style-name="ce5"/>
          <table:table-cell xmlns:table="urn:oasis:names:tc:opendocument:xmlns:table:1.0" table:style-name="ce5"/>
          <table:table-cell table:style-name="ce19" office:value-type="string" table:number-columns-spanned="8" table:number-rows-spanned="1" calcext:value-type="string">
            <text:p>    En ejecución</text:p>
          </table:table-cell>
          <table:covered-table-cell table:number-columns-repeated="6" table:style-name="ce34"/>
          <table:covered-table-cell table:style-name="ce87"/>
          <table:table-cell table:style-name="ce96" office:value-type="string" calcext:value-type="string">
            <text:p/>
          </table:table-cell>
          <table:table-cell table:style-name="ce96" table:number-columns-repeated="11"/>
          <table:table-cell table:style-name="ce123" office:value-type="currency" calcext:value-type="currency" office:value="6049.120000000001">
            <text:p>6049.120000000001</text:p>
          </table:table-cell>
          <table:table-cell table:style-name="ce129" office:value-type="percentage" calcext:value-type="percentage" office:value="0.16">
            <text:p>0.16</text:p>
          </table:table-cell>
          <table:table-cell table:style-name="ce134" office:value-type="currency" calcext:value-type="currency" office:value="0.0">
            <text:p>0.0</text:p>
          </table:table-cell>
          <table:table-cell table:style-name="ce141" office:value-type="currency" calcext:value-type="currency" office:value="171.05">
            <text:p>171.05</text:p>
          </table:table-cell>
          <table:table-cell table:style-name="ce148"/>
          <table:table-cell table:style-name="ce150" table:number-columns-repeated="2"/>
          <table:table-cell table:style-name="ce152" table:number-columns-repeated="994"/>
        </table:table-row>
        <table:table-row xmlns:table="urn:oasis:names:tc:opendocument:xmlns:table:1.0" xmlns:office="urn:oasis:names:tc:opendocument:xmlns:office:1.0" xmlns:text="urn:oasis:names:tc:opendocument:xmlns:text:1.0" xmlns:calcext="urn:org:documentfoundation:names:experimental:calc:xmlns:calcext:1.0" table:style-name="ro4">
          <table:table-cell xmlns:table="urn:oasis:names:tc:opendocument:xmlns:table:1.0" table:style-name="ce5"/>
          <table:table-cell xmlns:table="urn:oasis:names:tc:opendocument:xmlns:table:1.0" table:style-name="ce5"/>
          <table:table-cell table:style-name="ce19" office:value-type="string" table:number-columns-spanned="8" table:number-rows-spanned="1" calcext:value-type="string">
            <text:p>        Soporte al uso de TEO para la implantación de la gestión del proyecto GIRO Septiembre-Octubre 2015 [6249]</text:p>
          </table:table-cell>
          <table:covered-table-cell table:number-columns-repeated="6" table:style-name="ce34"/>
          <table:covered-table-cell table:style-name="ce87"/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x</text:p>
          </table:table-cell>
          <table:table-cell xmlns:table="urn:oasis:names:tc:opendocument:xmlns:table:1.0" table:style-name="ce96" office:value-type="string" calcext:value-type="string">
            <text:p>x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table:style-name="ce123" office:value-type="currency" calcext:value-type="currency" office:value="651.7">
            <text:p>651.7</text:p>
          </table:table-cell>
          <table:table-cell table:style-name="ce129" office:value-type="percentage" calcext:value-type="percentage" office:value="0.3">
            <text:p>0.3</text:p>
          </table:table-cell>
          <table:table-cell table:style-name="ce134" office:value-type="currency" calcext:value-type="currency" office:value="0.0">
            <text:p>0.0</text:p>
          </table:table-cell>
          <table:table-cell table:style-name="ce141" office:value-type="currency" calcext:value-type="currency" office:value="0.0">
            <text:p>0.0</text:p>
          </table:table-cell>
          <table:table-cell table:style-name="ce148"/>
          <table:table-cell table:style-name="ce150" table:number-columns-repeated="2"/>
          <table:table-cell table:style-name="ce152" table:number-columns-repeated="994"/>
        </table:table-row>
        <table:table-row xmlns:table="urn:oasis:names:tc:opendocument:xmlns:table:1.0" xmlns:office="urn:oasis:names:tc:opendocument:xmlns:office:1.0" xmlns:text="urn:oasis:names:tc:opendocument:xmlns:text:1.0" xmlns:calcext="urn:org:documentfoundation:names:experimental:calc:xmlns:calcext:1.0" table:style-name="ro4">
          <table:table-cell xmlns:table="urn:oasis:names:tc:opendocument:xmlns:table:1.0" table:style-name="ce5"/>
          <table:table-cell xmlns:table="urn:oasis:names:tc:opendocument:xmlns:table:1.0" table:style-name="ce5" office:value-type="string" calcext:value-type="string">
            <text:p>X</text:p>
          </table:table-cell>
          <table:table-cell table:style-name="ce19" office:value-type="string" table:number-columns-spanned="8" table:number-rows-spanned="1" calcext:value-type="string">
            <text:p>        Diseño informe mensual de cumplimiento de normas en el SI GIRO [6250]</text:p>
          </table:table-cell>
          <table:covered-table-cell table:number-columns-repeated="6" table:style-name="ce34"/>
          <table:covered-table-cell table:style-name="ce87"/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x</text:p>
          </table:table-cell>
          <table:table-cell xmlns:table="urn:oasis:names:tc:opendocument:xmlns:table:1.0" table:style-name="ce96" office:value-type="string" calcext:value-type="string">
            <text:p>x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table:style-name="ce123" office:value-type="currency" calcext:value-type="currency" office:value="651.7">
            <text:p>651.7</text:p>
          </table:table-cell>
          <table:table-cell table:style-name="ce129" office:value-type="percentage" calcext:value-type="percentage" office:value="0">
            <text:p>0.0</text:p>
          </table:table-cell>
          <table:table-cell table:style-name="ce134" office:value-type="currency" calcext:value-type="currency" office:value="0.0">
            <text:p>0.0</text:p>
          </table:table-cell>
          <table:table-cell table:style-name="ce141" office:value-type="currency" calcext:value-type="currency" office:value="0.0">
            <text:p>0.0</text:p>
          </table:table-cell>
          <table:table-cell table:style-name="ce148"/>
          <table:table-cell table:style-name="ce150" table:number-columns-repeated="2"/>
          <table:table-cell table:style-name="ce152" table:number-columns-repeated="994"/>
        </table:table-row>
        <table:table-row xmlns:table="urn:oasis:names:tc:opendocument:xmlns:table:1.0" xmlns:office="urn:oasis:names:tc:opendocument:xmlns:office:1.0" xmlns:text="urn:oasis:names:tc:opendocument:xmlns:text:1.0" xmlns:calcext="urn:org:documentfoundation:names:experimental:calc:xmlns:calcext:1.0" table:style-name="ro4">
          <table:table-cell xmlns:table="urn:oasis:names:tc:opendocument:xmlns:table:1.0" table:style-name="ce5"/>
          <table:table-cell xmlns:table="urn:oasis:names:tc:opendocument:xmlns:table:1.0" table:style-name="ce5" office:value-type="string" calcext:value-type="string">
            <text:p>X</text:p>
          </table:table-cell>
          <table:table-cell table:style-name="ce19" office:value-type="string" table:number-columns-spanned="8" table:number-rows-spanned="1" calcext:value-type="string">
            <text:p>        Identificación buenas prácticas que mejoren la gestión del proyecto GIRO en TEO [6252]</text:p>
          </table:table-cell>
          <table:covered-table-cell table:number-columns-repeated="6" table:style-name="ce34"/>
          <table:covered-table-cell table:style-name="ce87"/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x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table:style-name="ce123" office:value-type="currency" calcext:value-type="currency" office:value="2606.82">
            <text:p>2606.82</text:p>
          </table:table-cell>
          <table:table-cell table:style-name="ce129" office:value-type="percentage" calcext:value-type="percentage" office:value="0.2375">
            <text:p>0.2375</text:p>
          </table:table-cell>
          <table:table-cell table:style-name="ce134" office:value-type="currency" calcext:value-type="currency" office:value="0.0">
            <text:p>0.0</text:p>
          </table:table-cell>
          <table:table-cell table:style-name="ce141" office:value-type="currency" calcext:value-type="currency" office:value="0.0">
            <text:p>0.0</text:p>
          </table:table-cell>
          <table:table-cell table:style-name="ce148"/>
          <table:table-cell table:style-name="ce150" table:number-columns-repeated="2"/>
          <table:table-cell table:style-name="ce152" table:number-columns-repeated="994"/>
        </table:table-row>
        <table:table-row xmlns:table="urn:oasis:names:tc:opendocument:xmlns:table:1.0" xmlns:office="urn:oasis:names:tc:opendocument:xmlns:office:1.0" xmlns:text="urn:oasis:names:tc:opendocument:xmlns:text:1.0" xmlns:calcext="urn:org:documentfoundation:names:experimental:calc:xmlns:calcext:1.0" table:style-name="ro4">
          <table:table-cell xmlns:table="urn:oasis:names:tc:opendocument:xmlns:table:1.0" table:style-name="ce5" office:value-type="string" calcext:value-type="string">
            <text:p>X</text:p>
          </table:table-cell>
          <table:table-cell xmlns:table="urn:oasis:names:tc:opendocument:xmlns:table:1.0" table:style-name="ce5"/>
          <table:table-cell table:style-name="ce19" office:value-type="string" table:number-columns-spanned="8" table:number-rows-spanned="1" calcext:value-type="string">
            <text:p>        Actualización TEO (Redmine 2.4.1) a la última versión estable de Redmine y migración plugin "Redmine Zen Edit plugin" [6256]</text:p>
          </table:table-cell>
          <table:covered-table-cell table:number-columns-repeated="6" table:style-name="ce34"/>
          <table:covered-table-cell table:style-name="ce87"/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x</text:p>
          </table:table-cell>
          <table:table-cell xmlns:table="urn:oasis:names:tc:opendocument:xmlns:table:1.0" table:style-name="ce96" office:value-type="string" calcext:value-type="string">
            <text:p>x</text:p>
          </table:table-cell>
          <table:table-cell xmlns:table="urn:oasis:names:tc:opendocument:xmlns:table:1.0" table:style-name="ce96" office:value-type="string" calcext:value-type="string">
            <text:p>o</text:p>
          </table:table-cell>
          <table:table-cell xmlns:table="urn:oasis:names:tc:opendocument:xmlns:table:1.0" table:style-name="ce96" office:value-type="string" calcext:value-type="string">
            <text:p>o</text:p>
          </table:table-cell>
          <table:table-cell table:style-name="ce123" office:value-type="currency" calcext:value-type="currency" office:value="1642.0">
            <text:p>1642.0</text:p>
          </table:table-cell>
          <table:table-cell table:style-name="ce129" office:value-type="percentage" calcext:value-type="percentage" office:value="0">
            <text:p>0.0</text:p>
          </table:table-cell>
          <table:table-cell table:style-name="ce134" office:value-type="currency" calcext:value-type="currency" office:value="0.0">
            <text:p>0.0</text:p>
          </table:table-cell>
          <table:table-cell table:style-name="ce141" office:value-type="currency" calcext:value-type="currency" office:value="0.0">
            <text:p>0.0</text:p>
          </table:table-cell>
          <table:table-cell table:style-name="ce148"/>
          <table:table-cell table:style-name="ce150" table:number-columns-repeated="2"/>
          <table:table-cell table:style-name="ce152" table:number-columns-repeated="994"/>
        </table:table-row>
        <table:table-row xmlns:table="urn:oasis:names:tc:opendocument:xmlns:table:1.0" xmlns:office="urn:oasis:names:tc:opendocument:xmlns:office:1.0" xmlns:text="urn:oasis:names:tc:opendocument:xmlns:text:1.0" xmlns:calcext="urn:org:documentfoundation:names:experimental:calc:xmlns:calcext:1.0" table:style-name="ro4">
          <table:table-cell xmlns:table="urn:oasis:names:tc:opendocument:xmlns:table:1.0" table:style-name="ce5" office:value-type="string" calcext:value-type="string">
            <text:p>X</text:p>
          </table:table-cell>
          <table:table-cell xmlns:table="urn:oasis:names:tc:opendocument:xmlns:table:1.0" table:style-name="ce5"/>
          <table:table-cell table:style-name="ce19" office:value-type="string" table:number-columns-spanned="8" table:number-rows-spanned="1" calcext:value-type="string">
            <text:p>        Plugin csv_import_issues [6375]</text:p>
          </table:table-cell>
          <table:covered-table-cell table:number-columns-repeated="6" table:style-name="ce34"/>
          <table:covered-table-cell table:style-name="ce87"/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x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table:style-name="ce123" office:value-type="currency" calcext:value-type="currency" office:value="171.05">
            <text:p>171.05</text:p>
          </table:table-cell>
          <table:table-cell table:style-name="ce129" office:value-type="percentage" calcext:value-type="percentage" office:value="1.0">
            <text:p>1.0</text:p>
          </table:table-cell>
          <table:table-cell table:style-name="ce134" office:value-type="currency" calcext:value-type="currency" office:value="0.0">
            <text:p>0.0</text:p>
          </table:table-cell>
          <table:table-cell table:style-name="ce141" office:value-type="currency" calcext:value-type="currency" office:value="171.05">
            <text:p>171.05</text:p>
          </table:table-cell>
          <table:table-cell table:style-name="ce148"/>
          <table:table-cell table:style-name="ce150" table:number-columns-repeated="2"/>
          <table:table-cell table:style-name="ce152" table:number-columns-repeated="994"/>
        </table:table-row>
        <table:table-row xmlns:table="urn:oasis:names:tc:opendocument:xmlns:table:1.0" xmlns:office="urn:oasis:names:tc:opendocument:xmlns:office:1.0" xmlns:text="urn:oasis:names:tc:opendocument:xmlns:text:1.0" xmlns:calcext="urn:org:documentfoundation:names:experimental:calc:xmlns:calcext:1.0" table:style-name="ro4">
          <table:table-cell xmlns:table="urn:oasis:names:tc:opendocument:xmlns:table:1.0" table:style-name="ce5" office:value-type="string" calcext:value-type="string">
            <text:p>X</text:p>
          </table:table-cell>
          <table:table-cell xmlns:table="urn:oasis:names:tc:opendocument:xmlns:table:1.0" table:style-name="ce5"/>
          <table:table-cell table:style-name="ce19" office:value-type="string" table:number-columns-spanned="8" table:number-rows-spanned="1" calcext:value-type="string">
            <text:p>        Documentar y difundir las principales mejoras de la nueva versión [6436]</text:p>
          </table:table-cell>
          <table:covered-table-cell table:number-columns-repeated="6" table:style-name="ce34"/>
          <table:covered-table-cell table:style-name="ce87"/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x</text:p>
          </table:table-cell>
          <table:table-cell xmlns:table="urn:oasis:names:tc:opendocument:xmlns:table:1.0" table:style-name="ce96" office:value-type="string" calcext:value-type="string">
            <text:p>x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table:style-name="ce123" office:value-type="currency" calcext:value-type="currency" office:value="325.85">
            <text:p>325.85</text:p>
          </table:table-cell>
          <table:table-cell table:style-name="ce129" office:value-type="percentage" calcext:value-type="percentage" office:value="0">
            <text:p>0.0</text:p>
          </table:table-cell>
          <table:table-cell table:style-name="ce134" office:value-type="currency" calcext:value-type="currency" office:value="0.0">
            <text:p>0.0</text:p>
          </table:table-cell>
          <table:table-cell table:style-name="ce141" office:value-type="currency" calcext:value-type="currency" office:value="0.0">
            <text:p>0.0</text:p>
          </table:table-cell>
          <table:table-cell table:style-name="ce148"/>
          <table:table-cell table:style-name="ce150" table:number-columns-repeated="2"/>
          <table:table-cell table:style-name="ce152" table:number-columns-repeated="994"/>
        </table:table-row>
        <table:table-row xmlns:table="urn:oasis:names:tc:opendocument:xmlns:table:1.0" xmlns:office="urn:oasis:names:tc:opendocument:xmlns:office:1.0" xmlns:text="urn:oasis:names:tc:opendocument:xmlns:text:1.0" xmlns:calcext="urn:org:documentfoundation:names:experimental:calc:xmlns:calcext:1.0" table:style-name="ro4">
          <table:table-cell xmlns:table="urn:oasis:names:tc:opendocument:xmlns:table:1.0" table:style-name="ce5"/>
          <table:table-cell xmlns:table="urn:oasis:names:tc:opendocument:xmlns:table:1.0" table:style-name="ce5"/>
          <table:table-cell table:style-name="ce19" office:value-type="string" table:number-columns-spanned="8" table:number-rows-spanned="1" calcext:value-type="string">
            <text:p/>
          </table:table-cell>
          <table:covered-table-cell table:number-columns-repeated="6" table:style-name="ce34"/>
          <table:covered-table-cell table:style-name="ce87"/>
          <table:table-cell table:style-name="ce96" table:number-columns-repeated="12"/>
          <table:table-cell table:style-name="ce123"/>
          <table:table-cell table:style-name="ce129"/>
          <table:table-cell table:style-name="ce134"/>
          <table:table-cell table:style-name="ce141"/>
          <table:table-cell table:style-name="ce148"/>
          <table:table-cell table:style-name="ce150" table:number-columns-repeated="2"/>
          <table:table-cell table:style-name="ce152" table:number-columns-repeated="994"/>
        </table:table-row>
        <table:table-row xmlns:table="urn:oasis:names:tc:opendocument:xmlns:table:1.0" xmlns:office="urn:oasis:names:tc:opendocument:xmlns:office:1.0" xmlns:text="urn:oasis:names:tc:opendocument:xmlns:text:1.0" xmlns:calcext="urn:org:documentfoundation:names:experimental:calc:xmlns:calcext:1.0" table:style-name="ro4">
          <table:table-cell xmlns:table="urn:oasis:names:tc:opendocument:xmlns:table:1.0" table:style-name="ce5"/>
          <table:table-cell xmlns:table="urn:oasis:names:tc:opendocument:xmlns:table:1.0" table:style-name="ce5"/>
          <table:table-cell table:style-name="ce19" office:value-type="string" table:number-columns-spanned="8" table:number-rows-spanned="1" calcext:value-type="string">
            <text:p>    Cerrado</text:p>
          </table:table-cell>
          <table:covered-table-cell table:number-columns-repeated="6" table:style-name="ce34"/>
          <table:covered-table-cell table:style-name="ce87"/>
          <table:table-cell table:style-name="ce96" table:number-columns-repeated="12"/>
          <table:table-cell table:style-name="ce123" office:value-type="currency" calcext:value-type="currency" office:value="215.04">
            <text:p>215.04</text:p>
          </table:table-cell>
          <table:table-cell table:style-name="ce129" office:value-type="percentage" calcext:value-type="percentage" office:value="0.0">
            <text:p>0.0</text:p>
          </table:table-cell>
          <table:table-cell table:style-name="ce134" office:value-type="currency" calcext:value-type="currency" office:value="0.0">
            <text:p>0.0</text:p>
          </table:table-cell>
          <table:table-cell table:style-name="ce141" office:value-type="currency" calcext:value-type="currency" office:value="258.21">
            <text:p>258.21</text:p>
          </table:table-cell>
          <table:table-cell table:style-name="ce148"/>
          <table:table-cell table:style-name="ce150" table:number-columns-repeated="2"/>
          <table:table-cell table:style-name="ce152" table:number-columns-repeated="994"/>
        </table:table-row>
        <table:table-row xmlns:table="urn:oasis:names:tc:opendocument:xmlns:table:1.0" xmlns:office="urn:oasis:names:tc:opendocument:xmlns:office:1.0" xmlns:text="urn:oasis:names:tc:opendocument:xmlns:text:1.0" xmlns:calcext="urn:org:documentfoundation:names:experimental:calc:xmlns:calcext:1.0" table:style-name="ro4">
          <table:table-cell xmlns:table="urn:oasis:names:tc:opendocument:xmlns:table:1.0" table:style-name="ce5"/>
          <table:table-cell xmlns:table="urn:oasis:names:tc:opendocument:xmlns:table:1.0" table:style-name="ce5"/>
          <table:table-cell table:style-name="ce19" office:value-type="string" table:number-columns-spanned="8" table:number-rows-spanned="1" calcext:value-type="string">
            <text:p>        Importación de peticiones masivas [6329]</text:p>
          </table:table-cell>
          <table:covered-table-cell table:number-columns-repeated="6" table:style-name="ce34"/>
          <table:covered-table-cell table:style-name="ce87"/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x</text:p>
          </table:table-cell>
          <table:table-cell xmlns:table="urn:oasis:names:tc:opendocument:xmlns:table:1.0" table:style-name="ce96" office:value-type="string" calcext:value-type="string">
            <text:p>x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table:style-name="ce123" office:value-type="currency" calcext:value-type="currency" office:value="215.04">
            <text:p>215.04</text:p>
          </table:table-cell>
          <table:table-cell table:style-name="ce129" office:value-type="percentage" calcext:value-type="percentage" office:value="0">
            <text:p>0.0</text:p>
          </table:table-cell>
          <table:table-cell table:style-name="ce134" office:value-type="currency" calcext:value-type="currency" office:value="0.0">
            <text:p>0.0</text:p>
          </table:table-cell>
          <table:table-cell table:style-name="ce141" office:value-type="currency" calcext:value-type="currency" office:value="258.21">
            <text:p>258.21</text:p>
          </table:table-cell>
          <table:table-cell table:style-name="ce148"/>
          <table:table-cell table:style-name="ce150" table:number-columns-repeated="2"/>
          <table:table-cell table:style-name="ce152" table:number-columns-repeated="994"/>
        </table:table-row>
        <table:table-row xmlns:table="urn:oasis:names:tc:opendocument:xmlns:table:1.0" xmlns:office="urn:oasis:names:tc:opendocument:xmlns:office:1.0" xmlns:text="urn:oasis:names:tc:opendocument:xmlns:text:1.0" xmlns:calcext="urn:org:documentfoundation:names:experimental:calc:xmlns:calcext:1.0" table:style-name="ro4">
          <table:table-cell xmlns:table="urn:oasis:names:tc:opendocument:xmlns:table:1.0" table:style-name="ce5"/>
          <table:table-cell xmlns:table="urn:oasis:names:tc:opendocument:xmlns:table:1.0" table:style-name="ce5"/>
          <table:table-cell table:style-name="ce19" office:value-type="string" table:number-columns-spanned="8" table:number-rows-spanned="1" calcext:value-type="string">
            <text:p/>
          </table:table-cell>
          <table:covered-table-cell table:number-columns-repeated="6" table:style-name="ce34"/>
          <table:covered-table-cell table:style-name="ce87"/>
          <table:table-cell table:style-name="ce96" table:number-columns-repeated="12"/>
          <table:table-cell table:style-name="ce123"/>
          <table:table-cell table:style-name="ce129"/>
          <table:table-cell table:style-name="ce134"/>
          <table:table-cell table:style-name="ce141"/>
          <table:table-cell table:style-name="ce148"/>
          <table:table-cell table:style-name="ce150" table:number-columns-repeated="2"/>
          <table:table-cell table:style-name="ce152" table:number-columns-repeated="994"/>
        </table:table-row>
        <table:table-row xmlns:table="urn:oasis:names:tc:opendocument:xmlns:table:1.0" xmlns:office="urn:oasis:names:tc:opendocument:xmlns:office:1.0" xmlns:text="urn:oasis:names:tc:opendocument:xmlns:text:1.0" xmlns:calcext="urn:org:documentfoundation:names:experimental:calc:xmlns:calcext:1.0" table:style-name="ro4">
          <table:table-cell xmlns:table="urn:oasis:names:tc:opendocument:xmlns:table:1.0" table:style-name="ce5"/>
          <table:table-cell xmlns:table="urn:oasis:names:tc:opendocument:xmlns:table:1.0" table:style-name="ce5"/>
          <table:table-cell table:style-name="ce19" office:value-type="string" table:number-columns-spanned="8" table:number-rows-spanned="1" calcext:value-type="string">
            <text:p>Actuación 2</text:p>
          </table:table-cell>
          <table:covered-table-cell table:number-columns-repeated="6" table:style-name="ce34"/>
          <table:covered-table-cell table:style-name="ce87"/>
          <table:table-cell table:style-name="ce96" table:number-columns-repeated="12"/>
          <table:table-cell table:style-name="ce123" office:value-type="currency" calcext:value-type="currency" office:value="1000.0">
            <text:p>1000.0</text:p>
          </table:table-cell>
          <table:table-cell table:style-name="ce129"/>
          <table:table-cell table:style-name="ce134"/>
          <table:table-cell table:style-name="ce141"/>
          <table:table-cell table:style-name="ce148"/>
          <table:table-cell table:style-name="ce150" table:number-columns-repeated="2"/>
          <table:table-cell table:style-name="ce152" table:number-columns-repeated="994"/>
        </table:table-row>
        <table:table-row xmlns:table="urn:oasis:names:tc:opendocument:xmlns:table:1.0" xmlns:office="urn:oasis:names:tc:opendocument:xmlns:office:1.0" xmlns:text="urn:oasis:names:tc:opendocument:xmlns:text:1.0" xmlns:calcext="urn:org:documentfoundation:names:experimental:calc:xmlns:calcext:1.0" table:style-name="ro4">
          <table:table-cell xmlns:table="urn:oasis:names:tc:opendocument:xmlns:table:1.0" table:style-name="ce5"/>
          <table:table-cell xmlns:table="urn:oasis:names:tc:opendocument:xmlns:table:1.0" table:style-name="ce5"/>
          <table:table-cell table:style-name="ce19" office:value-type="string" table:number-columns-spanned="8" table:number-rows-spanned="1" calcext:value-type="string">
            <text:p>    Disponible estimado</text:p>
          </table:table-cell>
          <table:covered-table-cell table:number-columns-repeated="6" table:style-name="ce34"/>
          <table:covered-table-cell table:style-name="ce87"/>
          <table:table-cell table:style-name="ce96" table:number-columns-repeated="12"/>
          <table:table-cell table:style-name="ce123" office:value-type="currency" calcext:value-type="currency" office:value="900.0">
            <text:p>900.0</text:p>
          </table:table-cell>
          <table:table-cell table:style-name="ce129"/>
          <table:table-cell table:style-name="ce134"/>
          <table:table-cell table:style-name="ce141"/>
          <table:table-cell table:style-name="ce148"/>
          <table:table-cell table:style-name="ce150" table:number-columns-repeated="2"/>
          <table:table-cell table:style-name="ce152" table:number-columns-repeated="994"/>
        </table:table-row>
        <table:table-row xmlns:table="urn:oasis:names:tc:opendocument:xmlns:table:1.0" xmlns:office="urn:oasis:names:tc:opendocument:xmlns:office:1.0" xmlns:text="urn:oasis:names:tc:opendocument:xmlns:text:1.0" xmlns:calcext="urn:org:documentfoundation:names:experimental:calc:xmlns:calcext:1.0" table:style-name="ro4">
          <table:table-cell xmlns:table="urn:oasis:names:tc:opendocument:xmlns:table:1.0" table:style-name="ce5"/>
          <table:table-cell xmlns:table="urn:oasis:names:tc:opendocument:xmlns:table:1.0" table:style-name="ce5"/>
          <table:table-cell table:style-name="ce19" office:value-type="string" table:number-columns-spanned="8" table:number-rows-spanned="1" calcext:value-type="string">
            <text:p>    En ejecución</text:p>
          </table:table-cell>
          <table:covered-table-cell table:number-columns-repeated="6" table:style-name="ce34"/>
          <table:covered-table-cell table:style-name="ce87"/>
          <table:table-cell table:style-name="ce96" table:number-columns-repeated="12"/>
          <table:table-cell table:style-name="ce123"/>
          <table:table-cell table:style-name="ce129"/>
          <table:table-cell table:style-name="ce134"/>
          <table:table-cell table:style-name="ce141"/>
          <table:table-cell table:style-name="ce148"/>
          <table:table-cell table:style-name="ce150" table:number-columns-repeated="2"/>
          <table:table-cell table:style-name="ce152" table:number-columns-repeated="994"/>
        </table:table-row>
        <table:table-row xmlns:table="urn:oasis:names:tc:opendocument:xmlns:table:1.0" xmlns:office="urn:oasis:names:tc:opendocument:xmlns:office:1.0" xmlns:text="urn:oasis:names:tc:opendocument:xmlns:text:1.0" xmlns:calcext="urn:org:documentfoundation:names:experimental:calc:xmlns:calcext:1.0" table:style-name="ro4">
          <table:table-cell xmlns:table="urn:oasis:names:tc:opendocument:xmlns:table:1.0" table:style-name="ce5"/>
          <table:table-cell xmlns:table="urn:oasis:names:tc:opendocument:xmlns:table:1.0" table:style-name="ce5"/>
          <table:table-cell table:style-name="ce19" office:value-type="string" table:number-columns-spanned="8" table:number-rows-spanned="1" calcext:value-type="string">
            <text:p/>
          </table:table-cell>
          <table:covered-table-cell table:number-columns-repeated="6" table:style-name="ce34"/>
          <table:covered-table-cell table:style-name="ce87"/>
          <table:table-cell table:style-name="ce96" table:number-columns-repeated="12"/>
          <table:table-cell table:style-name="ce123"/>
          <table:table-cell table:style-name="ce129"/>
          <table:table-cell table:style-name="ce134"/>
          <table:table-cell table:style-name="ce141"/>
          <table:table-cell table:style-name="ce148"/>
          <table:table-cell table:style-name="ce150" table:number-columns-repeated="2"/>
          <table:table-cell table:style-name="ce152" table:number-columns-repeated="994"/>
        </table:table-row>
        <table:table-row xmlns:table="urn:oasis:names:tc:opendocument:xmlns:table:1.0" xmlns:office="urn:oasis:names:tc:opendocument:xmlns:office:1.0" xmlns:text="urn:oasis:names:tc:opendocument:xmlns:text:1.0" xmlns:calcext="urn:org:documentfoundation:names:experimental:calc:xmlns:calcext:1.0" table:style-name="ro4">
          <table:table-cell xmlns:table="urn:oasis:names:tc:opendocument:xmlns:table:1.0" table:style-name="ce5"/>
          <table:table-cell xmlns:table="urn:oasis:names:tc:opendocument:xmlns:table:1.0" table:style-name="ce5"/>
          <table:table-cell table:style-name="ce19" office:value-type="string" table:number-columns-spanned="8" table:number-rows-spanned="1" calcext:value-type="string">
            <text:p>    Cerrado</text:p>
          </table:table-cell>
          <table:covered-table-cell table:number-columns-repeated="6" table:style-name="ce34"/>
          <table:covered-table-cell table:style-name="ce87"/>
          <table:table-cell table:style-name="ce96" table:number-columns-repeated="12"/>
          <table:table-cell table:style-name="ce123" office:value-type="currency" calcext:value-type="currency" office:value="100.0">
            <text:p>100.0</text:p>
          </table:table-cell>
          <table:table-cell table:style-name="ce129" office:value-type="percentage" calcext:value-type="percentage" office:value="0.0">
            <text:p>0.0</text:p>
          </table:table-cell>
          <table:table-cell table:style-name="ce134" office:value-type="currency" calcext:value-type="currency" office:value="0.0">
            <text:p>0.0</text:p>
          </table:table-cell>
          <table:table-cell table:style-name="ce141" office:value-type="currency" calcext:value-type="currency" office:value="0.0">
            <text:p>0.0</text:p>
          </table:table-cell>
          <table:table-cell table:style-name="ce148"/>
          <table:table-cell table:style-name="ce150" table:number-columns-repeated="2"/>
          <table:table-cell table:style-name="ce152" table:number-columns-repeated="994"/>
        </table:table-row>
        <table:table-row xmlns:table="urn:oasis:names:tc:opendocument:xmlns:table:1.0" xmlns:office="urn:oasis:names:tc:opendocument:xmlns:office:1.0" xmlns:text="urn:oasis:names:tc:opendocument:xmlns:text:1.0" xmlns:calcext="urn:org:documentfoundation:names:experimental:calc:xmlns:calcext:1.0" table:style-name="ro4">
          <table:table-cell xmlns:table="urn:oasis:names:tc:opendocument:xmlns:table:1.0" table:style-name="ce5"/>
          <table:table-cell xmlns:table="urn:oasis:names:tc:opendocument:xmlns:table:1.0" table:style-name="ce5"/>
          <table:table-cell table:style-name="ce19" office:value-type="string" table:number-columns-spanned="8" table:number-rows-spanned="1" calcext:value-type="string">
            <text:p>        Soporte a la implantación de TEO en CPI [323]</text:p>
          </table:table-cell>
          <table:covered-table-cell table:number-columns-repeated="6" table:style-name="ce34"/>
          <table:covered-table-cell table:style-name="ce87"/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o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table:style-name="ce123" office:value-type="currency" calcext:value-type="currency" office:value="100.0">
            <text:p>100.0</text:p>
          </table:table-cell>
          <table:table-cell table:style-name="ce129" office:value-type="percentage" calcext:value-type="percentage" office:value="0">
            <text:p>0.0</text:p>
          </table:table-cell>
          <table:table-cell table:style-name="ce134" office:value-type="currency" calcext:value-type="currency" office:value="0.0">
            <text:p>0.0</text:p>
          </table:table-cell>
          <table:table-cell table:style-name="ce141" office:value-type="currency" calcext:value-type="currency" office:value="0.0">
            <text:p>0.0</text:p>
          </table:table-cell>
          <table:table-cell table:style-name="ce148"/>
          <table:table-cell table:style-name="ce150" table:number-columns-repeated="2"/>
          <table:table-cell table:style-name="ce152" table:number-columns-repeated="994"/>
        </table:table-row>
        <table:table-row xmlns:table="urn:oasis:names:tc:opendocument:xmlns:table:1.0" xmlns:office="urn:oasis:names:tc:opendocument:xmlns:office:1.0" xmlns:text="urn:oasis:names:tc:opendocument:xmlns:text:1.0" xmlns:calcext="urn:org:documentfoundation:names:experimental:calc:xmlns:calcext:1.0" table:style-name="ro4">
          <table:table-cell xmlns:table="urn:oasis:names:tc:opendocument:xmlns:table:1.0" table:style-name="ce5"/>
          <table:table-cell xmlns:table="urn:oasis:names:tc:opendocument:xmlns:table:1.0" table:style-name="ce5"/>
          <table:table-cell table:style-name="ce19" office:value-type="string" table:number-columns-spanned="8" table:number-rows-spanned="1" calcext:value-type="string">
            <text:p/>
          </table:table-cell>
          <table:covered-table-cell table:number-columns-repeated="6" table:style-name="ce34"/>
          <table:covered-table-cell table:style-name="ce87"/>
          <table:table-cell table:style-name="ce96" table:number-columns-repeated="12"/>
          <table:table-cell table:style-name="ce123"/>
          <table:table-cell table:style-name="ce129"/>
          <table:table-cell table:style-name="ce134"/>
          <table:table-cell table:style-name="ce141"/>
          <table:table-cell table:style-name="ce148"/>
          <table:table-cell table:style-name="ce150" table:number-columns-repeated="2"/>
          <table:table-cell table:style-name="ce152" table:number-columns-repeated="994"/>
        </table:table-row>
        <table:table-row xmlns:table="urn:oasis:names:tc:opendocument:xmlns:table:1.0" xmlns:office="urn:oasis:names:tc:opendocument:xmlns:office:1.0" xmlns:text="urn:oasis:names:tc:opendocument:xmlns:text:1.0" xmlns:calcext="urn:org:documentfoundation:names:experimental:calc:xmlns:calcext:1.0" table:style-name="ro4">
          <table:table-cell xmlns:table="urn:oasis:names:tc:opendocument:xmlns:table:1.0" table:style-name="ce5"/>
          <table:table-cell xmlns:table="urn:oasis:names:tc:opendocument:xmlns:table:1.0" table:style-name="ce5"/>
          <table:table-cell table:style-name="ce19" office:value-type="string" table:number-columns-spanned="8" table:number-rows-spanned="1" calcext:value-type="string">
            <text:p>Actuación 3</text:p>
          </table:table-cell>
          <table:covered-table-cell table:number-columns-repeated="6" table:style-name="ce34"/>
          <table:covered-table-cell table:style-name="ce87"/>
          <table:table-cell table:style-name="ce96" table:number-columns-repeated="12"/>
          <table:table-cell table:style-name="ce123" office:value-type="currency" calcext:value-type="currency" office:value="1000.0">
            <text:p>1000.0</text:p>
          </table:table-cell>
          <table:table-cell table:style-name="ce129"/>
          <table:table-cell table:style-name="ce134"/>
          <table:table-cell table:style-name="ce141"/>
          <table:table-cell table:style-name="ce148"/>
          <table:table-cell table:style-name="ce150" table:number-columns-repeated="2"/>
          <table:table-cell table:style-name="ce152" table:number-columns-repeated="994"/>
        </table:table-row>
        <table:table-row xmlns:table="urn:oasis:names:tc:opendocument:xmlns:table:1.0" xmlns:office="urn:oasis:names:tc:opendocument:xmlns:office:1.0" xmlns:text="urn:oasis:names:tc:opendocument:xmlns:text:1.0" xmlns:calcext="urn:org:documentfoundation:names:experimental:calc:xmlns:calcext:1.0" table:style-name="ro4">
          <table:table-cell xmlns:table="urn:oasis:names:tc:opendocument:xmlns:table:1.0" table:style-name="ce5"/>
          <table:table-cell xmlns:table="urn:oasis:names:tc:opendocument:xmlns:table:1.0" table:style-name="ce5"/>
          <table:table-cell table:style-name="ce19" office:value-type="string" table:number-columns-spanned="8" table:number-rows-spanned="1" calcext:value-type="string">
            <text:p>    Disponible estimado</text:p>
          </table:table-cell>
          <table:covered-table-cell table:number-columns-repeated="6" table:style-name="ce34"/>
          <table:covered-table-cell table:style-name="ce87"/>
          <table:table-cell table:style-name="ce96" table:number-columns-repeated="12"/>
          <table:table-cell table:style-name="ce123" office:value-type="currency" calcext:value-type="currency" office:value="1000.0">
            <text:p>1000.0</text:p>
          </table:table-cell>
          <table:table-cell table:style-name="ce129"/>
          <table:table-cell table:style-name="ce134"/>
          <table:table-cell table:style-name="ce141"/>
          <table:table-cell table:style-name="ce148"/>
          <table:table-cell table:style-name="ce150" table:number-columns-repeated="2"/>
          <table:table-cell table:style-name="ce152" table:number-columns-repeated="994"/>
        </table:table-row>
        <table:table-row xmlns:table="urn:oasis:names:tc:opendocument:xmlns:table:1.0" xmlns:office="urn:oasis:names:tc:opendocument:xmlns:office:1.0" xmlns:text="urn:oasis:names:tc:opendocument:xmlns:text:1.0" xmlns:calcext="urn:org:documentfoundation:names:experimental:calc:xmlns:calcext:1.0" table:style-name="ro4">
          <table:table-cell xmlns:table="urn:oasis:names:tc:opendocument:xmlns:table:1.0" table:style-name="ce5"/>
          <table:table-cell xmlns:table="urn:oasis:names:tc:opendocument:xmlns:table:1.0" table:style-name="ce5"/>
          <table:table-cell table:style-name="ce19" office:value-type="string" table:number-columns-spanned="8" table:number-rows-spanned="1" calcext:value-type="string">
            <text:p>    En ejecución</text:p>
          </table:table-cell>
          <table:covered-table-cell table:number-columns-repeated="6" table:style-name="ce34"/>
          <table:covered-table-cell table:style-name="ce87"/>
          <table:table-cell table:style-name="ce96" table:number-columns-repeated="12"/>
          <table:table-cell table:style-name="ce123"/>
          <table:table-cell table:style-name="ce129"/>
          <table:table-cell table:style-name="ce134"/>
          <table:table-cell table:style-name="ce141"/>
          <table:table-cell table:style-name="ce148"/>
          <table:table-cell table:style-name="ce150" table:number-columns-repeated="2"/>
          <table:table-cell table:style-name="ce152" table:number-columns-repeated="994"/>
        </table:table-row>
        <table:table-row xmlns:table="urn:oasis:names:tc:opendocument:xmlns:table:1.0" xmlns:office="urn:oasis:names:tc:opendocument:xmlns:office:1.0" xmlns:text="urn:oasis:names:tc:opendocument:xmlns:text:1.0" xmlns:calcext="urn:org:documentfoundation:names:experimental:calc:xmlns:calcext:1.0" table:style-name="ro4">
          <table:table-cell xmlns:table="urn:oasis:names:tc:opendocument:xmlns:table:1.0" table:style-name="ce5"/>
          <table:table-cell xmlns:table="urn:oasis:names:tc:opendocument:xmlns:table:1.0" table:style-name="ce5"/>
          <table:table-cell table:style-name="ce19" office:value-type="string" table:number-columns-spanned="8" table:number-rows-spanned="1" calcext:value-type="string">
            <text:p/>
          </table:table-cell>
          <table:covered-table-cell table:number-columns-repeated="6" table:style-name="ce34"/>
          <table:covered-table-cell table:style-name="ce87"/>
          <table:table-cell table:style-name="ce96" table:number-columns-repeated="12"/>
          <table:table-cell table:style-name="ce123"/>
          <table:table-cell table:style-name="ce129"/>
          <table:table-cell table:style-name="ce134"/>
          <table:table-cell table:style-name="ce141"/>
          <table:table-cell table:style-name="ce148"/>
          <table:table-cell table:style-name="ce150" table:number-columns-repeated="2"/>
          <table:table-cell table:style-name="ce152" table:number-columns-repeated="994"/>
        </table:table-row>
        <table:table-row xmlns:table="urn:oasis:names:tc:opendocument:xmlns:table:1.0" xmlns:office="urn:oasis:names:tc:opendocument:xmlns:office:1.0" xmlns:text="urn:oasis:names:tc:opendocument:xmlns:text:1.0" xmlns:calcext="urn:org:documentfoundation:names:experimental:calc:xmlns:calcext:1.0" table:style-name="ro4">
          <table:table-cell xmlns:table="urn:oasis:names:tc:opendocument:xmlns:table:1.0" table:style-name="ce5"/>
          <table:table-cell xmlns:table="urn:oasis:names:tc:opendocument:xmlns:table:1.0" table:style-name="ce5"/>
          <table:table-cell table:style-name="ce19" office:value-type="string" table:number-columns-spanned="8" table:number-rows-spanned="1" calcext:value-type="string">
            <text:p>    Cerrado</text:p>
          </table:table-cell>
          <table:covered-table-cell table:number-columns-repeated="6" table:style-name="ce34"/>
          <table:covered-table-cell table:style-name="ce87"/>
          <table:table-cell table:style-name="ce96" table:number-columns-repeated="12"/>
          <table:table-cell table:style-name="ce123" office:value-type="currency" calcext:value-type="currency" office:value="0.0">
            <text:p>0.0</text:p>
          </table:table-cell>
          <table:table-cell table:style-name="ce129" office:value-type="percentage" calcext:value-type="percentage" office:value="0.0">
            <text:p>0.0</text:p>
          </table:table-cell>
          <table:table-cell table:style-name="ce134" office:value-type="currency" calcext:value-type="currency" office:value="0.0">
            <text:p>0.0</text:p>
          </table:table-cell>
          <table:table-cell table:style-name="ce141" office:value-type="currency" calcext:value-type="currency" office:value="0.0">
            <text:p>0.0</text:p>
          </table:table-cell>
          <table:table-cell table:style-name="ce148"/>
          <table:table-cell table:style-name="ce150" table:number-columns-repeated="2"/>
          <table:table-cell table:style-name="ce152" table:number-columns-repeated="994"/>
        </table:table-row>
        <table:table-row xmlns:table="urn:oasis:names:tc:opendocument:xmlns:table:1.0" xmlns:office="urn:oasis:names:tc:opendocument:xmlns:office:1.0" xmlns:text="urn:oasis:names:tc:opendocument:xmlns:text:1.0" xmlns:calcext="urn:org:documentfoundation:names:experimental:calc:xmlns:calcext:1.0" table:style-name="ro4">
          <table:table-cell xmlns:table="urn:oasis:names:tc:opendocument:xmlns:table:1.0" table:style-name="ce5"/>
          <table:table-cell xmlns:table="urn:oasis:names:tc:opendocument:xmlns:table:1.0" table:style-name="ce5"/>
          <table:table-cell table:style-name="ce19" office:value-type="string" table:number-columns-spanned="8" table:number-rows-spanned="1" calcext:value-type="string">
            <text:p>        Desarrollo e implantación de TEO V1.1.0 [322]</text:p>
          </table:table-cell>
          <table:covered-table-cell table:number-columns-repeated="6" table:style-name="ce34"/>
          <table:covered-table-cell table:style-name="ce87"/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o</text:p>
          </table:table-cell>
          <table:table-cell xmlns:table="urn:oasis:names:tc:opendocument:xmlns:table:1.0" table:style-name="ce96" office:value-type="string" calcext:value-type="string">
            <text:p>o</text:p>
          </table:table-cell>
          <table:table-cell xmlns:table="urn:oasis:names:tc:opendocument:xmlns:table:1.0" table:style-name="ce96" office:value-type="string" calcext:value-type="string">
            <text:p>o</text:p>
          </table:table-cell>
          <table:table-cell xmlns:table="urn:oasis:names:tc:opendocument:xmlns:table:1.0" table:style-name="ce96" office:value-type="string" calcext:value-type="string">
            <text:p>o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table:style-name="ce123" office:value-type="currency" calcext:value-type="currency" office:value="0.0">
            <text:p>0.0</text:p>
          </table:table-cell>
          <table:table-cell table:style-name="ce129" office:value-type="percentage" calcext:value-type="percentage" office:value="0">
            <text:p>0.0</text:p>
          </table:table-cell>
          <table:table-cell table:style-name="ce134" office:value-type="currency" calcext:value-type="currency" office:value="0.0">
            <text:p>0.0</text:p>
          </table:table-cell>
          <table:table-cell table:style-name="ce141" office:value-type="currency" calcext:value-type="currency" office:value="0.0">
            <text:p>0.0</text:p>
          </table:table-cell>
          <table:table-cell table:style-name="ce148"/>
          <table:table-cell table:style-name="ce150" table:number-columns-repeated="2"/>
          <table:table-cell table:style-name="ce152" table:number-columns-repeated="994"/>
        </table:table-row>
        <table:table-row xmlns:table="urn:oasis:names:tc:opendocument:xmlns:table:1.0" xmlns:office="urn:oasis:names:tc:opendocument:xmlns:office:1.0" xmlns:text="urn:oasis:names:tc:opendocument:xmlns:text:1.0" xmlns:calcext="urn:org:documentfoundation:names:experimental:calc:xmlns:calcext:1.0" table:style-name="ro4">
          <table:table-cell xmlns:table="urn:oasis:names:tc:opendocument:xmlns:table:1.0" table:style-name="ce5"/>
          <table:table-cell xmlns:table="urn:oasis:names:tc:opendocument:xmlns:table:1.0" table:style-name="ce5"/>
          <table:table-cell table:style-name="ce19" office:value-type="string" table:number-columns-spanned="8" table:number-rows-spanned="1" calcext:value-type="string">
            <text:p/>
          </table:table-cell>
          <table:covered-table-cell table:number-columns-repeated="6" table:style-name="ce34"/>
          <table:covered-table-cell table:style-name="ce87"/>
          <table:table-cell table:style-name="ce96" table:number-columns-repeated="12"/>
          <table:table-cell table:style-name="ce123"/>
          <table:table-cell table:style-name="ce129"/>
          <table:table-cell table:style-name="ce134"/>
          <table:table-cell table:style-name="ce141"/>
          <table:table-cell table:style-name="ce148"/>
          <table:table-cell table:style-name="ce150" table:number-columns-repeated="2"/>
          <table:table-cell table:style-name="ce152" table:number-columns-repeated="994"/>
        </table:table-row>
        <table:table-row xmlns:table="urn:oasis:names:tc:opendocument:xmlns:table:1.0" xmlns:office="urn:oasis:names:tc:opendocument:xmlns:office:1.0" xmlns:draw="urn:oasis:names:tc:opendocument:xmlns:drawing:1.0" xmlns:svg="urn:oasis:names:tc:opendocument:xmlns:svg-compatible:1.0" xmlns:dc="http://purl.org/dc/elements/1.1/" xmlns:text="urn:oasis:names:tc:opendocument:xmlns:text:1.0" table:style-name="ro5">
          <table:table-cell xmlns:table="urn:oasis:names:tc:opendocument:xmlns:table:1.0" table:style-name="ce6"/>
          <table:table-cell xmlns:table="urn:oasis:names:tc:opendocument:xmlns:table:1.0" table:style-name="ce6"/>
          <table:table-cell table:style-name="ce20" office:value-type="string" table:number-columns-spanned="8" table:number-rows-spanned="1">
            <office:annotation draw:style-name="gr1" draw:text-style-name="P1" svg:width="2.899cm" svg:height="1.147cm" svg:x="14.626cm" svg:y="1.926cm" draw:caption-point-x="-0.61cm" draw:caption-point-y="1.532cm">
              <dc:date>2015-12-02T00:00:00</dc:date>
              <text:p text:style-name="P1"><text:span text:style-name="T1">%realización objetivos</text:span></text:p>
            </office:annotation>
            <text:p>Indicadores de nivel de servicio</text:p>
          </table:table-cell>
          <table:covered-table-cell table:number-columns-repeated="2" table:style-name="ce35"/>
          <table:covered-table-cell table:number-columns-repeated="2" table:style-name="ce46"/>
          <table:covered-table-cell table:style-name="ce63"/>
          <table:covered-table-cell table:number-columns-repeated="2" table:style-name="ce77"/>
          <table:table-cell table:style-name="ce97" office:value-type="string" table:number-columns-spanned="12" table:number-rows-spanned="1">
            <text:p>Fecha inicio</text:p>
          </table:table-cell>
          <table:covered-table-cell table:number-columns-repeated="11" table:style-name="ce104"/>
          <table:table-cell table:style-name="ce124" office:value-type="string" table:number-columns-spanned="2" table:number-rows-spanned="1">
            <text:p>Fecha fin</text:p>
          </table:table-cell>
          <table:covered-table-cell table:style-name="ce130"/>
          <table:table-cell table:style-name="ce135" office:value-type="string" table:number-columns-spanned="2" table:number-rows-spanned="1">
            <text:p>% Realizado</text:p>
          </table:table-cell>
          <table:covered-table-cell table:style-name="ce135"/>
          <table:table-cell/>
          <table:table-cell table:style-name="ce13" table:number-columns-repeated="2"/>
          <table:table-cell table:number-columns-repeated="994"/>
        </table:table-row>
        <table:table-row xmlns:table="urn:oasis:names:tc:opendocument:xmlns:table:1.0" xmlns:office="urn:oasis:names:tc:opendocument:xmlns:office:1.0" xmlns:text="urn:oasis:names:tc:opendocument:xmlns:text:1.0" xmlns:calcext="urn:org:documentfoundation:names:experimental:calc:xmlns:calcext:1.0" table:style-name="ro6">
          <table:table-cell xmlns:table="urn:oasis:names:tc:opendocument:xmlns:table:1.0" table:style-name="ce7" office:value-type="string" calcext:value-type="string">
            <text:p>X</text:p>
          </table:table-cell>
          <table:table-cell xmlns:table="urn:oasis:names:tc:opendocument:xmlns:table:1.0" table:style-name="ce7"/>
          <table:table-cell table:style-name="ce21" office:value-type="string" table:number-columns-spanned="8" table:number-rows-spanned="1" calcext:value-type="string">
            <text:p>Objetivo 1</text:p>
          </table:table-cell>
          <table:covered-table-cell table:number-columns-repeated="2" table:style-name="ce36"/>
          <table:covered-table-cell table:number-columns-repeated="2" table:style-name="ce47"/>
          <table:covered-table-cell table:style-name="ce64"/>
          <table:covered-table-cell table:number-columns-repeated="2" table:style-name="ce78"/>
          <table:table-cell table:style-name="ce98" office:value-type="string" table:number-columns-spanned="12" table:number-rows-spanned="1" calcext:value-type="string">
            <text:p>01/12/2015</text:p>
          </table:table-cell>
          <table:covered-table-cell table:number-columns-repeated="11" table:style-name="ce16"/>
          <table:table-cell table:style-name="ce98" office:value-type="string" table:number-columns-spanned="2" table:number-rows-spanned="1" calcext:value-type="string">
            <text:p>31/12/2015</text:p>
          </table:table-cell>
          <table:covered-table-cell table:style-name="ce16"/>
          <table:table-cell table:style-name="ce136" office:value-type="percentage" table:number-columns-spanned="2" table:number-rows-spanned="1" calcext:value-type="percentage" office:value="0.8">
            <text:p>0.8</text:p>
          </table:table-cell>
          <table:covered-table-cell table:style-name="ce16"/>
          <table:table-cell/>
          <table:table-cell table:style-name="ce13" table:number-columns-repeated="2"/>
          <table:table-cell table:number-columns-repeated="994"/>
        </table:table-row>
        <table:table-row xmlns:table="urn:oasis:names:tc:opendocument:xmlns:table:1.0" xmlns:office="urn:oasis:names:tc:opendocument:xmlns:office:1.0" xmlns:text="urn:oasis:names:tc:opendocument:xmlns:text:1.0" xmlns:calcext="urn:org:documentfoundation:names:experimental:calc:xmlns:calcext:1.0" table:style-name="ro6">
          <table:table-cell xmlns:table="urn:oasis:names:tc:opendocument:xmlns:table:1.0" table:style-name="ce7"/>
          <table:table-cell xmlns:table="urn:oasis:names:tc:opendocument:xmlns:table:1.0" table:style-name="ce7" office:value-type="string" calcext:value-type="string">
            <text:p>X</text:p>
          </table:table-cell>
          <table:table-cell table:style-name="ce21" office:value-type="string" table:number-columns-spanned="8" table:number-rows-spanned="1" calcext:value-type="string">
            <text:p>Objetivo 2</text:p>
          </table:table-cell>
          <table:covered-table-cell table:number-columns-repeated="2" table:style-name="ce36"/>
          <table:covered-table-cell table:number-columns-repeated="2" table:style-name="ce47"/>
          <table:covered-table-cell table:style-name="ce64"/>
          <table:covered-table-cell table:number-columns-repeated="2" table:style-name="ce78"/>
          <table:table-cell table:style-name="ce98" office:value-type="string" table:number-columns-spanned="12" table:number-rows-spanned="1" calcext:value-type="string">
            <text:p>01/11/2015</text:p>
          </table:table-cell>
          <table:covered-table-cell table:number-columns-repeated="11" table:style-name="ce16"/>
          <table:table-cell table:style-name="ce98" office:value-type="string" table:number-columns-spanned="2" table:number-rows-spanned="1" calcext:value-type="string">
            <text:p>31/12/2015</text:p>
          </table:table-cell>
          <table:covered-table-cell table:style-name="ce16"/>
          <table:table-cell table:style-name="ce136" office:value-type="percentage" table:number-columns-spanned="2" table:number-rows-spanned="1" calcext:value-type="percentage" office:value="0.6">
            <text:p>0.6</text:p>
          </table:table-cell>
          <table:covered-table-cell table:style-name="ce16"/>
          <table:table-cell/>
          <table:table-cell table:style-name="ce13" table:number-columns-repeated="2"/>
          <table:table-cell table:number-columns-repeated="994"/>
        </table:table-row>
        <table:table-row xmlns:table="urn:oasis:names:tc:opendocument:xmlns:table:1.0" xmlns:office="urn:oasis:names:tc:opendocument:xmlns:office:1.0" xmlns:text="urn:oasis:names:tc:opendocument:xmlns:text:1.0" table:style-name="ro3">
          <table:table-cell xmlns:table="urn:oasis:names:tc:opendocument:xmlns:table:1.0" table:style-name="ce8"/>
          <table:table-cell xmlns:table="urn:oasis:names:tc:opendocument:xmlns:table:1.0" table:style-name="ce8"/>
          <table:table-cell table:style-name="ce22" office:value-type="string" table:number-columns-spanned="6" table:number-rows-spanned="2">
            <text:p>Trabajos</text:p>
          </table:table-cell>
          <table:covered-table-cell table:number-columns-repeated="2" table:style-name="ce37"/>
          <table:covered-table-cell table:number-columns-repeated="2" table:style-name="ce48"/>
          <table:covered-table-cell table:style-name="ce65"/>
          <table:table-cell table:style-name="ce79" table:number-columns-spanned="2" table:number-rows-spanned="2"/>
          <table:covered-table-cell table:style-name="ce88"/>
          <table:table-cell table:style-name="ce99" office:value-type="string" table:number-columns-spanned="4" table:number-rows-spanned="2">
            <text:p>Presupuesto</text:p>
          </table:table-cell>
          <table:covered-table-cell table:style-name="ce105"/>
          <table:covered-table-cell table:style-name="ce100"/>
          <table:covered-table-cell table:style-name="ce105"/>
          <table:table-cell table:style-name="ce99" office:value-type="string" table:number-columns-spanned="4" table:number-rows-spanned="2">
            <text:p>Asignado</text:p>
          </table:table-cell>
          <table:covered-table-cell table:style-name="ce105"/>
          <table:covered-table-cell table:number-columns-repeated="2" table:style-name="ce100"/>
          <table:table-cell table:style-name="ce116" office:value-type="string" table:number-columns-spanned="4" table:number-rows-spanned="2">
            <text:p>Desviación estimada</text:p>
          </table:table-cell>
          <table:covered-table-cell table:number-columns-repeated="3" table:style-name="ce105"/>
          <table:table-cell table:style-name="ce125" office:value-type="string" table:number-columns-spanned="1" table:number-rows-spanned="2">
            <text:p>Disponible estimado</text:p>
          </table:table-cell>
          <table:table-cell table:style-name="ce125" office:value-type="string" table:number-columns-spanned="1" table:number-rows-spanned="2">
            <text:p>Cerrado no facturado</text:p>
          </table:table-cell>
          <table:table-cell table:style-name="ce99" office:value-type="string" table:number-columns-spanned="1" table:number-rows-spanned="2">
            <text:p>Facturado</text:p>
          </table:table-cell>
          <table:table-cell table:style-name="ce142" office:value-type="string" table:number-columns-spanned="1" table:number-rows-spanned="2">
            <text:p>Total ejecutado</text:p>
          </table:table-cell>
          <table:table-cell table:number-columns-repeated="997"/>
        </table:table-row>
        <table:table-row xmlns:table="urn:oasis:names:tc:opendocument:xmlns:table:1.0" table:style-name="ro3">
          <table:table-cell xmlns:table="urn:oasis:names:tc:opendocument:xmlns:table:1.0"/>
          <table:table-cell xmlns:table="urn:oasis:names:tc:opendocument:xmlns:table:1.0"/>
          <table:covered-table-cell table:style-name="ce23"/>
          <table:covered-table-cell table:number-columns-repeated="2"/>
          <table:covered-table-cell table:number-columns-repeated="2" table:style-name="ce49"/>
          <table:covered-table-cell table:style-name="ce66"/>
          <table:covered-table-cell table:style-name="ce80"/>
          <table:covered-table-cell table:style-name="ce16"/>
          <table:covered-table-cell table:number-columns-repeated="13" table:style-name="ce100"/>
          <table:covered-table-cell table:number-columns-repeated="3" table:style-name="ce131"/>
          <table:table-cell table:number-columns-repeated="997"/>
        </table:table-row>
        <table:table-row xmlns:table="urn:oasis:names:tc:opendocument:xmlns:table:1.0" xmlns:office="urn:oasis:names:tc:opendocument:xmlns:office:1.0" xmlns:text="urn:oasis:names:tc:opendocument:xmlns:text:1.0" table:style-name="ro5">
          <table:table-cell xmlns:table="urn:oasis:names:tc:opendocument:xmlns:table:1.0" table:style-name="ce10"/>
          <table:table-cell xmlns:table="urn:oasis:names:tc:opendocument:xmlns:table:1.0" table:style-name="ce10"/>
          <table:table-cell table:style-name="ce24" office:value-type="string" table:number-columns-spanned="3" table:number-rows-spanned="5">
            <text:p>Objetivos</text:p>
          </table:table-cell>
          <table:covered-table-cell/>
          <table:covered-table-cell table:style-name="ce40"/>
          <table:table-cell table:style-name="ce50" table:number-columns-repeated="2"/>
          <table:table-cell table:style-name="ce67" office:value-type="string" table:number-columns-spanned="1" table:number-rows-spanned="2">
            <text:p>Costes de trabajos</text:p>
          </table:table-cell>
          <table:table-cell table:style-name="ce80" office:value-type="string" table:number-columns-spanned="2" table:number-rows-spanned="1">
            <text:p>Importe</text:p>
          </table:table-cell>
          <table:covered-table-cell table:style-name="ce16"/>
          <table:table-cell table:style-name="ce101" office:value-type="currency" table:number-columns-spanned="4" table:number-rows-spanned="1" calcext:value-type="currency" office:value="23175.0">
            <text:p>23175.0</text:p>
          </table:table-cell>
          <table:covered-table-cell table:number-columns-repeated="3" table:style-name="ce106"/>
          <table:table-cell table:style-name="ce111" office:value-type="currency" table:number-columns-spanned="4" table:number-rows-spanned="1" calcext:value-type="currency" office:value="6364.160000000001">
            <text:p>6364.160000000001</text:p>
          </table:table-cell>
          <table:covered-table-cell table:number-columns-repeated="3" table:style-name="ce114"/>
          <table:table-cell table:style-name="ce111" office:value-type="currency" table:number-columns-spanned="4" table:number-rows-spanned="1" calcext:value-type="currency" office:value="0.0">
            <text:p>0.0</text:p>
          </table:table-cell>
          <table:covered-table-cell table:number-columns-repeated="3" table:style-name="ce114"/>
          <table:table-cell table:style-name="ce111" office:value-type="currency" calcext:value-type="currency" office:value="16810.84">
            <text:p>16810.84</text:p>
          </table:table-cell>
          <table:table-cell table:style-name="ce111" office:value-type="currency" calcext:value-type="currency" office:value="-114.22000000000003">
            <text:p>-114.22000000000003</text:p>
          </table:table-cell>
          <table:table-cell table:style-name="ce111" office:value-type="currency" calcext:value-type="currency" office:value="429.26">
            <text:p>429.26</text:p>
          </table:table-cell>
          <table:table-cell table:style-name="ce143" office:value-type="currency" calcext:value-type="currency" office:value="744.3">
            <text:p>744.3</text:p>
          </table:table-cell>
          <table:table-cell table:number-columns-repeated="997"/>
        </table:table-row>
        <table:table-row xmlns:table="urn:oasis:names:tc:opendocument:xmlns:table:1.0" xmlns:office="urn:oasis:names:tc:opendocument:xmlns:office:1.0" xmlns:text="urn:oasis:names:tc:opendocument:xmlns:text:1.0" table:style-name="ro5">
          <table:table-cell xmlns:table="urn:oasis:names:tc:opendocument:xmlns:table:1.0"/>
          <table:table-cell xmlns:table="urn:oasis:names:tc:opendocument:xmlns:table:1.0"/>
          <table:covered-table-cell table:style-name="ce25"/>
          <table:covered-table-cell table:number-columns-repeated="2"/>
          <table:table-cell table:style-name="ce51" table:number-columns-repeated="2"/>
          <table:covered-table-cell table:style-name="ce68"/>
          <table:table-cell table:style-name="ce81" office:value-type="string" table:number-columns-spanned="2" table:number-rows-spanned="1">
            <text:p>% del presupuesto</text:p>
          </table:table-cell>
          <table:covered-table-cell table:style-name="ce89"/>
          <table:table-cell table:style-name="ce102" office:value-type="string" table:number-columns-spanned="4" table:number-rows-spanned="1" calcext:value-type="string">
            <text:p/>
          </table:table-cell>
          <table:covered-table-cell table:number-columns-repeated="3" table:style-name="ce107"/>
          <table:table-cell table:style-name="ce107" office:value-type="percentage" table:number-columns-spanned="4" table:number-rows-spanned="1" calcext:value-type="percentage" office:value="0.27">
            <text:p>0.27</text:p>
          </table:table-cell>
          <table:covered-table-cell table:number-columns-repeated="3" table:style-name="ce107"/>
          <table:table-cell table:style-name="ce102" office:value-type="percentage" table:number-columns-spanned="4" table:number-rows-spanned="1" calcext:value-type="percentage" office:value="0.0">
            <text:p>0.0</text:p>
          </table:table-cell>
          <table:covered-table-cell table:number-columns-repeated="3" table:style-name="ce107"/>
          <table:table-cell table:style-name="ce102" office:value-type="percentage" calcext:value-type="percentage" office:value="0.73">
            <text:p>0.73</text:p>
          </table:table-cell>
          <table:table-cell table:style-name="ce102" office:value-type="percentage" calcext:value-type="percentage" office:value="-0.0">
            <text:p>-0.0</text:p>
          </table:table-cell>
          <table:table-cell table:style-name="ce102" office:value-type="percentage" calcext:value-type="percentage" office:value="0.02">
            <text:p>0.02</text:p>
          </table:table-cell>
          <table:table-cell table:style-name="ce144" office:value-type="percentage" calcext:value-type="percentage" office:value="0.03">
            <text:p>0.03</text:p>
          </table:table-cell>
          <table:table-cell table:number-columns-repeated="997"/>
        </table:table-row>
        <table:table-row xmlns:table="urn:oasis:names:tc:opendocument:xmlns:table:1.0" xmlns:office="urn:oasis:names:tc:opendocument:xmlns:office:1.0" xmlns:text="urn:oasis:names:tc:opendocument:xmlns:text:1.0" table:style-name="ro3">
          <table:table-cell xmlns:table="urn:oasis:names:tc:opendocument:xmlns:table:1.0"/>
          <table:table-cell xmlns:table="urn:oasis:names:tc:opendocument:xmlns:table:1.0"/>
          <table:covered-table-cell table:style-name="ce26"/>
          <table:covered-table-cell table:number-columns-repeated="2"/>
          <table:table-cell table:style-name="ce52" table:number-columns-repeated="2"/>
          <table:table-cell table:style-name="ce69" office:value-type="string" table:number-columns-spanned="1" table:number-rows-spanned="3">
            <text:p>Recursos y contratos</text:p>
          </table:table-cell>
          <table:table-cell table:style-name="ce82" office:value-type="string" table:number-columns-spanned="10" table:number-rows-spanned="2">
            <text:p>Perfil</text:p>
          </table:table-cell>
          <table:covered-table-cell table:number-columns-repeated="9" table:style-name="ce88"/>
          <table:table-cell table:style-name="ce116" office:value-type="string" table:number-columns-spanned="4" table:number-rows-spanned="2">
            <text:p>Importe previsto</text:p>
          </table:table-cell>
          <table:covered-table-cell table:number-columns-repeated="3" table:style-name="ce88"/>
          <table:table-cell table:style-name="ce125" office:value-type="string" table:number-columns-spanned="2" table:number-rows-spanned="2">
            <text:p>Unidades previstas</text:p>
          </table:table-cell>
          <table:covered-table-cell table:style-name="ce125"/>
          <table:table-cell table:style-name="ce137" office:value-type="string" table:number-columns-spanned="1" table:number-rows-spanned="2">
            <text:p>Unidades consumidas</text:p>
          </table:table-cell>
          <table:table-cell table:style-name="ce145" office:value-type="string" table:number-columns-spanned="1" table:number-rows-spanned="2">
            <text:p>% unidades consumidas</text:p>
          </table:table-cell>
          <table:table-cell table:number-columns-repeated="997"/>
        </table:table-row>
        <table:table-row xmlns:table="urn:oasis:names:tc:opendocument:xmlns:table:1.0" table:style-name="ro3">
          <table:table-cell xmlns:table="urn:oasis:names:tc:opendocument:xmlns:table:1.0"/>
          <table:table-cell xmlns:table="urn:oasis:names:tc:opendocument:xmlns:table:1.0"/>
          <table:covered-table-cell table:style-name="ce27"/>
          <table:covered-table-cell table:number-columns-repeated="2"/>
          <table:table-cell table:style-name="ce53" table:number-columns-repeated="2"/>
          <table:covered-table-cell table:style-name="ce70"/>
          <table:covered-table-cell table:style-name="ce80"/>
          <table:covered-table-cell table:number-columns-repeated="13" table:style-name="ce16"/>
          <table:covered-table-cell table:style-name="ce100"/>
          <table:covered-table-cell table:style-name="ce131"/>
          <table:covered-table-cell table:number-columns-repeated="2" table:style-name="ce138"/>
          <table:table-cell table:number-columns-repeated="997"/>
        </table:table-row>
        <table:table-row xmlns:table="urn:oasis:names:tc:opendocument:xmlns:table:1.0" xmlns:office="urn:oasis:names:tc:opendocument:xmlns:office:1.0" xmlns:text="urn:oasis:names:tc:opendocument:xmlns:text:1.0" xmlns:calcext="urn:org:documentfoundation:names:experimental:calc:xmlns:calcext:1.0" table:style-name="ro3">
          <table:table-cell xmlns:table="urn:oasis:names:tc:opendocument:xmlns:table:1.0"/>
          <table:table-cell xmlns:table="urn:oasis:names:tc:opendocument:xmlns:table:1.0"/>
          <table:covered-table-cell table:style-name="ce27"/>
          <table:covered-table-cell table:number-columns-repeated="2"/>
          <table:table-cell table:style-name="ce54"/>
          <table:table-cell table:style-name="ce59"/>
          <table:covered-table-cell table:style-name="ce70"/>
          <table:table-cell table:style-name="ce80" office:value-type="string" table:number-columns-spanned="10" table:number-rows-spanned="1" calcext:value-type="string">
            <text:p>Jefe de proyectos</text:p>
          </table:table-cell>
          <table:covered-table-cell table:number-columns-repeated="9" table:style-name="ce16"/>
          <table:table-cell table:style-name="ce117" office:value-type="currency" table:number-columns-spanned="4" table:number-rows-spanned="1" calcext:value-type="currency" office:value="387.8">
            <text:p>387.8</text:p>
          </table:table-cell>
          <table:covered-table-cell table:number-columns-repeated="3" table:style-name="ce118"/>
          <table:table-cell table:style-name="ce126" office:value-type="float" calcext:value-type="float" office:value="10.0">
            <text:p>10.0</text:p>
          </table:table-cell>
          <table:table-cell table:style-name="ce119" office:value-type="string">
            <text:p>horas</text:p>
          </table:table-cell>
          <table:table-cell table:style-name="ce139" office:value-type="float" calcext:value-type="float" office:value="0.0">
            <text:p>0.0</text:p>
          </table:table-cell>
          <table:table-cell table:style-name="ce146" office:value-type="percentage" calcext:value-type="percentage" office:value="0.0">
            <text:p>0.0</text:p>
          </table:table-cell>
          <table:table-cell table:number-columns-repeated="997"/>
        </table:table-row>
        <table:table-row xmlns:table="urn:oasis:names:tc:opendocument:xmlns:table:1.0" xmlns:office="urn:oasis:names:tc:opendocument:xmlns:office:1.0" xmlns:text="urn:oasis:names:tc:opendocument:xmlns:text:1.0" xmlns:calcext="urn:org:documentfoundation:names:experimental:calc:xmlns:calcext:1.0" table:style-name="ro3">
          <table:table-cell xmlns:table="urn:oasis:names:tc:opendocument:xmlns:table:1.0"/>
          <table:table-cell xmlns:table="urn:oasis:names:tc:opendocument:xmlns:table:1.0"/>
          <table:covered-table-cell table:style-name="ce27"/>
          <table:covered-table-cell table:number-columns-repeated="2"/>
          <table:table-cell table:style-name="ce54"/>
          <table:table-cell table:style-name="ce59"/>
          <table:covered-table-cell table:style-name="ce70"/>
          <table:table-cell table:style-name="ce80" office:value-type="string" table:number-columns-spanned="10" table:number-rows-spanned="1" calcext:value-type="string">
            <text:p>Analista funcional</text:p>
          </table:table-cell>
          <table:covered-table-cell table:number-columns-repeated="9" table:style-name="ce16"/>
          <table:table-cell table:style-name="ce117" office:value-type="currency" table:number-columns-spanned="4" table:number-rows-spanned="1" calcext:value-type="currency" office:value="8509.88">
            <text:p>8509.88</text:p>
          </table:table-cell>
          <table:covered-table-cell table:number-columns-repeated="3" table:style-name="ce118"/>
          <table:table-cell table:style-name="ce126" office:value-type="float" calcext:value-type="float" office:value="316.0">
            <text:p>316.0</text:p>
          </table:table-cell>
          <table:table-cell table:style-name="ce119" office:value-type="string">
            <text:p>horas</text:p>
          </table:table-cell>
          <table:table-cell table:style-name="ce139" office:value-type="float" calcext:value-type="float" office:value="55.5">
            <text:p>55.5</text:p>
          </table:table-cell>
          <table:table-cell table:style-name="ce146" office:value-type="percentage" calcext:value-type="percentage" office:value="0.18">
            <text:p>0.18</text:p>
          </table:table-cell>
          <table:table-cell table:number-columns-repeated="997"/>
        </table:table-row>
        <table:table-row xmlns:table="urn:oasis:names:tc:opendocument:xmlns:table:1.0" xmlns:office="urn:oasis:names:tc:opendocument:xmlns:office:1.0" xmlns:text="urn:oasis:names:tc:opendocument:xmlns:text:1.0" xmlns:calcext="urn:org:documentfoundation:names:experimental:calc:xmlns:calcext:1.0" table:style-name="ro3">
          <table:table-cell xmlns:table="urn:oasis:names:tc:opendocument:xmlns:table:1.0"/>
          <table:table-cell xmlns:table="urn:oasis:names:tc:opendocument:xmlns:table:1.0"/>
          <table:covered-table-cell table:style-name="ce27"/>
          <table:covered-table-cell table:number-columns-repeated="2"/>
          <table:table-cell table:style-name="ce54"/>
          <table:table-cell table:style-name="ce59"/>
          <table:covered-table-cell table:style-name="ce70"/>
          <table:table-cell table:style-name="ce80" office:value-type="string" table:number-columns-spanned="10" table:number-rows-spanned="1" calcext:value-type="string">
            <text:p>Analista programador</text:p>
          </table:table-cell>
          <table:covered-table-cell table:number-columns-repeated="9" table:style-name="ce16"/>
          <table:table-cell table:style-name="ce117" office:value-type="currency" table:number-columns-spanned="4" table:number-rows-spanned="1" calcext:value-type="currency" office:value="2073.89">
            <text:p>2073.89</text:p>
          </table:table-cell>
          <table:covered-table-cell table:number-columns-repeated="3" table:style-name="ce118"/>
          <table:table-cell table:style-name="ce126" office:value-type="float" calcext:value-type="float" office:value="91.0">
            <text:p>91.0</text:p>
          </table:table-cell>
          <table:table-cell table:style-name="ce119" office:value-type="string">
            <text:p>horas</text:p>
          </table:table-cell>
          <table:table-cell table:style-name="ce139" office:value-type="float" calcext:value-type="float" office:value="0.0">
            <text:p>0.0</text:p>
          </table:table-cell>
          <table:table-cell table:style-name="ce146" office:value-type="percentage" calcext:value-type="percentage" office:value="0.0">
            <text:p>0.0</text:p>
          </table:table-cell>
          <table:table-cell table:number-columns-repeated="997"/>
        </table:table-row>
        <table:table-row xmlns:table="urn:oasis:names:tc:opendocument:xmlns:table:1.0" xmlns:office="urn:oasis:names:tc:opendocument:xmlns:office:1.0" xmlns:text="urn:oasis:names:tc:opendocument:xmlns:text:1.0" xmlns:calcext="urn:org:documentfoundation:names:experimental:calc:xmlns:calcext:1.0" table:style-name="ro3">
          <table:table-cell xmlns:table="urn:oasis:names:tc:opendocument:xmlns:table:1.0"/>
          <table:table-cell xmlns:table="urn:oasis:names:tc:opendocument:xmlns:table:1.0"/>
          <table:covered-table-cell table:style-name="ce27"/>
          <table:covered-table-cell table:number-columns-repeated="2"/>
          <table:table-cell table:style-name="ce54"/>
          <table:table-cell table:style-name="ce59"/>
          <table:covered-table-cell table:style-name="ce70"/>
          <table:table-cell table:style-name="ce80" office:value-type="string" table:number-columns-spanned="10" table:number-rows-spanned="1" calcext:value-type="string">
            <text:p>Programador</text:p>
          </table:table-cell>
          <table:covered-table-cell table:number-columns-repeated="9" table:style-name="ce16"/>
          <table:table-cell table:style-name="ce117" office:value-type="currency" table:number-columns-spanned="4" table:number-rows-spanned="1" calcext:value-type="currency" office:value="7490.0">
            <text:p>7490.0</text:p>
          </table:table-cell>
          <table:covered-table-cell table:number-columns-repeated="3" table:style-name="ce118"/>
          <table:table-cell table:style-name="ce126" office:value-type="float" calcext:value-type="float" office:value="428.0">
            <text:p>428.0</text:p>
          </table:table-cell>
          <table:table-cell table:style-name="ce119" office:value-type="string">
            <text:p>horas</text:p>
          </table:table-cell>
          <table:table-cell table:style-name="ce139" office:value-type="float" calcext:value-type="float" office:value="9.5">
            <text:p>9.5</text:p>
          </table:table-cell>
          <table:table-cell table:style-name="ce146" office:value-type="percentage" calcext:value-type="percentage" office:value="0.02">
            <text:p>0.02</text:p>
          </table:table-cell>
          <table:table-cell table:number-columns-repeated="997"/>
        </table:table-row>
        <table:table-row xmlns:table="urn:oasis:names:tc:opendocument:xmlns:table:1.0" xmlns:office="urn:oasis:names:tc:opendocument:xmlns:office:1.0" xmlns:text="urn:oasis:names:tc:opendocument:xmlns:text:1.0" table:style-name="ro3">
          <table:table-cell xmlns:table="urn:oasis:names:tc:opendocument:xmlns:table:1.0"/>
          <table:table-cell xmlns:table="urn:oasis:names:tc:opendocument:xmlns:table:1.0"/>
          <table:table-cell table:style-name="ce28" office:value-type="string" table:number-columns-spanned="6" table:number-rows-spanned="1">
            <text:p>Sumario y previsiones</text:p>
          </table:table-cell>
          <table:covered-table-cell table:number-columns-repeated="2" table:style-name="ce38"/>
          <table:covered-table-cell table:number-columns-repeated="2" table:style-name="ce55"/>
          <table:covered-table-cell table:style-name="ce71"/>
          <table:table-cell table:style-name="ce83" office:value-type="string" table:number-columns-spanned="10" table:number-rows-spanned="1">
            <text:p>TOTAL</text:p>
          </table:table-cell>
          <table:covered-table-cell table:number-columns-repeated="9" table:style-name="ce89"/>
          <table:table-cell table:style-name="ce117" office:value-type="float" table:number-columns-spanned="4" table:number-rows-spanned="1" calcext:value-type="float" office:value="18461.57">
            <text:p>18461.57</text:p>
          </table:table-cell>
          <table:covered-table-cell table:number-columns-repeated="3" table:style-name="ce119"/>
          <table:table-cell table:style-name="ce119" table:number-columns-repeated="2"/>
          <table:table-cell table:style-name="ce139"/>
          <table:table-cell table:style-name="ce146"/>
          <table:table-cell table:number-columns-repeated="997"/>
        </table:table-row>
        <table:table-row xmlns:table="urn:oasis:names:tc:opendocument:xmlns:table:1.0" xmlns:office="urn:oasis:names:tc:opendocument:xmlns:office:1.0" xmlns:calcext="urn:org:documentfoundation:names:experimental:calc:xmlns:calcext:1.0" xmlns:text="urn:oasis:names:tc:opendocument:xmlns:text:1.0" table:style-name="ro7">
          <table:table-cell xmlns:table="urn:oasis:names:tc:opendocument:xmlns:table:1.0" xmlns:office="urn:oasis:names:tc:opendocument:xmlns:office:1.0" xmlns:calcext="urn:org:documentfoundation:names:experimental:calc:xmlns:calcext:1.0" xmlns:text="urn:oasis:names:tc:opendocument:xmlns:text:1.0" table:style-name="ce11" office:value-type="string" calcext:value-type="string">
            <text:p>Objetivo 1</text:p>
          </table:table-cell>
          <table:table-cell xmlns:table="urn:oasis:names:tc:opendocument:xmlns:table:1.0" xmlns:office="urn:oasis:names:tc:opendocument:xmlns:office:1.0" xmlns:calcext="urn:org:documentfoundation:names:experimental:calc:xmlns:calcext:1.0" xmlns:text="urn:oasis:names:tc:opendocument:xmlns:text:1.0" table:style-name="ce11" office:value-type="string" calcext:value-type="string">
            <text:p>Objetivo 2</text:p>
          </table:table-cell>
          <table:table-cell table:style-name="ce29" office:value-type="string" table:number-columns-spanned="24" table:number-rows-spanned="1" calcext:value-type="string">
            <text:p>Bullets:
* Uno
* Dos

h2. Apartado
Prueba</text:p>
          </table:table-cell>
          <table:covered-table-cell table:number-columns-repeated="2" table:style-name="ce39"/>
          <table:covered-table-cell table:number-columns-repeated="2" table:style-name="ce56"/>
          <table:covered-table-cell table:style-name="ce72"/>
          <table:covered-table-cell table:style-name="ce84"/>
          <table:covered-table-cell table:style-name="ce90"/>
          <table:covered-table-cell table:number-columns-repeated="13" table:style-name="ce72"/>
          <table:covered-table-cell table:number-columns-repeated="3" table:style-name="ce132"/>
          <table:table-cell table:style-name="ce149"/>
          <table:table-cell table:style-name="ce147"/>
          <table:table-cell/>
          <table:table-cell table:style-name="ce16"/>
          <table:table-cell table:number-columns-repeated="993"/>
        </table:table-row>
        <table:table-row table:style-name="ro8">
          <table:table-cell table:style-name="ce12"/>
          <table:table-cell table:number-columns-repeated="24"/>
          <table:table-cell table:style-name="ce13"/>
          <table:table-cell table:style-name="ce147"/>
          <table:table-cell table:style-name="ce13" table:number-columns-repeated="2"/>
          <table:table-cell table:number-columns-repeated="993"/>
        </table:table-row>
        <table:table-row table:style-name="ro8">
          <table:table-cell table:style-name="ce13"/>
          <table:table-cell table:number-columns-repeated="24"/>
          <table:table-cell table:style-name="ce13"/>
          <table:table-cell table:style-name="ce147"/>
          <table:table-cell table:style-name="ce13" table:number-columns-repeated="2"/>
          <table:table-cell table:number-columns-repeated="993"/>
        </table:table-row>
        <table:table-row table:style-name="ro8">
          <table:table-cell table:style-name="ce13"/>
          <table:table-cell table:style-name="ce30" table:number-columns-repeated="6"/>
          <table:table-cell table:number-columns-repeated="18"/>
          <table:table-cell table:style-name="ce13"/>
          <table:table-cell table:style-name="ce147"/>
          <table:table-cell table:style-name="ce13" table:number-columns-repeated="2"/>
          <table:table-cell table:number-columns-repeated="993"/>
        </table:table-row>
        <table:table-row table:style-name="ro8" table:number-rows-repeated="2">
          <table:table-cell table:style-name="ce13"/>
          <table:table-cell table:number-columns-repeated="24"/>
          <table:table-cell table:style-name="ce13"/>
          <table:table-cell table:style-name="ce147"/>
          <table:table-cell table:style-name="ce151"/>
          <table:table-cell table:style-name="ce13"/>
          <table:table-cell table:number-columns-repeated="993"/>
        </table:table-row>
        <table:table-row table:style-name="ro8">
          <table:table-cell table:style-name="ce13"/>
          <table:table-cell table:number-columns-repeated="24"/>
          <table:table-cell table:style-name="ce13"/>
          <table:table-cell table:style-name="ce147"/>
          <table:table-cell table:style-name="ce151"/>
          <table:table-cell table:style-name="ce13"/>
          <table:table-cell table:number-columns-repeated="99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OpenSymbol" svg:font-family="OpenSymbol" style:font-adornments="Regular" style:font-charset="x-symbol"/>
    <style:font-face style:name="StarBats" svg:font-family="StarBats" style:font-adornments="Regular" style:font-charset="x-symbol"/>
    <style:font-face style:name="Arial1" svg:font-family="Arial1"/>
    <style:font-face style:name="Arial" svg:font-family="Arial" style:font-family-generic="swiss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date-style style:name="N105">
      <number:month number:textual="true"/>
      <number:text> </number:text>
      <number:year number:style="long"/>
    </number:date-style>
    <number:currency-style style:name="N107P0" style:volatile="true">
      <number:number number:decimal-places="0" number:min-integer-digits="1" number:grouping="true"/>
      <number:text> </number:text>
      <number:currency-symbol number:language="es" number:country="ES">€</number:currency-symbol>
    </number:currency-style>
    <number:currency-style style:name="N107">
      <number:text>-</number:text>
      <number:number number:decimal-places="0" number:min-integer-digits="1" number:grouping="true"/>
      <number:text> </number:text>
      <number:currency-symbol number:language="es" number:country="ES">€</number:currency-symbol>
      <style:map style:condition="value()&gt;=0" style:apply-style-name="N107P0"/>
    </number:currency-style>
    <number:currency-style style:name="N109P0" style:volatile="true">
      <number:number number:decimal-places="1" number:min-integer-digits="1" number:grouping="true"/>
      <number:text> </number:text>
      <number:currency-symbol number:language="es" number:country="ES">€</number:currency-symbol>
    </number:currency-style>
    <number:currency-style style:name="N109">
      <style:text-properties fo:color="#ff0000"/>
      <number:text>-</number:text>
      <number:number number:decimal-places="1" number:min-integer-digits="1" number:grouping="true"/>
      <number:text> </number:text>
      <number:currency-symbol number:language="es" number:country="ES">€</number:currency-symbol>
      <style:map style:condition="value()&gt;=0" style:apply-style-name="N109P0"/>
    </number:currency-style>
    <number:currency-style style:name="N110P0" style:volatile="true">
      <number:number number:decimal-places="0" number:min-integer-digits="1" number:grouping="true"/>
      <number:text> </number:text>
      <number:currency-symbol number:language="es" number:country="ES">€</number:currency-symbol>
    </number:currency-style>
    <number:currency-style style:name="N110">
      <style:text-properties fo:color="#ff0000"/>
      <number:text>-</number:text>
      <number:number number:decimal-places="0" number:min-integer-digits="1" number:grouping="true"/>
      <number:text> </number:text>
      <number:currency-symbol number:language="es" number:country="ES">€</number:currency-symbol>
      <style:map style:condition="value()&gt;=0" style:apply-style-name="N110P0"/>
    </number:currency-style>
    <number:currency-style style:name="N111">
      <number:number number:decimal-places="2" number:min-integer-digits="1" number:grouping="true"/>
      <number:text> </number:text>
      <number:currency-symbol>€</number:currency-symbol>
      <number:text> </number:text>
    </number:currency-style>
    <number:currency-style style:name="N112">
      <number:text>-</number:text>
      <number:number number:decimal-places="2" number:min-integer-digits="1" number:grouping="true"/>
      <number:text> </number:text>
      <number:currency-symbol>€</number:currency-symbol>
      <number:text> </number:text>
    </number:currency-style>
    <number:currency-style style:name="N113">
      <number:text> -</number:text>
      <number:number number:decimal-places="0" number:min-integer-digits="2"/>
      <number:text> </number:text>
      <number:currency-symbol>€</number:currency-symbol>
      <number:text> </number:text>
    </number:currency-style>
    <number:currency-style style:name="N114P0" style:volatile="true">
      <number:number number:decimal-places="2" number:min-integer-digits="1" number:grouping="true"/>
      <number:text> </number:text>
      <number:currency-symbol>€</number:currency-symbol>
      <number:text> </number:text>
    </number:currency-style>
    <number:currency-style style:name="N114P1" style:volatile="true">
      <number:text>-</number:text>
      <number:number number:decimal-places="2" number:min-integer-digits="1" number:grouping="true"/>
      <number:text> </number:text>
      <number:currency-symbol>€</number:currency-symbol>
      <number:text> </number:text>
    </number:currency-style>
    <number:currency-style style:name="N114P2" style:volatile="true">
      <number:text> -</number:text>
      <number:number number:decimal-places="0" number:min-integer-digits="2"/>
      <number:text> </number:text>
      <number:currency-symbol>€</number:currency-symbol>
      <number:text> </number:text>
    </number:currency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date-style style:name="N115">
      <number:month number:style="long" number:textual="true"/>
      <number:text> </number:text>
      <number:year number:style="long"/>
    </number:date-style>
    <number:number-style style:name="N119P0" style:volatile="true">
      <number:number number:decimal-places="2" number:min-integer-digits="1" number:grouping="true"/>
      <number:text> € </number:text>
    </number:number-style>
    <number:number-style style:name="N119P1" style:volatile="true">
      <number:text>-</number:text>
      <number:number number:decimal-places="2" number:min-integer-digits="1" number:grouping="true"/>
      <number:text> € </number:text>
    </number:number-style>
    <number:number-style style:name="N119P2" style:volatile="true">
      <number:text>-</number:text>
      <number:number number:decimal-places="0" number:min-integer-digits="0"/>
      <number:text> €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">
      <number:number number:decimal-places="1" number:min-integer-digits="1"/>
    </number:number-style>
    <number:percentage-style style:name="N121">
      <number:number number:decimal-places="3" number:min-integer-digits="1"/>
      <number:text>%</number:text>
    </number:percentage-style>
    <number:percentage-style style:name="N122">
      <number:number number:decimal-places="1" number:min-integer-digits="1"/>
      <number:text>%</number:text>
    </number:percentage-style>
    <number:number-style style:name="N126P0" style:volatile="true">
      <number:number number:decimal-places="2" number:min-integer-digits="1" number:grouping="true"/>
      <number:text>    </number:text>
    </number:number-style>
    <number:number-style style:name="N126P1" style:volatile="true">
      <number:text>-</number:text>
      <number:number number:decimal-places="2" number:min-integer-digits="1" number:grouping="true"/>
      <number:text>    </number:text>
    </number:number-style>
    <number:number-style style:name="N126P2" style:volatile="true">
      <number:text> -</number:text>
      <number:number number:decimal-places="0" number:min-integer-digits="0"/>
      <number:text>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8P0" style:volatile="true">
      <number:number number:decimal-places="2" number:min-integer-digits="1" number:grouping="true"/>
      <number:text> € </number:text>
    </number:number-style>
    <number:number-style style:name="N128P1" style:volatile="true">
      <number:text>-</number:text>
      <number:number number:decimal-places="2" number:min-integer-digits="1" number:grouping="true"/>
      <number:text> € </number:text>
    </number:number-style>
    <number:number-style style:name="N128P2" style:volatile="true">
      <number:text> -</number:text>
      <number:number number:decimal-places="0" number:min-integer-digits="0"/>
      <number:text> €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date-style style:name="N130P0" style:volatile="true">
      <number:month number:textual="true"/>
      <number:text>-</number:text>
      <number:year/>
    </number:date-style>
    <number:text-style style:name="N130">
      <number:text-content/>
      <style:map style:condition="value()&gt;=0" style:apply-style-name="N130P0"/>
    </number:text-style>
    <number:number-style style:name="N131">
      <number:number number:decimal-places="2" number:min-integer-digits="1" number:grouping="true"/>
      <number:text> €</number:text>
    </number:number-style>
    <number:number-style style:name="N133P0" style:volatile="true">
      <number:number number:decimal-places="2" number:min-integer-digits="1"/>
      <number:text> </number:text>
    </number:number-style>
    <number:number-style style:name="N133">
      <style:text-properties fo:color="#ff0000"/>
      <number:text>-</number:text>
      <number:number number:decimal-places="2" number:min-integer-digits="1"/>
      <number:text> </number:text>
      <style:map style:condition="value()&gt;=0" style:apply-style-name="N133P0"/>
    </number:number-style>
    <number:number-style style:name="N136P0" style:volatile="true">
      <number:number number:decimal-places="4" number:min-integer-digits="1" number:grouping="true"/>
      <number:text>    </number:text>
    </number:number-style>
    <number:number-style style:name="N136P1" style:volatile="true">
      <number:text>-</number:text>
      <number:number number:decimal-places="4" number:min-integer-digits="1" number:grouping="true"/>
      <number:text>    </number:text>
    </number:number-style>
    <number:number-style style:name="N136P2" style:volatile="true">
      <number:text> -</number:text>
      <number:number number:decimal-places="0" number:min-integer-digits="0"/>
      <number:text>   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7">
      <number:number number:decimal-places="2" number:min-integer-digits="1" number:grouping="true"/>
      <number:text> </number:text>
    </number:number-style>
    <number:number-style style:name="N138P0" style:volatile="true">
      <number:number number:decimal-places="2" number:min-integer-digits="1" number:grouping="true"/>
      <number:text> </number:text>
    </number:number-style>
    <number:number-style style:name="N138">
      <style:text-properties fo:color="#ff0000"/>
      <number:text>-</number:text>
      <number:number number:decimal-places="2" number:min-integer-digits="1" number:grouping="true"/>
      <number:text> </number:text>
      <style:map style:condition="value()&gt;=0" style:apply-style-name="N138P0"/>
    </number:number-style>
    <number:number-style style:name="N141P0" style:volatile="true">
      <number:number number:decimal-places="3" number:min-integer-digits="1" number:grouping="true"/>
      <number:text>    </number:text>
    </number:number-style>
    <number:number-style style:name="N141P1" style:volatile="true">
      <number:text>-</number:text>
      <number:number number:decimal-places="3" number:min-integer-digits="1" number:grouping="true"/>
      <number:text>    </number:text>
    </number:number-style>
    <number:number-style style:name="N141P2" style:volatile="true">
      <number:text> -</number:text>
      <number:number number:decimal-places="0" number:min-integer-digits="0"/>
      <number:text>   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currency-style style:name="N145P0" style:volatile="true">
      <number:number number:decimal-places="2" number:min-integer-digits="1" number:grouping="true"/>
      <number:text> </number:text>
      <number:currency-symbol number:language="es" number:country="ES">€</number:currency-symbol>
      <number:text> </number:text>
    </number:currency-style>
    <number:currency-style style:name="N145P1" style:volatile="true"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number:text> </number:text>
    </number:currency-style>
    <number:currency-style style:name="N145P2" style:volatile="true">
      <number:text> -</number:text>
      <number:number number:decimal-places="0" number:min-integer-digits="0"/>
      <number:text> </number:text>
      <number:currency-symbol number:language="es" number:country="ES">€</number:currency-symbol>
      <number:text> </number:text>
    </number:currency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percentage-style style:name="N146">
      <number:number number:decimal-places="4" number:min-integer-digits="1"/>
      <number:text>%</number:text>
    </number:percentage-style>
    <number:percentage-style style:name="N147">
      <number:number number:decimal-places="5" number:min-integer-digits="1"/>
      <number:text>%</number:text>
    </number:percentage-style>
    <number:percentage-style style:name="N148">
      <number:number number:decimal-places="6" number:min-integer-digits="1"/>
      <number:text>%</number:text>
    </number:percentage-style>
    <number:number-style style:name="N149">
      <number:number number:decimal-places="2" number:min-integer-digits="1" number:grouping="true"/>
      <number:text>   </number:text>
    </number:number-style>
    <number:number-style style:name="N150">
      <number:text>-</number:text>
      <number:number number:decimal-places="2" number:min-integer-digits="1" number:grouping="true"/>
      <number:text>   </number:text>
    </number:number-style>
    <number:number-style style:name="N151">
      <number:text> -</number:text>
      <number:number number:decimal-places="0" number:min-integer-digits="2"/>
      <number:text>   </number:text>
    </number:number-style>
    <number:number-style style:name="N152P0" style:volatile="true">
      <number:number number:decimal-places="2" number:min-integer-digits="1" number:grouping="true"/>
      <number:text>   </number:text>
    </number:number-style>
    <number:number-style style:name="N152P1" style:volatile="true">
      <number:text>-</number:text>
      <number:number number:decimal-places="2" number:min-integer-digits="1" number:grouping="true"/>
      <number:text>   </number:text>
    </number:number-style>
    <number:number-style style:name="N152P2" style:volatile="true">
      <number:text> -</number:text>
      <number:number number:decimal-places="0" number:min-integer-digits="2"/>
      <number:text>  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3">
      <number:number number:decimal-places="3" number:min-integer-digits="1"/>
    </number:number-style>
    <number:currency-style style:name="N155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55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55P0"/>
    </number:currency-style>
    <number:number-style style:name="N156">
      <number:number number:decimal-places="0" number:min-integer-digits="1" number:grouping="true"/>
      <number:text> €</number:text>
    </number:number-style>
    <number:number-style style:name="N157P0" style:volatile="true">
      <number:number number:decimal-places="0" number:min-integer-digits="1" number:grouping="true"/>
      <number:text> €</number:text>
    </number:number-style>
    <number:number-style style:name="N157">
      <number:text>-</number:text>
      <number:number number:decimal-places="0" number:min-integer-digits="1" number:grouping="true"/>
      <number:text> €</number:text>
      <style:map style:condition="value()&gt;=0" style:apply-style-name="N157P0"/>
    </number:number-style>
    <number:number-style style:name="N158P0" style:volatile="true">
      <number:number number:decimal-places="0" number:min-integer-digits="1" number:grouping="true"/>
      <number:text> €</number:text>
    </number:number-style>
    <number:number-style style:name="N158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58P0"/>
    </number:number-style>
    <number:number-style style:name="N159P0" style:volatile="true">
      <number:number number:decimal-places="2" number:min-integer-digits="1" number:grouping="true"/>
      <number:text> €</number:text>
    </number:number-style>
    <number:number-style style:name="N159">
      <number:text>-</number:text>
      <number:number number:decimal-places="2" number:min-integer-digits="1" number:grouping="true"/>
      <number:text> €</number:text>
      <style:map style:condition="value()&gt;=0" style:apply-style-name="N159P0"/>
    </number:number-style>
    <number:number-style style:name="N160P0" style:volatile="true">
      <number:number number:decimal-places="2" number:min-integer-digits="1" number:grouping="true"/>
      <number:text> €</number:text>
    </number:number-style>
    <number:number-style style:name="N160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60P0"/>
    </number:number-style>
    <number:number-style style:name="N161P0" style:volatile="true">
      <number:number number:decimal-places="0" number:min-integer-digits="1" number:grouping="true"/>
    </number:number-style>
    <number:number-style style:name="N161">
      <number:text>-</number:text>
      <number:number number:decimal-places="0" number:min-integer-digits="1" number:grouping="true"/>
      <style:map style:condition="value()&gt;=0" style:apply-style-name="N161P0"/>
    </number:number-style>
    <number:number-style style:name="N162P0" style:volatile="true">
      <number:number number:decimal-places="0" number:min-integer-digits="1" number:grouping="true"/>
    </number:number-style>
    <number:number-style style:name="N162">
      <style:text-properties fo:color="#ff0000"/>
      <number:text>-</number:text>
      <number:number number:decimal-places="0" number:min-integer-digits="1" number:grouping="true"/>
      <style:map style:condition="value()&gt;=0" style:apply-style-name="N162P0"/>
    </number:number-style>
    <number:number-style style:name="N163P0" style:volatile="true">
      <number:number number:decimal-places="2" number:min-integer-digits="1" number:grouping="true"/>
    </number:number-style>
    <number:number-style style:name="N163">
      <number:text>-</number:text>
      <number:number number:decimal-places="2" number:min-integer-digits="1" number:grouping="true"/>
      <style:map style:condition="value()&gt;=0" style:apply-style-name="N163P0"/>
    </number:number-style>
    <number:number-style style:name="N164P0" style:volatile="true">
      <number:number number:decimal-places="2" number:min-integer-digits="1" number:grouping="true"/>
    </number:number-style>
    <number:number-style style:name="N164">
      <style:text-properties fo:color="#ff0000"/>
      <number:text>-</number:text>
      <number:number number:decimal-places="2" number:min-integer-digits="1" number:grouping="true"/>
      <style:map style:condition="value()&gt;=0" style:apply-style-name="N164P0"/>
    </number:number-style>
    <number:number-style style:name="N168P0" style:volatile="true">
      <number:number number:decimal-places="0" number:min-integer-digits="1" number:grouping="true"/>
      <number:text>    </number:text>
    </number:number-style>
    <number:number-style style:name="N168P1" style:volatile="true">
      <number:text>-</number:text>
      <number:number number:decimal-places="0" number:min-integer-digits="1" number:grouping="true"/>
      <number:text>    </number:text>
    </number:number-style>
    <number:number-style style:name="N168P2" style:volatile="true">
      <number:text> -   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2P0" style:volatile="true">
      <number:number number:decimal-places="0" number:min-integer-digits="1" number:grouping="true"/>
      <number:text> € </number:text>
    </number:number-style>
    <number:number-style style:name="N172P1" style:volatile="true">
      <number:text>-</number:text>
      <number:number number:decimal-places="0" number:min-integer-digits="1" number:grouping="true"/>
      <number:text> € </number:text>
    </number:number-style>
    <number:number-style style:name="N172P2" style:volatile="true">
      <number:text> - €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time-style style:name="N173">
      <number:minutes number:style="long"/>
      <number:text>:</number:text>
      <number:seconds number:style="long"/>
    </number:time-style>
    <number:time-style style:name="N17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75">
      <number:minutes number:style="long"/>
      <number:text>:</number:text>
      <number:seconds number:style="long" number:decimal-places="1"/>
    </number:time-style>
    <number:number-style style:name="N176">
      <number:scientific-number number:decimal-places="1" number:min-integer-digits="3" number:min-exponent-digits="1"/>
    </number:number-style>
    <number:date-style style:name="N177">
      <number:month number:style="long" number:textual="true"/>
      <number:text> </number:text>
      <number:year/>
    </number:date-style>
    <number:currency-style style:name="N178">
      <number:number number:decimal-places="0" number:min-integer-digits="1"/>
      <number:text> </number:text>
      <number:currency-symbol>h</number:currency-symbol>
    </number:currency-style>
    <number:currency-style style:name="N179">
      <number:number number:decimal-places="2" number:min-integer-digits="1"/>
      <number:text> </number:text>
      <number:currency-symbol>h</number:currency-symbol>
    </number:currency-style>
    <number:currency-style style:name="N18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81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81P0"/>
    </number:currency-style>
    <number:number-style style:name="N183P0" style:volatile="true">
      <number:number number:decimal-places="0" number:min-integer-digits="1" number:grouping="true"/>
      <number:text> pta</number:text>
    </number:number-style>
    <number:number-style style:name="N183">
      <number:text>-</number:text>
      <number:number number:decimal-places="0" number:min-integer-digits="1" number:grouping="true"/>
      <number:text> pta</number:text>
      <style:map style:condition="value()&gt;=0" style:apply-style-name="N183P0"/>
    </number:number-style>
    <number:number-style style:name="N184P0" style:volatile="true">
      <number:number number:decimal-places="0" number:min-integer-digits="1" number:grouping="true"/>
      <number:text> pta</number:text>
    </number:number-style>
    <number:number-style style:name="N184">
      <style:text-properties fo:color="#ff0000"/>
      <number:text>-</number:text>
      <number:number number:decimal-places="0" number:min-integer-digits="1" number:grouping="true"/>
      <number:text> pta</number:text>
      <style:map style:condition="value()&gt;=0" style:apply-style-name="N184P0"/>
    </number:number-style>
    <number:number-style style:name="N186P0" style:volatile="true">
      <number:number number:decimal-places="2" number:min-integer-digits="1" number:grouping="true"/>
      <number:text> pta</number:text>
    </number:number-style>
    <number:number-style style:name="N186">
      <number:text>-</number:text>
      <number:number number:decimal-places="2" number:min-integer-digits="1" number:grouping="true"/>
      <number:text> pta</number:text>
      <style:map style:condition="value()&gt;=0" style:apply-style-name="N186P0"/>
    </number:number-style>
    <number:number-style style:name="N187P0" style:volatile="true">
      <number:number number:decimal-places="2" number:min-integer-digits="1" number:grouping="true"/>
      <number:text> pta</number:text>
    </number:number-style>
    <number:number-style style:name="N187">
      <style:text-properties fo:color="#ff0000"/>
      <number:text>-</number:text>
      <number:number number:decimal-places="2" number:min-integer-digits="1" number:grouping="true"/>
      <number:text> pta</number:text>
      <style:map style:condition="value()&gt;=0" style:apply-style-name="N187P0"/>
    </number:number-style>
    <number:number-style style:name="N191P0" style:volatile="true">
      <number:number number:decimal-places="0" number:min-integer-digits="1" number:grouping="true"/>
      <number:text> pta </number:text>
    </number:number-style>
    <number:number-style style:name="N191P1" style:volatile="true">
      <number:text>-</number:text>
      <number:number number:decimal-places="0" number:min-integer-digits="1" number:grouping="true"/>
      <number:text> pta </number:text>
    </number:number-style>
    <number:number-style style:name="N191P2" style:volatile="true">
      <number:text> - pta </number:text>
    </number:number-style>
    <number:text-style style:name="N191"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name="N195P0" style:volatile="true">
      <number:number number:decimal-places="0" number:min-integer-digits="1" number:grouping="true"/>
      <number:text>       </number:text>
    </number:number-style>
    <number:number-style style:name="N195P1" style:volatile="true">
      <number:text>-</number:text>
      <number:number number:decimal-places="0" number:min-integer-digits="1" number:grouping="true"/>
      <number:text>       </number:text>
    </number:number-style>
    <number:number-style style:name="N195P2" style:volatile="true">
      <number:text> -       </number:text>
    </number:number-style>
    <number:text-style style:name="N195">
      <number:text-content/>
      <number:text> </number:text>
      <style:map style:condition="value()&gt;0" style:apply-style-name="N195P0"/>
      <style:map style:condition="value()&lt;0" style:apply-style-name="N195P1"/>
      <style:map style:condition="value()=0" style:apply-style-name="N195P2"/>
    </number:text-style>
    <number:number-style style:name="N199P0" style:volatile="true">
      <number:number number:decimal-places="2" number:min-integer-digits="1" number:grouping="true"/>
      <number:text> pta </number:text>
    </number:number-style>
    <number:number-style style:name="N199P1" style:volatile="true">
      <number:text>-</number:text>
      <number:number number:decimal-places="2" number:min-integer-digits="1" number:grouping="true"/>
      <number:text> pta </number:text>
    </number:number-style>
    <number:number-style style:name="N199P2" style:volatile="true">
      <number:text> -</number:text>
      <number:number number:decimal-places="0" number:min-integer-digits="0"/>
      <number:text> pta </number:text>
    </number:number-style>
    <number:text-style style:name="N199"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3P0" style:volatile="true">
      <number:number number:decimal-places="2" number:min-integer-digits="1" number:grouping="true"/>
      <number:text>       </number:text>
    </number:number-style>
    <number:number-style style:name="N203P1" style:volatile="true">
      <number:text>-</number:text>
      <number:number number:decimal-places="2" number:min-integer-digits="1" number:grouping="true"/>
      <number:text>       </number:text>
    </number:number-style>
    <number:number-style style:name="N203P2" style:volatile="true">
      <number:text> -</number:text>
      <number:number number:decimal-places="0" number:min-integer-digits="0"/>
      <number:text>       </number:text>
    </number:number-style>
    <number:text-style style:name="N203">
      <number:text-content/>
      <number:text> </number:text>
      <style:map style:condition="value()&gt;0" style:apply-style-name="N203P0"/>
      <style:map style:condition="value()&lt;0" style:apply-style-name="N203P1"/>
      <style:map style:condition="value()=0" style:apply-style-name="N203P2"/>
    </number:text-style>
    <number:currency-style style:name="N206P0" style:volatile="true">
      <number:number number:decimal-places="2" number:min-integer-digits="1" number:grouping="true"/>
      <number:text> </number:text>
      <number:currency-symbol number:language="ar" number:country="SA">€</number:currency-symbol>
      <number:text> </number:text>
    </number:currency-style>
    <number:currency-style style:name="N206P1" style:volatile="true">
      <number:text>-</number:text>
      <number:number number:decimal-places="2" number:min-integer-digits="1" number:grouping="true"/>
      <number:text> </number:text>
      <number:currency-symbol number:language="ar" number:country="SA">€</number:currency-symbol>
      <number:text> </number:text>
    </number:currency-style>
    <number:currency-style style:name="N206">
      <number:text> -</number:text>
      <number:number number:decimal-places="0" number:min-integer-digits="0"/>
      <number:text> </number:text>
      <number:currency-symbol number:language="ar" number:country="SA">€</number:currency-symbol>
      <number:text> </number:text>
      <style:map style:condition="value()&gt;0" style:apply-style-name="N206P0"/>
      <style:map style:condition="value()&lt;0" style:apply-style-name="N206P1"/>
    </number:currency-style>
    <number:date-style style:name="N207">
      <number:month number:textual="true"/>
      <number:text>-</number:text>
      <number:year number:style="long"/>
    </number:date-style>
    <number:number-style style:name="N209P0" style:volatile="true">
      <number:text>€ </number:text>
      <number:number number:decimal-places="0" number:min-integer-digits="1" number:grouping="true"/>
    </number:number-style>
    <number:number-style style:name="N209">
      <number:text>-€ </number:text>
      <number:number number:decimal-places="0" number:min-integer-digits="1" number:grouping="true"/>
      <style:map style:condition="value()&gt;=0" style:apply-style-name="N209P0"/>
    </number:number-style>
    <number:number-style style:name="N210P0" style:volatile="true">
      <number:text>€ </number:text>
      <number:number number:decimal-places="0" number:min-integer-digits="1" number:grouping="true"/>
    </number:number-style>
    <number:number-style style:name="N210">
      <style:text-properties fo:color="#ff0000"/>
      <number:text>-€ </number:text>
      <number:number number:decimal-places="0" number:min-integer-digits="1" number:grouping="true"/>
      <style:map style:condition="value()&gt;=0" style:apply-style-name="N210P0"/>
    </number:number-style>
    <number:number-style style:name="N211">
      <number:text>€ </number:text>
      <number:number number:decimal-places="2" number:min-integer-digits="1" number:grouping="true"/>
    </number:number-style>
    <number:number-style style:name="N212P0" style:volatile="true">
      <number:text>€ </number:text>
      <number:number number:decimal-places="2" number:min-integer-digits="1" number:grouping="true"/>
    </number:number-style>
    <number:number-style style:name="N212">
      <number:text>-€ </number:text>
      <number:number number:decimal-places="2" number:min-integer-digits="1" number:grouping="true"/>
      <style:map style:condition="value()&gt;=0" style:apply-style-name="N212P0"/>
    </number:number-style>
    <number:number-style style:name="N213P0" style:volatile="true">
      <number:text>€ </number:text>
      <number:number number:decimal-places="2" number:min-integer-digits="1" number:grouping="true"/>
    </number:number-style>
    <number:number-style style:name="N213">
      <style:text-properties fo:color="#ff0000"/>
      <number:text>-€ </number:text>
      <number:number number:decimal-places="2" number:min-integer-digits="1" number:grouping="true"/>
      <style:map style:condition="value()&gt;=0" style:apply-style-name="N213P0"/>
    </number:number-style>
    <number:number-style style:name="N217P0" style:volatile="true">
      <number:number number:decimal-places="0" number:min-integer-digits="1" number:grouping="true"/>
      <number:text> </number:text>
    </number:number-style>
    <number:number-style style:name="N217P1" style:volatile="true">
      <number:text>-</number:text>
      <number:number number:decimal-places="0" number:min-integer-digits="1" number:grouping="true"/>
      <number:text> </number:text>
    </number:number-style>
    <number:number-style style:name="N217P2" style:volatile="true">
      <number:text> -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text> € </number:text>
      <number:number number:decimal-places="0" number:min-integer-digits="1" number:grouping="true"/>
      <number:text> </number:text>
    </number:number-style>
    <number:number-style style:name="N221P1" style:volatile="true">
      <number:text>-€ </number:text>
      <number:number number:decimal-places="0" number:min-integer-digits="1" number:grouping="true"/>
      <number:text> </number:text>
    </number:number-style>
    <number:number-style style:name="N221P2" style:volatile="true">
      <number:text> € -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number-style style:name="N224P0" style:volatile="true">
      <number:number number:decimal-places="2" number:min-integer-digits="1" number:grouping="true"/>
      <number:text> </number:text>
    </number:number-style>
    <number:number-style style:name="N224P1" style:volatile="true">
      <number:text>-</number:text>
      <number:number number:decimal-places="2" number:min-integer-digits="1" number:grouping="true"/>
      <number:text> </number:text>
    </number:number-style>
    <number:number-style style:name="N224P2" style:volatile="true">
      <number:text> -</number:text>
      <number:number number:decimal-places="0" number:min-integer-digits="0"/>
      <number:text> </number:text>
    </number:number-style>
    <number:text-style style:name="N224">
      <number:text-content/>
      <number:text> </number:text>
      <style:map style:condition="value()&gt;0" style:apply-style-name="N224P0"/>
      <style:map style:condition="value()&lt;0" style:apply-style-name="N224P1"/>
      <style:map style:condition="value()=0" style:apply-style-name="N224P2"/>
    </number:text-style>
    <number:number-style style:name="N228P0" style:volatile="true">
      <number:text> € </number:text>
      <number:number number:decimal-places="2" number:min-integer-digits="1" number:grouping="true"/>
      <number:text> </number:text>
    </number:number-style>
    <number:number-style style:name="N228P1" style:volatile="true">
      <number:text>-€ </number:text>
      <number:number number:decimal-places="2" number:min-integer-digits="1" number:grouping="true"/>
      <number:text> </number:text>
    </number:number-style>
    <number:number-style style:name="N228P2" style:volatile="true">
      <number:text> € -</number:text>
      <number:number number:decimal-places="0" number:min-integer-digits="0"/>
      <number:text> </number:text>
    </number:number-style>
    <number:text-style style:name="N228">
      <number:text-content/>
      <number:text> </number:text>
      <style:map style:condition="value()&gt;0" style:apply-style-name="N228P0"/>
      <style:map style:condition="value()&lt;0" style:apply-style-name="N228P1"/>
      <style:map style:condition="value()=0" style:apply-style-name="N228P2"/>
    </number:text-style>
    <number:date-style style:name="N229">
      <number:day number:style="long"/>
      <number:text>-</number:text>
      <number:month number:style="long"/>
      <number:text>-</number:text>
      <number:year/>
    </number:date-style>
    <number:currency-style style:name="N230">
      <number:number number:decimal-places="0" number:min-integer-digits="1" number:grouping="true"/>
      <number:text> </number:text>
      <number:currency-symbol number:language="ar" number:country="SA">€</number:currency-symbol>
    </number:currency-style>
    <number:currency-style style:name="N231P0" style:volatile="true">
      <number:number number:decimal-places="0" number:min-integer-digits="1" number:grouping="true"/>
      <number:text> </number:text>
      <number:currency-symbol number:language="ar" number:country="SA">€</number:currency-symbol>
    </number:currency-style>
    <number:currency-style style:name="N231">
      <style:text-properties fo:color="#ff0000"/>
      <number:text>-</number:text>
      <number:number number:decimal-places="0" number:min-integer-digits="1" number:grouping="true"/>
      <number:text> </number:text>
      <number:currency-symbol number:language="ar" number:country="SA">€</number:currency-symbol>
      <style:map style:condition="value()&gt;=0" style:apply-style-name="N231P0"/>
    </number:currency-style>
    <number:number-style style:name="N232">
      <number:number number:decimal-places="1" number:min-integer-digits="1" number:grouping="true"/>
    </number:number-style>
    <number:number-style style:name="N233">
      <number:number number:decimal-places="3" number:min-integer-digits="1" number:grouping="true"/>
    </number:number-style>
    <number:date-style style:name="N234">
      <number:day/>
      <number:text>/</number:text>
      <number:month/>
      <number:text>/</number:text>
      <number:year number:style="long"/>
    </number:date-style>
    <number:date-style style:name="N235">
      <number:day/>
      <number:text>-</number:text>
      <number:month/>
      <number:text>-</number:text>
      <number:year/>
    </number:date-style>
    <number:number-style style:name="N236">
      <number:number number:decimal-places="4" number:min-integer-digits="1" number:grouping="true"/>
    </number:number-style>
    <number:number-style style:name="N237">
      <number:number number:decimal-places="5" number:min-integer-digits="1" number:grouping="true"/>
    </number:number-style>
    <number:date-style style:name="N238P0" style:volatile="true">
      <number:day number:style="long"/>
      <number:text>-</number:text>
      <number:month number:style="long"/>
      <number:text>-</number:text>
      <number:year/>
    </number:date-style>
    <number:text-style style:name="N238">
      <number:text-content/>
      <style:map style:condition="value()&gt;=0" style:apply-style-name="N238P0"/>
    </number:text-style>
    <number:number-style style:name="N240P0" style:volatile="true">
      <number:text>Sí</number:text>
    </number:number-style>
    <number:number-style style:name="N240P1" style:volatile="true">
      <number:text>Sí</number:text>
    </number:number-style>
    <number:number-style style:name="N240">
      <number:text>No</number:text>
      <style:map style:condition="value()&gt;0" style:apply-style-name="N240P0"/>
      <style:map style:condition="value()&lt;0" style:apply-style-name="N240P1"/>
    </number:number-style>
    <number:number-style style:name="N242P0" style:volatile="true">
      <number:text>Verdadero</number:text>
    </number:number-style>
    <number:number-style style:name="N242P1" style:volatile="true">
      <number:text>Verdadero</number:text>
    </number:number-style>
    <number:number-style style:name="N242">
      <number:text>Falso</number:text>
      <style:map style:condition="value()&gt;0" style:apply-style-name="N242P0"/>
      <style:map style:condition="value()&lt;0" style:apply-style-name="N242P1"/>
    </number:number-style>
    <number:number-style style:name="N244P0" style:volatile="true">
      <number:text>Activado</number:text>
    </number:number-style>
    <number:number-style style:name="N244P1" style:volatile="true">
      <number:text>Activado</number:text>
    </number:number-style>
    <number:number-style style:name="N244">
      <number:text>Desactivado</number:text>
      <style:map style:condition="value()&gt;0" style:apply-style-name="N244P0"/>
      <style:map style:condition="value()&lt;0" style:apply-style-name="N244P1"/>
    </number:number-style>
    <number:currency-style style:name="N246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246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246P0"/>
    </number:currency-style>
    <number:currency-style style:name="N247">
      <number:number number:decimal-places="2" number:min-integer-digits="1" number:grouping="true"/>
      <number:text> </number:text>
      <number:currency-symbol number:language="ar" number:country="SA">€</number:currency-symbol>
    </number:currency-style>
    <number:number-style style:name="N248">
      <number:number number:decimal-places="16" number:min-integer-digits="1" number:grouping="true"/>
    </number:number-style>
    <number:time-style style:name="N250P0" style:volatile="true">
      <number:hours/>
      <number:text>:</number:text>
      <number:minutes number:style="long"/>
    </number:time-style>
    <number:text-style style:name="N250">
      <number:text-content/>
      <style:map style:condition="value()&gt;=0" style:apply-style-name="N250P0"/>
    </number:text-style>
    <number:number-style style:name="N251P0" style:volatile="true">
      <number:number number:decimal-places="2" number:min-integer-digits="1"/>
      <number:text> </number:text>
    </number:number-style>
    <number:number-style style:name="N251">
      <number:text>-</number:text>
      <number:number number:decimal-places="2" number:min-integer-digits="1"/>
      <number:text> </number:text>
      <style:map style:condition="value()&gt;=0" style:apply-style-name="N251P0"/>
    </number:number-style>
    <number:number-style style:name="N252P0" style:volatile="true">
      <number:number number:decimal-places="2" number:min-integer-digits="1"/>
    </number:number-style>
    <number:number-style style:name="N252">
      <style:text-properties fo:color="#ff0000"/>
      <number:number number:decimal-places="2" number:min-integer-digits="1"/>
      <style:map style:condition="value()&gt;=0" style:apply-style-name="N252P0"/>
    </number:number-style>
    <number:time-style style:name="N253">
      <number:hours/>
      <number:text>:</number:text>
      <number:minutes number:style="long"/>
      <number:text>:</number:text>
      <number:seconds number:style="long"/>
      <number:text> </number:text>
      <number:am-pm/>
    </number:time-style>
    <number:percentage-style style:name="N254">
      <number:number number:decimal-places="9" number:min-integer-digits="1"/>
      <number:text>%</number:text>
    </number:percentage-style>
    <number:number-style style:name="N255">
      <number:number number:decimal-places="9" number:min-integer-digits="1"/>
    </number:number-style>
    <number:number-style style:name="N256">
      <number:number number:decimal-places="8" number:min-integer-digits="1"/>
    </number:number-style>
    <number:number-style style:name="N257">
      <number:number number:decimal-places="7" number:min-integer-digits="1"/>
    </number:number-style>
    <number:number-style style:name="N258">
      <number:number number:decimal-places="6" number:min-integer-digits="1"/>
    </number:number-style>
    <number:number-style style:name="N259">
      <number:number number:decimal-places="5" number:min-integer-digits="1"/>
    </number:number-style>
    <number:number-style style:name="N260">
      <number:number number:decimal-places="4" number:min-integer-digits="1"/>
    </number:number-style>
    <number:number-style style:name="N262P0" style:volatile="true">
      <number:text>€</number:text>
      <number:number number:decimal-places="0" number:min-integer-digits="1" number:grouping="true"/>
      <number:text> </number:text>
    </number:number-style>
    <number:number-style style:name="N262">
      <number:text>(€</number:text>
      <number:number number:decimal-places="0" number:min-integer-digits="1" number:grouping="true"/>
      <number:text>)</number:text>
      <style:map style:condition="value()&gt;=0" style:apply-style-name="N262P0"/>
    </number:number-style>
    <number:number-style style:name="N264P0" style:volatile="true">
      <number:text>€</number:text>
      <number:number number:decimal-places="2" number:min-integer-digits="1" number:grouping="true"/>
      <number:text> </number:text>
    </number:number-style>
    <number:number-style style:name="N264">
      <number:text>(€</number:text>
      <number:number number:decimal-places="2" number:min-integer-digits="1" number:grouping="true"/>
      <number:text>)</number:text>
      <style:map style:condition="value()&gt;=0" style:apply-style-name="N264P0"/>
    </number:number-style>
    <number:number-style style:name="N268P0" style:volatile="true">
      <number:text> €</number:text>
      <number:number number:decimal-places="0" number:min-integer-digits="1" number:grouping="true"/>
      <number:text> </number:text>
    </number:number-style>
    <number:number-style style:name="N268P1" style:volatile="true">
      <number:text> €(</number:text>
      <number:number number:decimal-places="0" number:min-integer-digits="1" number:grouping="true"/>
      <number:text>)</number:text>
    </number:number-style>
    <number:number-style style:name="N268P2" style:volatile="true">
      <number:text> €- </number:text>
    </number:number-style>
    <number:text-style style:name="N268">
      <number:text-content/>
      <number:text> </number:text>
      <style:map style:condition="value()&gt;0" style:apply-style-name="N268P0"/>
      <style:map style:condition="value()&lt;0" style:apply-style-name="N268P1"/>
      <style:map style:condition="value()=0" style:apply-style-name="N268P2"/>
    </number:text-style>
    <number:number-style style:name="N270P0" style:volatile="true">
      <number:number number:decimal-places="0" number:min-integer-digits="1" number:grouping="true"/>
      <number:text> </number:text>
    </number:number-style>
    <number:number-style style:name="N270P1" style:volatile="true">
      <number:text> (</number:text>
      <number:number number:decimal-places="0" number:min-integer-digits="1" number:grouping="true"/>
      <number:text>)</number:text>
    </number:number-style>
    <number:number-style style:name="N270P2" style:volatile="true">
      <number:text> - </number:text>
    </number:number-style>
    <number:text-style style:name="N270">
      <number:text-content/>
      <number:text> </number:text>
      <style:map style:condition="value()&gt;0" style:apply-style-name="N270P0"/>
      <style:map style:condition="value()&lt;0" style:apply-style-name="N270P1"/>
      <style:map style:condition="value()=0" style:apply-style-name="N270P2"/>
    </number:text-style>
    <number:number-style style:name="N274P0" style:volatile="true">
      <number:text> €</number:text>
      <number:number number:decimal-places="2" number:min-integer-digits="1" number:grouping="true"/>
      <number:text> </number:text>
    </number:number-style>
    <number:number-style style:name="N274P1" style:volatile="true">
      <number:text> €(</number:text>
      <number:number number:decimal-places="2" number:min-integer-digits="1" number:grouping="true"/>
      <number:text>)</number:text>
    </number:number-style>
    <number:number-style style:name="N274P2" style:volatile="true">
      <number:text> €-</number:text>
      <number:number number:decimal-places="0" number:min-integer-digits="0"/>
      <number:text> </number:text>
    </number:number-style>
    <number:text-style style:name="N274">
      <number:text-content/>
      <number:text> </number:text>
      <style:map style:condition="value()&gt;0" style:apply-style-name="N274P0"/>
      <style:map style:condition="value()&lt;0" style:apply-style-name="N274P1"/>
      <style:map style:condition="value()=0" style:apply-style-name="N274P2"/>
    </number:text-style>
    <number:number-style style:name="N276P0" style:volatile="true">
      <number:number number:decimal-places="2" number:min-integer-digits="1" number:grouping="true"/>
      <number:text> </number:text>
    </number:number-style>
    <number:number-style style:name="N276P1" style:volatile="true">
      <number:text> (</number:text>
      <number:number number:decimal-places="2" number:min-integer-digits="1" number:grouping="true"/>
      <number:text>)</number:text>
    </number:number-style>
    <number:number-style style:name="N276P2" style:volatile="true">
      <number:text> -</number:text>
      <number:number number:decimal-places="0" number:min-integer-digits="0"/>
      <number:text> </number:text>
    </number:number-style>
    <number:text-style style:name="N276">
      <number:text-content/>
      <number:text> </number:text>
      <style:map style:condition="value()&gt;0" style:apply-style-name="N276P0"/>
      <style:map style:condition="value()&lt;0" style:apply-style-name="N276P1"/>
      <style:map style:condition="value()=0" style:apply-style-name="N276P2"/>
    </number:text-style>
    <number:number-style style:name="N278P0" style:volatile="true">
      <number:number number:decimal-places="0" number:min-integer-digits="1" number:grouping="true"/>
      <number:text> Pta</number:text>
    </number:number-style>
    <number:number-style style:name="N278">
      <number:text>-</number:text>
      <number:number number:decimal-places="0" number:min-integer-digits="1" number:grouping="true"/>
      <number:text> Pta</number:text>
      <style:map style:condition="value()&gt;=0" style:apply-style-name="N278P0"/>
    </number:number-style>
    <number:number-style style:name="N280P0" style:volatile="true">
      <number:number number:decimal-places="2" number:min-integer-digits="1" number:grouping="true"/>
      <number:text> Pta</number:text>
    </number:number-style>
    <number:number-style style:name="N280">
      <number:text>-</number:text>
      <number:number number:decimal-places="2" number:min-integer-digits="1" number:grouping="true"/>
      <number:text> Pta</number:text>
      <style:map style:condition="value()&gt;=0" style:apply-style-name="N280P0"/>
    </number:number-style>
    <number:number-style style:name="N284P0" style:volatile="true">
      <number:number number:decimal-places="0" number:min-integer-digits="1" number:grouping="true"/>
      <number:text> Pta </number:text>
    </number:number-style>
    <number:number-style style:name="N284P1" style:volatile="true">
      <number:text>-</number:text>
      <number:number number:decimal-places="0" number:min-integer-digits="1" number:grouping="true"/>
      <number:text> Pta </number:text>
    </number:number-style>
    <number:number-style style:name="N284P2" style:volatile="true">
      <number:text> - Pta </number:text>
    </number:number-style>
    <number:text-style style:name="N284">
      <number:text-content/>
      <number:text> </number:text>
      <style:map style:condition="value()&gt;0" style:apply-style-name="N284P0"/>
      <style:map style:condition="value()&lt;0" style:apply-style-name="N284P1"/>
      <style:map style:condition="value()=0" style:apply-style-name="N284P2"/>
    </number:text-style>
    <number:number-style style:name="N288P0" style:volatile="true">
      <number:number number:decimal-places="2" number:min-integer-digits="1" number:grouping="true"/>
      <number:text> Pta </number:text>
    </number:number-style>
    <number:number-style style:name="N288P1" style:volatile="true">
      <number:text>-</number:text>
      <number:number number:decimal-places="2" number:min-integer-digits="1" number:grouping="true"/>
      <number:text> Pta </number:text>
    </number:number-style>
    <number:number-style style:name="N288P2" style:volatile="true">
      <number:text> -</number:text>
      <number:number number:decimal-places="0" number:min-integer-digits="0"/>
      <number:text> Pta </number:text>
    </number:number-style>
    <number:text-style style:name="N288">
      <number:text-content/>
      <number:text> </number:text>
      <style:map style:condition="value()&gt;0" style:apply-style-name="N288P0"/>
      <style:map style:condition="value()&lt;0" style:apply-style-name="N288P1"/>
      <style:map style:condition="value()=0" style:apply-style-name="N288P2"/>
    </number:text-style>
    <number:number-style style:name="N290P0" style:volatile="true">
      <number:text>$</number:text>
      <number:number number:decimal-places="0" number:min-integer-digits="1" number:grouping="true"/>
      <number:text> </number:text>
    </number:number-style>
    <number:number-style style:name="N290">
      <number:text>($</number:text>
      <number:number number:decimal-places="0" number:min-integer-digits="1" number:grouping="true"/>
      <number:text>)</number:text>
      <style:map style:condition="value()&gt;=0" style:apply-style-name="N290P0"/>
    </number:number-style>
    <number:number-style style:name="N292P0" style:volatile="true">
      <number:text>$</number:text>
      <number:number number:decimal-places="2" number:min-integer-digits="1" number:grouping="true"/>
      <number:text> </number:text>
    </number:number-style>
    <number:number-style style:name="N292">
      <number:text>($</number:text>
      <number:number number:decimal-places="2" number:min-integer-digits="1" number:grouping="true"/>
      <number:text>)</number:text>
      <style:map style:condition="value()&gt;=0" style:apply-style-name="N292P0"/>
    </number:number-style>
    <number:number-style style:name="N296P0" style:volatile="true">
      <number:text> $</number:text>
      <number:number number:decimal-places="0" number:min-integer-digits="1" number:grouping="true"/>
      <number:text> </number:text>
    </number:number-style>
    <number:number-style style:name="N296P1" style:volatile="true">
      <number:text> $(</number:text>
      <number:number number:decimal-places="0" number:min-integer-digits="1" number:grouping="true"/>
      <number:text>)</number:text>
    </number:number-style>
    <number:number-style style:name="N296P2" style:volatile="true">
      <number:text> $- </number:text>
    </number:number-style>
    <number:text-style style:name="N296">
      <number:text-content/>
      <number:text> </number:text>
      <style:map style:condition="value()&gt;0" style:apply-style-name="N296P0"/>
      <style:map style:condition="value()&lt;0" style:apply-style-name="N296P1"/>
      <style:map style:condition="value()=0" style:apply-style-name="N296P2"/>
    </number:text-style>
    <number:number-style style:name="N300P0" style:volatile="true">
      <number:text> $</number:text>
      <number:number number:decimal-places="2" number:min-integer-digits="1" number:grouping="true"/>
      <number:text> </number:text>
    </number:number-style>
    <number:number-style style:name="N300P1" style:volatile="true">
      <number:text> $(</number:text>
      <number:number number:decimal-places="2" number:min-integer-digits="1" number:grouping="true"/>
      <number:text>)</number:text>
    </number:number-style>
    <number:number-style style:name="N300P2" style:volatile="true">
      <number:text> $-</number:text>
      <number:number number:decimal-places="0" number:min-integer-digits="0"/>
      <number:text> </number:text>
    </number:number-style>
    <number:text-style style:name="N300">
      <number:text-content/>
      <number:text> </number:text>
      <style:map style:condition="value()&gt;0" style:apply-style-name="N300P0"/>
      <style:map style:condition="value()&lt;0" style:apply-style-name="N300P1"/>
      <style:map style:condition="value()=0" style:apply-style-name="N300P2"/>
    </number:text-style>
    <number:number-style style:name="N302P0" style:volatile="true">
      <number:number number:decimal-places="0" number:min-integer-digits="1" number:grouping="true"/>
      <number:text> Pts</number:text>
    </number:number-style>
    <number:number-style style:name="N302">
      <number:text>-</number:text>
      <number:number number:decimal-places="0" number:min-integer-digits="1" number:grouping="true"/>
      <number:text> Pts</number:text>
      <style:map style:condition="value()&gt;=0" style:apply-style-name="N302P0"/>
    </number:number-style>
    <number:number-style style:name="N304P0" style:volatile="true">
      <number:number number:decimal-places="2" number:min-integer-digits="1" number:grouping="true"/>
      <number:text> Pts</number:text>
    </number:number-style>
    <number:number-style style:name="N304">
      <number:text>-</number:text>
      <number:number number:decimal-places="2" number:min-integer-digits="1" number:grouping="true"/>
      <number:text> Pts</number:text>
      <style:map style:condition="value()&gt;=0" style:apply-style-name="N304P0"/>
    </number:number-style>
    <number:number-style style:name="N308P0" style:volatile="true">
      <number:number number:decimal-places="0" number:min-integer-digits="1" number:grouping="true"/>
      <number:text> Pts </number:text>
    </number:number-style>
    <number:number-style style:name="N308P1" style:volatile="true">
      <number:text>-</number:text>
      <number:number number:decimal-places="0" number:min-integer-digits="1" number:grouping="true"/>
      <number:text> Pts </number:text>
    </number:number-style>
    <number:number-style style:name="N308P2" style:volatile="true">
      <number:text> - Pts </number:text>
    </number:number-style>
    <number:text-style style:name="N308">
      <number:text-content/>
      <number:text> </number:text>
      <style:map style:condition="value()&gt;0" style:apply-style-name="N308P0"/>
      <style:map style:condition="value()&lt;0" style:apply-style-name="N308P1"/>
      <style:map style:condition="value()=0" style:apply-style-name="N308P2"/>
    </number:text-style>
    <number:number-style style:name="N312P0" style:volatile="true">
      <number:number number:decimal-places="2" number:min-integer-digits="1" number:grouping="true"/>
      <number:text> Pts </number:text>
    </number:number-style>
    <number:number-style style:name="N312P1" style:volatile="true">
      <number:text>-</number:text>
      <number:number number:decimal-places="2" number:min-integer-digits="1" number:grouping="true"/>
      <number:text> Pts </number:text>
    </number:number-style>
    <number:number-style style:name="N312P2" style:volatile="true">
      <number:text> -</number:text>
      <number:number number:decimal-places="0" number:min-integer-digits="0"/>
      <number:text> Pts </number:text>
    </number:number-style>
    <number:text-style style:name="N312">
      <number:text-content/>
      <number:text> </number:text>
      <style:map style:condition="value()&gt;0" style:apply-style-name="N312P0"/>
      <style:map style:condition="value()&lt;0" style:apply-style-name="N312P1"/>
      <style:map style:condition="value()=0" style:apply-style-name="N312P2"/>
    </number:text-style>
    <number:number-style style:name="N314P0" style:volatile="true">
      <number:text>Yes</number:text>
    </number:number-style>
    <number:number-style style:name="N314P1" style:volatile="true">
      <number:text>Yes</number:text>
    </number:number-style>
    <number:number-style style:name="N314">
      <number:text>No</number:text>
      <style:map style:condition="value()&gt;0" style:apply-style-name="N314P0"/>
      <style:map style:condition="value()&lt;0" style:apply-style-name="N314P1"/>
    </number:number-style>
    <number:number-style style:name="N316P0" style:volatile="true">
      <number:text>True</number:text>
    </number:number-style>
    <number:number-style style:name="N316P1" style:volatile="true">
      <number:text>True</number:text>
    </number:number-style>
    <number:number-style style:name="N316">
      <number:text>False</number:text>
      <style:map style:condition="value()&gt;0" style:apply-style-name="N316P0"/>
      <style:map style:condition="value()&lt;0" style:apply-style-name="N316P1"/>
    </number:number-style>
    <number:number-style style:name="N318P0" style:volatile="true">
      <number:text>On</number:text>
    </number:number-style>
    <number:number-style style:name="N318P1" style:volatile="true">
      <number:text>On</number:text>
    </number:number-style>
    <number:number-style style:name="N318">
      <number:text>Off</number:text>
      <style:map style:condition="value()&gt;0" style:apply-style-name="N318P0"/>
      <style:map style:condition="value()&lt;0" style:apply-style-name="N318P1"/>
    </number:number-style>
    <number:currency-style style:name="N319P0" style:volatile="true">
      <number:number number:decimal-places="2" number:min-integer-digits="1" number:grouping="true"/>
      <number:text> </number:text>
      <number:currency-symbol number:language="ar" number:country="SA">€</number:currency-symbol>
    </number:currency-style>
    <number:currency-style style:name="N319">
      <style:text-properties fo:color="#ff0000"/>
      <number:text>-</number:text>
      <number:number number:decimal-places="2" number:min-integer-digits="1" number:grouping="true"/>
      <number:text> </number:text>
      <number:currency-symbol number:language="ar" number:country="SA">€</number:currency-symbol>
      <style:map style:condition="value()&gt;=0" style:apply-style-name="N319P0"/>
    </number:currency-style>
    <number:currency-style style:name="N321P0" style:volatile="true">
      <number:number number:decimal-places="3" number:min-integer-digits="1" number:grouping="true"/>
      <number:text> </number:text>
      <number:currency-symbol number:language="es" number:country="ES">€</number:currency-symbol>
    </number:currency-style>
    <number:currency-style style:name="N321">
      <style:text-properties fo:color="#ff0000"/>
      <number:text>-</number:text>
      <number:number number:decimal-places="3" number:min-integer-digits="1" number:grouping="true"/>
      <number:text> </number:text>
      <number:currency-symbol number:language="es" number:country="ES">€</number:currency-symbol>
      <style:map style:condition="value()&gt;=0" style:apply-style-name="N321P0"/>
    </number:currency-style>
    <number:number-style style:name="N322P0" style:volatile="true">
      <number:number number:decimal-places="0" number:min-integer-digits="1" number:grouping="true"/>
      <number:text> </number:text>
    </number:number-style>
    <number:number-style style:name="N322">
      <number:text>-</number:text>
      <number:number number:decimal-places="0" number:min-integer-digits="1" number:grouping="true"/>
      <number:text> </number:text>
      <style:map style:condition="value()&gt;=0" style:apply-style-name="N322P0"/>
    </number:number-style>
    <number:number-style style:name="N323">
      <number:number number:decimal-places="0" number:min-integer-digits="0"/>
      <number:text> horas</number:text>
    </number:number-style>
    <number:number-style style:name="N324P0" style:volatile="true">
      <number:number number:decimal-places="2" number:min-integer-digits="1" number:grouping="true"/>
      <number:text> € </number:text>
    </number:number-style>
    <number:number-style style:name="N324P1" style:volatile="true">
      <number:text>-</number:text>
      <number:number number:decimal-places="2" number:min-integer-digits="1" number:grouping="true"/>
      <number:text> € </number:text>
    </number:number-style>
    <number:number-style style:name="N324P2" style:volatile="true">
      <number:text> -</number:text>
      <number:number number:decimal-places="0" number:min-integer-digits="0"/>
      <number:text> € </number:text>
    </number:number-style>
    <number:text-style style:name="N324">
      <number:text-content/>
      <number:text> / Hombre</number:text>
      <style:map style:condition="value()&gt;0" style:apply-style-name="N324P0"/>
      <style:map style:condition="value()&lt;0" style:apply-style-name="N324P1"/>
      <style:map style:condition="value()=0" style:apply-style-name="N324P2"/>
    </number:text-style>
    <number:number-style style:name="N326P0" style:volatile="true">
      <number:number number:decimal-places="2" number:min-integer-digits="1" number:grouping="true"/>
      <number:text> € </number:text>
    </number:number-style>
    <number:number-style style:name="N326P1" style:volatile="true">
      <number:text>-</number:text>
      <number:number number:decimal-places="2" number:min-integer-digits="1" number:grouping="true"/>
      <number:text> € </number:text>
    </number:number-style>
    <number:number-style style:name="N326P2" style:volatile="true">
      <number:text> -</number:text>
      <number:number number:decimal-places="0" number:min-integer-digits="0"/>
      <number:text> € / Hombre</number:text>
    </number:number-style>
    <number:text-style style:name="N326">
      <number:text-content/>
      <number:text> </number:text>
      <style:map style:condition="value()&gt;0" style:apply-style-name="N326P0"/>
      <style:map style:condition="value()&lt;0" style:apply-style-name="N326P1"/>
      <style:map style:condition="value()=0" style:apply-style-name="N326P2"/>
    </number:text-style>
    <number:number-style style:name="N329P0" style:volatile="true">
      <number:number number:decimal-places="2" number:min-integer-digits="1" number:grouping="true"/>
      <number:text> € / Hombre </number:text>
    </number:number-style>
    <number:number-style style:name="N329P1" style:volatile="true">
      <number:text>-</number:text>
      <number:number number:decimal-places="2" number:min-integer-digits="1" number:grouping="true"/>
      <number:text> € / Hombre </number:text>
    </number:number-style>
    <number:number-style style:name="N329P2" style:volatile="true">
      <number:text> -</number:text>
      <number:number number:decimal-places="0" number:min-integer-digits="0"/>
      <number:text> € / Hombre</number:text>
    </number:number-style>
    <number:text-style style:name="N329">
      <number:text-content/>
      <number:text> </number:text>
      <style:map style:condition="value()&gt;0" style:apply-style-name="N329P0"/>
      <style:map style:condition="value()&lt;0" style:apply-style-name="N329P1"/>
      <style:map style:condition="value()=0" style:apply-style-name="N329P2"/>
    </number:text-style>
    <number:number-style style:name="N330">
      <number:number number:decimal-places="0" number:min-integer-digits="0" number:grouping="true"/>
      <number:text> €/hora Hombre</number:text>
    </number:number-style>
    <number:number-style style:name="N331">
      <number:number number:decimal-places="0" number:min-integer-digits="0" number:grouping="true"/>
      <number:text> maquinas</number:text>
    </number:number-style>
    <number:number-style style:name="N332">
      <number:number number:decimal-places="0" number:min-integer-digits="0" number:grouping="true"/>
      <number:text> vCPU/máquina</number:text>
    </number:number-style>
    <number:number-style style:name="N333">
      <number:number number:decimal-places="0" number:min-integer-digits="0" number:grouping="true"/>
      <number:text> GB/máquina</number:text>
    </number:number-style>
    <number:number-style style:name="N334">
      <number:number number:decimal-places="1" number:min-integer-digits="0" number:grouping="true"/>
      <number:text> GB/máquina</number:text>
    </number:number-style>
    <number:number-style style:name="N335">
      <number:number number:decimal-places="2" number:min-integer-digits="0" number:grouping="true"/>
      <number:text> €/máquina</number:text>
    </number:number-style>
    <number:number-style style:name="N336">
      <number:number number:decimal-places="2" number:min-integer-digits="0" number:grouping="true"/>
      <number:text> €/Gbyte</number:text>
    </number:number-style>
    <number:number-style style:name="N337">
      <number:number number:decimal-places="0" number:min-integer-digits="0"/>
      <number:text> GBytes</number:text>
    </number:number-style>
    <number:number-style style:name="N338">
      <number:number number:decimal-places="3" number:min-integer-digits="1" number:decimal-replacement=""/>
      <number:text> €/kbps</number:text>
    </number:number-style>
    <number:number-style style:name="N339">
      <number:number number:decimal-places="0" number:min-integer-digits="0" number:grouping="true"/>
      <number:text> kbps/máquina</number:text>
    </number:number-style>
    <number:percentage-style style:name="N340">
      <number:number number:decimal-places="0" number:min-integer-digits="1"/>
      <number:text>% jornada Hombre</number:text>
    </number:percentage-style>
    <number:percentage-style style:name="N341">
      <number:number number:decimal-places="0" number:min-integer-digits="1"/>
      <number:text>% 2 personas</number:text>
    </number:percentage-style>
    <number:number-style style:name="N342">
      <number:number number:decimal-places="11" number:min-integer-digits="1"/>
    </number:number-style>
    <number:number-style style:name="N343">
      <number:number number:decimal-places="10" number:min-integer-digits="1"/>
    </number:number-style>
    <number:number-style style:name="N344">
      <number:number number:decimal-places="0" number:min-integer-digits="0" number:grouping="true"/>
      <number:text>€ x instancia</number:text>
    </number:number-style>
    <number:number-style style:name="N345">
      <number:number number:decimal-places="0" number:min-integer-digits="0"/>
      <number:text> MBytes</number:text>
    </number:number-style>
    <number:number-style style:name="N346">
      <number:number number:decimal-places="0" number:min-integer-digits="0"/>
      <number:text> Kbps</number:text>
    </number:number-style>
    <number:number-style style:name="N347">
      <number:number number:decimal-places="0" number:min-integer-digits="5"/>
    </number:number-style>
    <number:number-style style:name="N348">
      <number:number number:decimal-places="0" number:min-integer-digits="0" number:grouping="true"/>
      <number:text> €/máquina</number:text>
    </number:number-style>
    <number:number-style style:name="N349">
      <number:number number:decimal-places="1" number:min-integer-digits="0" number:grouping="true"/>
      <number:text> €/máquina</number:text>
    </number:number-style>
    <number:number-style style:name="N350">
      <number:number number:decimal-places="0" number:min-integer-digits="0" number:grouping="true"/>
      <number:text> €/Gbyte</number:text>
    </number:number-style>
    <number:number-style style:name="N351">
      <number:number number:decimal-places="1" number:min-integer-digits="0" number:grouping="true"/>
      <number:text> €/Gbyte</number:text>
    </number:number-style>
    <number:number-style style:name="N352">
      <number:number number:decimal-places="2" number:min-integer-digits="0" number:decimal-replacement="" number:grouping="true"/>
      <number:text> unidades</number:text>
    </number:number-style>
    <number:number-style style:name="N355P0" style:volatile="true">
      <number:number number:decimal-places="4" number:min-integer-digits="1" number:grouping="true"/>
      <number:text> € </number:text>
    </number:number-style>
    <number:number-style style:name="N355P1" style:volatile="true">
      <number:text>-</number:text>
      <number:number number:decimal-places="4" number:min-integer-digits="1" number:grouping="true"/>
      <number:text> € </number:text>
    </number:number-style>
    <number:number-style style:name="N355P2" style:volatile="true">
      <number:text> -</number:text>
      <number:number number:decimal-places="0" number:min-integer-digits="0"/>
      <number:text> € </number:text>
    </number:number-style>
    <number:text-style style:name="N355">
      <number:text-content/>
      <number:text> </number:text>
      <style:map style:condition="value()&gt;0" style:apply-style-name="N355P0"/>
      <style:map style:condition="value()&lt;0" style:apply-style-name="N355P1"/>
      <style:map style:condition="value()=0" style:apply-style-name="N355P2"/>
    </number:text-style>
    <number:number-style style:name="N356">
      <number:number number:decimal-places="0" number:min-integer-digits="0"/>
      <number:text> €/kbps</number:text>
    </number:number-style>
    <number:number-style style:name="N357">
      <number:number number:decimal-places="0" number:min-integer-digits="0" number:grouping="true"/>
      <number:text> €/kbps</number:text>
    </number:number-style>
    <number:number-style style:name="N358">
      <number:number number:decimal-places="3" number:min-integer-digits="0" number:decimal-replacement=""/>
      <number:text> €/kbps</number:text>
    </number:number-style>
    <number:number-style style:name="N359">
      <number:number number:decimal-places="3" number:min-integer-digits="3" number:decimal-replacement=""/>
      <number:text> €/kbps</number:text>
    </number:number-style>
    <number:number-style style:name="N360">
      <number:number number:decimal-places="0" number:min-integer-digits="0" number:grouping="true"/>
      <number:text> actualización /mes</number:text>
    </number:number-style>
    <number:number-style style:name="N361">
      <number:number number:decimal-places="0" number:min-integer-digits="0" number:grouping="true"/>
      <number:text> jornada/actualización</number:text>
    </number:number-style>
    <number:number-style style:name="N362">
      <number:number number:decimal-places="3" number:min-integer-digits="1" number:decimal-replacement=""/>
      <number:text>minutos/usuario</number:text>
    </number:number-style>
    <number:number-style style:name="N363">
      <number:number number:decimal-places="0" number:min-integer-digits="0"/>
      <number:text> minutos/alta 1usuario</number:text>
    </number:number-style>
    <number:number-style style:name="N364">
      <number:number number:decimal-places="0" number:min-integer-digits="0"/>
      <number:text> minutos/alta usuario</number:text>
    </number:number-style>
    <number:number-style style:name="N365">
      <number:number number:decimal-places="0" number:min-integer-digits="0"/>
      <number:text> puertos</number:text>
    </number:number-style>
    <number:number-style style:name="N366">
      <number:number number:decimal-places="0" number:min-integer-digits="0"/>
      <number:text> U's</number:text>
    </number:number-style>
    <number:number-style style:name="N367">
      <number:number number:decimal-places="1" number:min-integer-digits="0"/>
      <number:text> horas</number:text>
    </number:number-style>
    <number:number-style style:name="N368">
      <number:number number:decimal-places="12" number:min-integer-digits="1"/>
    </number:number-style>
    <number:currency-style style:name="N370P0" style:volatile="true">
      <number:currency-symbol number:language="en" number:country="GB">£</number:currency-symbol>
      <number:number number:decimal-places="0" number:min-integer-digits="1" number:grouping="true"/>
    </number:currency-style>
    <number:currency-style style:name="N370">
      <style:text-properties fo:color="#ff0000"/>
      <number:text>-</number:text>
      <number:currency-symbol number:language="en" number:country="GB">£</number:currency-symbol>
      <number:number number:decimal-places="0" number:min-integer-digits="1" number:grouping="true"/>
      <style:map style:condition="value()&gt;=0" style:apply-style-name="N370P0"/>
    </number:currency-style>
    <number:currency-style style:name="N372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372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372P0"/>
    </number:currency-style>
    <number:number-style style:name="N373P0" style:volatile="true">
      <number:number number:decimal-places="0" number:min-integer-digits="1" number:grouping="true"/>
      <number:text> </number:text>
    </number:number-style>
    <number:number-style style:name="N373">
      <number:text>(</number:text>
      <number:number number:decimal-places="0" number:min-integer-digits="1" number:grouping="true"/>
      <number:text>)</number:text>
      <style:map style:condition="value()&gt;=0" style:apply-style-name="N373P0"/>
    </number:number-style>
    <number:number-style style:name="N374P0" style:volatile="true">
      <number:number number:decimal-places="2" number:min-integer-digits="1" number:grouping="true"/>
      <number:text> </number:text>
    </number:number-style>
    <number:number-style style:name="N374">
      <number:text>(</number:text>
      <number:number number:decimal-places="2" number:min-integer-digits="1" number:grouping="true"/>
      <number:text>)</number:text>
      <style:map style:condition="value()&gt;=0" style:apply-style-name="N374P0"/>
    </number:number-style>
    <number:number-style style:name="N375P0" style:volatile="true">
      <number:number number:decimal-places="2" number:min-integer-digits="1" number:grouping="true"/>
      <number:text> </number:text>
    </number:number-style>
    <number:number-style style:name="N375">
      <number:text>-</number:text>
      <number:number number:decimal-places="2" number:min-integer-digits="1" number:grouping="true"/>
      <number:text> </number:text>
      <style:map style:condition="value()&gt;=0" style:apply-style-name="N375P0"/>
    </number:number-style>
    <number:date-style style:name="N376">
      <number:month number:textual="true"/>
    </number:date-style>
    <number:currency-style style:name="N377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377"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77P0"/>
    </number:currency-style>
    <number:date-style style:name="N378">
      <number:day number:style="long"/>
      <number:text> </number:text>
      <number:month number:textual="true"/>
    </number:date-style>
    <number:number-style style:name="N380P0" style:volatile="true">
      <number:number number:decimal-places="0" number:min-integer-digits="1" number:grouping="true"/>
      <number:text>    </number:text>
    </number:number-style>
    <number:number-style style:name="N380P1" style:volatile="true">
      <number:text>-</number:text>
      <number:number number:decimal-places="0" number:min-integer-digits="1" number:grouping="true"/>
      <number:text>    </number:text>
    </number:number-style>
    <number:number-style style:name="N380P2" style:volatile="true">
      <number:text>-    </number:text>
    </number:number-style>
    <number:text-style style:name="N380">
      <number:text-content/>
      <number:text> </number:text>
      <style:map style:condition="value()&gt;0" style:apply-style-name="N380P0"/>
      <style:map style:condition="value()&lt;0" style:apply-style-name="N380P1"/>
      <style:map style:condition="value()=0" style:apply-style-name="N380P2"/>
    </number:text-style>
    <number:number-style style:name="N382P0" style:volatile="true">
      <number:number number:decimal-places="0" number:min-integer-digits="1" number:grouping="true"/>
      <number:text> € </number:text>
    </number:number-style>
    <number:number-style style:name="N382P1" style:volatile="true">
      <number:text>-</number:text>
      <number:number number:decimal-places="0" number:min-integer-digits="1" number:grouping="true"/>
      <number:text> € </number:text>
    </number:number-style>
    <number:number-style style:name="N382P2" style:volatile="true">
      <number:text>- € </number:text>
    </number:number-style>
    <number:text-style style:name="N382">
      <number:text-content/>
      <number:text> </number:text>
      <style:map style:condition="value()&gt;0" style:apply-style-name="N382P0"/>
      <style:map style:condition="value()&lt;0" style:apply-style-name="N382P1"/>
      <style:map style:condition="value()=0" style:apply-style-name="N382P2"/>
    </number:text-style>
    <number:number-style style:name="N384P0" style:volatile="true">
      <number:number number:decimal-places="2" number:min-integer-digits="1" number:grouping="true"/>
      <number:text>    </number:text>
    </number:number-style>
    <number:number-style style:name="N384P1" style:volatile="true">
      <number:text>-</number:text>
      <number:number number:decimal-places="2" number:min-integer-digits="1" number:grouping="true"/>
      <number:text>    </number:text>
    </number:number-style>
    <number:number-style style:name="N384P2" style:volatile="true">
      <number:text>-</number:text>
      <number:number number:decimal-places="0" number:min-integer-digits="0"/>
      <number:text>    </number:text>
    </number:number-style>
    <number:text-style style:name="N384">
      <number:text-content/>
      <number:text> </number:text>
      <style:map style:condition="value()&gt;0" style:apply-style-name="N384P0"/>
      <style:map style:condition="value()&lt;0" style:apply-style-name="N384P1"/>
      <style:map style:condition="value()=0" style:apply-style-name="N384P2"/>
    </number:text-style>
    <number:date-style style:name="N385">
      <number:day/>
      <number:text> de </number:text>
      <number:month number:style="long" number:textual="true"/>
      <number:text> de </number:text>
      <number:year number:style="long"/>
    </number:date-style>
    <number:number-style style:name="N386">
      <number:number number:decimal-places="13" number:min-integer-digits="1"/>
    </number:number-style>
    <number:number-style style:name="N387">
      <number:number number:decimal-places="14" number:min-integer-digits="1"/>
    </number:number-style>
    <number:number-style style:name="N388">
      <number:number number:decimal-places="15" number:min-integer-digits="1"/>
    </number:number-style>
    <number:number-style style:name="N389">
      <number:number number:decimal-places="16" number:min-integer-digits="1"/>
    </number:number-style>
    <number:number-style style:name="N390">
      <number:number number:decimal-places="17" number:min-integer-digits="1"/>
    </number:number-style>
    <number:number-style style:name="N391">
      <number:number number:decimal-places="18" number:min-integer-digits="1"/>
    </number:number-style>
    <number:number-style style:name="N392">
      <number:number number:decimal-places="19" number:min-integer-digits="1"/>
    </number:number-style>
    <number:number-style style:name="N393">
      <number:number number:decimal-places="20" number:min-integer-digits="1"/>
    </number:number-style>
    <number:date-style style:name="N394">
      <number:month number:textual="true"/>
      <number:text> </number:text>
      <number:year/>
    </number:date-style>
    <number:number-style style:name="N395">
      <number:number number:decimal-places="0" number:min-integer-digits="0"/>
    </number:number-style>
    <number:number-style style:name="N396">
      <number:number number:decimal-places="0" number:min-integer-digits="0"/>
      <number:text>€</number:text>
    </number:number-style>
    <number:number-style style:name="N399P0" style:volatile="true">
      <number:number number:decimal-places="2" number:min-integer-digits="1" number:grouping="true"/>
      <number:text> </number:text>
    </number:number-style>
    <number:number-style style:name="N399P1" style:volatile="true">
      <number:text>(</number:text>
      <number:number number:decimal-places="2" number:min-integer-digits="1" number:grouping="true"/>
      <number:text>)</number:text>
    </number:number-style>
    <number:number-style style:name="N399P2" style:volatile="true">
      <number:text>-</number:text>
      <number:number number:decimal-places="0" number:min-integer-digits="0"/>
      <number:text> </number:text>
    </number:number-style>
    <number:text-style style:name="N399">
      <number:text-content/>
      <number:text> </number:text>
      <style:map style:condition="value()&gt;0" style:apply-style-name="N399P0"/>
      <style:map style:condition="value()&lt;0" style:apply-style-name="N399P1"/>
      <style:map style:condition="value()=0" style:apply-style-name="N399P2"/>
    </number:text-style>
    <number:number-style style:name="N402P0" style:volatile="true">
      <number:number number:decimal-places="0" number:min-integer-digits="1" number:grouping="true"/>
      <number:text> </number:text>
    </number:number-style>
    <number:number-style style:name="N402P1" style:volatile="true">
      <number:text>(</number:text>
      <number:number number:decimal-places="0" number:min-integer-digits="1" number:grouping="true"/>
      <number:text>)</number:text>
    </number:number-style>
    <number:number-style style:name="N402P2" style:volatile="true">
      <number:text>- </number:text>
    </number:number-style>
    <number:text-style style:name="N402">
      <number:text-content/>
      <number:text> </number:text>
      <style:map style:condition="value()&gt;0" style:apply-style-name="N402P0"/>
      <style:map style:condition="value()&lt;0" style:apply-style-name="N402P1"/>
      <style:map style:condition="value()=0" style:apply-style-name="N402P2"/>
    </number:text-style>
    <number:currency-style style:name="N404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404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404P0"/>
    </number:currency-style>
    <number:number-style style:name="N407P0" style:volatile="true">
      <number:number number:decimal-places="1" number:min-integer-digits="1" number:grouping="true"/>
      <number:text>       </number:text>
    </number:number-style>
    <number:number-style style:name="N407P1" style:volatile="true">
      <number:text>-</number:text>
      <number:number number:decimal-places="1" number:min-integer-digits="1" number:grouping="true"/>
      <number:text>       </number:text>
    </number:number-style>
    <number:number-style style:name="N407P2" style:volatile="true">
      <number:text> -       </number:text>
    </number:number-style>
    <number:text-style style:name="N407">
      <number:text-content/>
      <number:text> </number:text>
      <style:map style:condition="value()&gt;0" style:apply-style-name="N407P0"/>
      <style:map style:condition="value()&lt;0" style:apply-style-name="N407P1"/>
      <style:map style:condition="value()=0" style:apply-style-name="N407P2"/>
    </number:text-style>
    <number:number-style style:name="N408P0" style:volatile="true">
      <number:number number:decimal-places="2" number:min-integer-digits="1" number:grouping="true"/>
      <number:text>       </number:text>
    </number:number-style>
    <number:number-style style:name="N408P1" style:volatile="true">
      <number:text>-</number:text>
      <number:number number:decimal-places="2" number:min-integer-digits="1" number:grouping="true"/>
      <number:text>       </number:text>
    </number:number-style>
    <number:number-style style:name="N408P2" style:volatile="true">
      <number:text> -       </number:text>
    </number:number-style>
    <number:text-style style:name="N408">
      <number:text-content/>
      <number:text> </number:text>
      <style:map style:condition="value()&gt;0" style:apply-style-name="N408P0"/>
      <style:map style:condition="value()&lt;0" style:apply-style-name="N408P1"/>
      <style:map style:condition="value()=0" style:apply-style-name="N408P2"/>
    </number:text-style>
    <number:number-style style:name="N409">
      <number:number number:decimal-places="2" number:min-integer-digits="1"/>
      <number:text> €</number:text>
    </number:number-style>
    <number:number-style style:name="N410">
      <number:number number:decimal-places="5" number:min-integer-digits="1" number:grouping="true"/>
      <number:text> €</number:text>
    </number:number-style>
    <number:currency-style style:name="N412P0" style:volatile="true">
      <number:number number:decimal-places="2" number:min-integer-digits="1" number:grouping="true"/>
      <number:text> </number:text>
      <number:currency-symbol>€</number:currency-symbol>
      <number:text> </number:text>
    </number:currency-style>
    <number:currency-style style:name="N412P1" style:volatile="true">
      <number:text>-</number:text>
      <number:number number:decimal-places="2" number:min-integer-digits="1" number:grouping="true"/>
      <number:text> </number:text>
      <number:currency-symbol>€</number:currency-symbol>
      <number:text> </number:text>
    </number:currency-style>
    <number:currency-style style:name="N412P2" style:volatile="true">
      <number:text> -</number:text>
      <number:number number:decimal-places="0" number:min-integer-digits="0"/>
      <number:text> </number:text>
      <number:currency-symbol>€</number:currency-symbol>
      <number:text> </number:text>
    </number:currency-style>
    <number:text-style style:name="N412">
      <number:text-content/>
      <number:text> </number:text>
      <style:map style:condition="value()&gt;0" style:apply-style-name="N412P0"/>
      <style:map style:condition="value()&lt;0" style:apply-style-name="N412P1"/>
      <style:map style:condition="value()=0" style:apply-style-name="N412P2"/>
    </number:text-style>
    <number:currency-style style:name="N416P0" style:volatile="true">
      <number:number number:decimal-places="2" number:min-integer-digits="1" number:grouping="true"/>
      <number:text> </number:text>
      <number:currency-symbol number:language="sv" number:country="FI">€</number:currency-symbol>
      <number:text> </number:text>
    </number:currency-style>
    <number:currency-style style:name="N416P1" style:volatile="true">
      <number:text>-</number:text>
      <number:number number:decimal-places="2" number:min-integer-digits="1" number:grouping="true"/>
      <number:text> </number:text>
      <number:currency-symbol number:language="sv" number:country="FI">€</number:currency-symbol>
      <number:text> </number:text>
    </number:currency-style>
    <number:currency-style style:name="N416P2" style:volatile="true">
      <number:text> -</number:text>
      <number:number number:decimal-places="0" number:min-integer-digits="0"/>
      <number:text> </number:text>
      <number:currency-symbol number:language="sv" number:country="FI">€</number:currency-symbol>
      <number:text> </number:text>
    </number:currency-style>
    <number:text-style style:name="N416">
      <number:text-content/>
      <number:text> </number:text>
      <style:map style:condition="value()&gt;0" style:apply-style-name="N416P0"/>
      <style:map style:condition="value()&lt;0" style:apply-style-name="N416P1"/>
      <style:map style:condition="value()=0" style:apply-style-name="N416P2"/>
    </number:text-style>
    <number:number-style style:name="N419P0" style:volatile="true">
      <number:number number:decimal-places="1" number:min-integer-digits="1" number:grouping="true"/>
      <number:text> € </number:text>
    </number:number-style>
    <number:number-style style:name="N419P1" style:volatile="true">
      <number:text>-</number:text>
      <number:number number:decimal-places="1" number:min-integer-digits="1" number:grouping="true"/>
      <number:text> € </number:text>
    </number:number-style>
    <number:number-style style:name="N419P2" style:volatile="true">
      <number:text> -</number:text>
      <number:number number:decimal-places="0" number:min-integer-digits="0"/>
      <number:text> € </number:text>
    </number:number-style>
    <number:text-style style:name="N419">
      <number:text-content/>
      <number:text> </number:text>
      <style:map style:condition="value()&gt;0" style:apply-style-name="N419P0"/>
      <style:map style:condition="value()&lt;0" style:apply-style-name="N419P1"/>
      <style:map style:condition="value()=0" style:apply-style-name="N419P2"/>
    </number:text-style>
    <number:number-style style:name="N422P0" style:volatile="true">
      <number:number number:decimal-places="3" number:min-integer-digits="1" number:grouping="true"/>
      <number:text> € </number:text>
    </number:number-style>
    <number:number-style style:name="N422P1" style:volatile="true">
      <number:text>-</number:text>
      <number:number number:decimal-places="3" number:min-integer-digits="1" number:grouping="true"/>
      <number:text> € </number:text>
    </number:number-style>
    <number:number-style style:name="N422P2" style:volatile="true">
      <number:text> -</number:text>
      <number:number number:decimal-places="0" number:min-integer-digits="0"/>
      <number:text> € </number:text>
    </number:number-style>
    <number:text-style style:name="N422">
      <number:text-content/>
      <number:text> </number:text>
      <style:map style:condition="value()&gt;0" style:apply-style-name="N422P0"/>
      <style:map style:condition="value()&lt;0" style:apply-style-name="N422P1"/>
      <style:map style:condition="value()=0" style:apply-style-name="N422P2"/>
    </number:text-style>
    <number:number-style style:name="N425P0" style:volatile="true">
      <number:number number:decimal-places="5" number:min-integer-digits="1" number:grouping="true"/>
      <number:text> € </number:text>
    </number:number-style>
    <number:number-style style:name="N425P1" style:volatile="true">
      <number:text>-</number:text>
      <number:number number:decimal-places="5" number:min-integer-digits="1" number:grouping="true"/>
      <number:text> € </number:text>
    </number:number-style>
    <number:number-style style:name="N425P2" style:volatile="true">
      <number:text> -</number:text>
      <number:number number:decimal-places="0" number:min-integer-digits="0"/>
      <number:text> € </number:text>
    </number:number-style>
    <number:text-style style:name="N425">
      <number:text-content/>
      <number:text> </number:text>
      <style:map style:condition="value()&gt;0" style:apply-style-name="N425P0"/>
      <style:map style:condition="value()&lt;0" style:apply-style-name="N425P1"/>
      <style:map style:condition="value()=0" style:apply-style-name="N425P2"/>
    </number:text-style>
    <number:percentage-style style:name="N426P0" style:volatile="true">
      <number:number number:decimal-places="0" number:min-integer-digits="1"/>
      <number:text>%</number:text>
    </number:percentage-style>
    <number:percentage-style style:name="N426">
      <style:text-properties fo:color="#ff0000"/>
      <number:text>-</number:text>
      <number:number number:decimal-places="0" number:min-integer-digits="1"/>
      <number:text>%</number:text>
      <style:map style:condition="value()&gt;=0" style:apply-style-name="N426P0"/>
    </number:percentage-style>
    <number:percentage-style style:name="N427">
      <number:number number:decimal-places="7" number:min-integer-digits="1"/>
      <number:text>%</number:text>
    </number:percentage-style>
    <number:percentage-style style:name="N428">
      <number:number number:decimal-places="8" number:min-integer-digits="1"/>
      <number:text>%</number:text>
    </number:percentage-style>
    <number:percentage-style style:name="N429">
      <number:number number:decimal-places="10" number:min-integer-digits="1"/>
      <number:text>%</number:text>
    </number:percentage-style>
    <number:percentage-style style:name="N430">
      <number:number number:decimal-places="11" number:min-integer-digits="1"/>
      <number:text>%</number:text>
    </number:percentage-style>
    <number:percentage-style style:name="N431">
      <number:number number:decimal-places="12" number:min-integer-digits="1"/>
      <number:text>%</number:text>
    </number:percentage-style>
    <number:percentage-style style:name="N432">
      <number:number number:decimal-places="13" number:min-integer-digits="1"/>
      <number:text>%</number:text>
    </number:percentage-style>
    <number:percentage-style style:name="N433">
      <number:number number:decimal-places="14" number:min-integer-digits="1"/>
      <number:text>%</number:text>
    </number:percentage-style>
    <number:percentage-style style:name="N434">
      <number:number number:decimal-places="15" number:min-integer-digits="1"/>
      <number:text>%</number:text>
    </number:percentage-style>
    <number:percentage-style style:name="N435">
      <number:number number:decimal-places="16" number:min-integer-digits="1"/>
      <number:text>%</number:text>
    </number:percentage-style>
    <number:percentage-style style:name="N436">
      <number:number number:decimal-places="17" number:min-integer-digits="1"/>
      <number:text>%</number:text>
    </number:percentage-style>
    <number:percentage-style style:name="N437">
      <number:number number:decimal-places="18" number:min-integer-digits="1"/>
      <number:text>%</number:text>
    </number:percentage-style>
    <number:percentage-style style:name="N438">
      <number:number number:decimal-places="19" number:min-integer-digits="1"/>
      <number:text>%</number:text>
    </number:percentage-style>
    <number:percentage-style style:name="N439">
      <number:number number:decimal-places="20" number:min-integer-digits="1"/>
      <number:text>%</number:text>
    </number:percentage-style>
    <number:number-style style:name="N440P0" style:volatile="true">
      <number:number number:decimal-places="0" number:min-integer-digits="1" number:grouping="true"/>
      <number:text>    </number:text>
    </number:number-style>
    <number:number-style style:name="N440P1" style:volatile="true">
      <number:number number:decimal-places="0" number:min-integer-digits="1" number:grouping="true"/>
      <number:text>    </number:text>
    </number:number-style>
    <number:number-style style:name="N440P2" style:volatile="true">
      <number:text>-    </number:text>
    </number:number-style>
    <number:text-style style:name="N440">
      <number:text-content/>
      <number:text> </number:text>
      <style:map style:condition="value()&gt;0" style:apply-style-name="N440P0"/>
      <style:map style:condition="value()&lt;0" style:apply-style-name="N440P1"/>
      <style:map style:condition="value()=0" style:apply-style-name="N440P2"/>
    </number:text-style>
    <number:number-style style:name="N441P0" style:volatile="true">
      <number:number number:decimal-places="0" number:min-integer-digits="1" number:grouping="true"/>
      <number:text> € </number:text>
    </number:number-style>
    <number:number-style style:name="N441P1" style:volatile="true">
      <number:number number:decimal-places="0" number:min-integer-digits="1" number:grouping="true"/>
      <number:text> € </number:text>
    </number:number-style>
    <number:number-style style:name="N441P2" style:volatile="true">
      <number:text>- € </number:text>
    </number:number-style>
    <number:text-style style:name="N441">
      <number:text-content/>
      <number:text> </number:text>
      <style:map style:condition="value()&gt;0" style:apply-style-name="N441P0"/>
      <style:map style:condition="value()&lt;0" style:apply-style-name="N441P1"/>
      <style:map style:condition="value()=0" style:apply-style-name="N441P2"/>
    </number:text-style>
    <number:number-style style:name="N442P0" style:volatile="true">
      <number:number number:decimal-places="2" number:min-integer-digits="1" number:grouping="true"/>
      <number:text>    </number:text>
    </number:number-style>
    <number:number-style style:name="N442P1" style:volatile="true">
      <number:number number:decimal-places="2" number:min-integer-digits="1" number:grouping="true"/>
      <number:text>    </number:text>
    </number:number-style>
    <number:number-style style:name="N442P2" style:volatile="true">
      <number:text>-</number:text>
      <number:number number:decimal-places="0" number:min-integer-digits="0"/>
      <number:text>    </number:text>
    </number:number-style>
    <number:text-style style:name="N442">
      <number:text-content/>
      <number:text> </number:text>
      <style:map style:condition="value()&gt;0" style:apply-style-name="N442P0"/>
      <style:map style:condition="value()&lt;0" style:apply-style-name="N442P1"/>
      <style:map style:condition="value()=0" style:apply-style-name="N442P2"/>
    </number:text-style>
    <number:number-style style:name="N443P0" style:volatile="true">
      <number:number number:decimal-places="2" number:min-integer-digits="1" number:grouping="true"/>
      <number:text> € </number:text>
    </number:number-style>
    <number:number-style style:name="N443P1" style:volatile="true">
      <number:number number:decimal-places="2" number:min-integer-digits="1" number:grouping="true"/>
      <number:text> € </number:text>
    </number:number-style>
    <number:number-style style:name="N443P2" style:volatile="true">
      <number:text>-</number:text>
      <number:number number:decimal-places="0" number:min-integer-digits="0"/>
      <number:text> € </number:text>
    </number:number-style>
    <number:text-style style:name="N443">
      <number:text-content/>
      <number:text> </number:text>
      <style:map style:condition="value()&gt;0" style:apply-style-name="N443P0"/>
      <style:map style:condition="value()&lt;0" style:apply-style-name="N443P1"/>
      <style:map style:condition="value()=0" style:apply-style-name="N443P2"/>
    </number:text-style>
    <number:number-style style:name="N5104P0" style:volatile="true" number:language="es" number:country="ES">
      <number:number number:decimal-places="0" number:min-integer-digits="1" number:grouping="true"/>
      <number:text> €</number:text>
    </number:number-style>
    <number:number-style style:name="N5104" number:language="es" number:country="ES">
      <number:text>-</number:text>
      <number:number number:decimal-places="0" number:min-integer-digits="1" number:grouping="true"/>
      <number:text> €</number:text>
      <style:map style:condition="value()&gt;=0" style:apply-style-name="N5104P0"/>
    </number:number-style>
    <number:number-style style:name="N5105P0" style:volatile="true" number:language="es" number:country="ES">
      <number:number number:decimal-places="0" number:min-integer-digits="1" number:grouping="true"/>
      <number:text> €</number:text>
    </number:number-style>
    <number:number-style style:name="N5105" number:language="es" number:country="ES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05P0"/>
    </number:number-style>
    <number:number-style style:name="N5107P0" style:volatile="true" number:language="es" number:country="ES">
      <number:number number:decimal-places="2" number:min-integer-digits="1" number:grouping="true"/>
      <number:text> €</number:text>
    </number:number-style>
    <number:number-style style:name="N5107" number:language="es" number:country="ES">
      <number:text>-</number:text>
      <number:number number:decimal-places="2" number:min-integer-digits="1" number:grouping="true"/>
      <number:text> €</number:text>
      <style:map style:condition="value()&gt;=0" style:apply-style-name="N5107P0"/>
    </number:number-style>
    <number:number-style style:name="N5108P0" style:volatile="true" number:language="es" number:country="ES">
      <number:number number:decimal-places="2" number:min-integer-digits="1" number:grouping="true"/>
      <number:text> €</number:text>
    </number:number-style>
    <number:number-style style:name="N5108" number:language="es" number:country="ES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08P0"/>
    </number:number-style>
    <number:date-style style:name="N5109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5110" number:language="es" number:country="ES">
      <number:day number:style="long"/>
      <number:text>-</number:text>
      <number:month number:textual="true"/>
    </number:date-style>
    <number:date-style style:name="N5111" number:language="es" number:country="ES">
      <number:month number:textual="true"/>
      <number:text>-</number:text>
      <number:year/>
    </number:date-style>
    <number:time-style style:name="N5112" number:language="es" number:country="ES">
      <number:hours/>
      <number:text>:</number:text>
      <number:minutes number:style="long"/>
      <number:text> </number:text>
      <number:am-pm/>
    </number:time-style>
    <number:time-style style:name="N5113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4" number:language="es" number:country="ES">
      <number:hours/>
      <number:text>:</number:text>
      <number:minutes number:style="long"/>
    </number:time-style>
    <number:time-style style:name="N5115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5116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18P0" style:volatile="true" number:language="es" number:country="ES">
      <number:number number:decimal-places="0" number:min-integer-digits="1" number:grouping="true"/>
      <number:text>   </number:text>
    </number:number-style>
    <number:number-style style:name="N5118" number:language="es" number:country="ES">
      <number:text>-</number:text>
      <number:number number:decimal-places="0" number:min-integer-digits="1" number:grouping="true"/>
      <number:text>   </number:text>
      <style:map style:condition="value()&gt;=0" style:apply-style-name="N5118P0"/>
    </number:number-style>
    <number:number-style style:name="N5119P0" style:volatile="true" number:language="es" number:country="ES">
      <number:number number:decimal-places="0" number:min-integer-digits="1" number:grouping="true"/>
      <number:text>   </number:text>
    </number:number-style>
    <number:number-style style:name="N5119" number:language="es" number:country="ES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9P0"/>
    </number:number-style>
    <number:number-style style:name="N5121P0" style:volatile="true" number:language="es" number:country="ES">
      <number:number number:decimal-places="2" number:min-integer-digits="1" number:grouping="true"/>
      <number:text>   </number:text>
    </number:number-style>
    <number:number-style style:name="N5121" number:language="es" number:country="ES">
      <number:text>-</number:text>
      <number:number number:decimal-places="2" number:min-integer-digits="1" number:grouping="true"/>
      <number:text>   </number:text>
      <style:map style:condition="value()&gt;=0" style:apply-style-name="N5121P0"/>
    </number:number-style>
    <number:number-style style:name="N5122P0" style:volatile="true" number:language="es" number:country="ES">
      <number:number number:decimal-places="2" number:min-integer-digits="1" number:grouping="true"/>
      <number:text>   </number:text>
    </number:number-style>
    <number:number-style style:name="N5122" number:language="es" number:country="ES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22P0"/>
    </number:number-style>
    <number:number-style style:name="N5126P0" style:volatile="true" number:language="es" number:country="ES">
      <number:number number:decimal-places="0" number:min-integer-digits="1" number:grouping="true"/>
      <number:text>    </number:text>
    </number:number-style>
    <number:number-style style:name="N5126P1" style:volatile="true" number:language="es" number:country="ES">
      <number:text>-</number:text>
      <number:number number:decimal-places="0" number:min-integer-digits="1" number:grouping="true"/>
      <number:text>    </number:text>
    </number:number-style>
    <number:number-style style:name="N5126P2" style:volatile="true" number:language="es" number:country="ES">
      <number:text> -    </number:text>
    </number:number-style>
    <number:text-style style:name="N5126" number:language="es" number:country="ES">
      <number:text-content/>
      <number:text> </number:text>
      <style:map style:condition="value()&gt;0" style:apply-style-name="N5126P0"/>
      <style:map style:condition="value()&lt;0" style:apply-style-name="N5126P1"/>
      <style:map style:condition="value()=0" style:apply-style-name="N5126P2"/>
    </number:text-style>
    <number:number-style style:name="N5130P0" style:volatile="true" number:language="es" number:country="ES">
      <number:number number:decimal-places="0" number:min-integer-digits="1" number:grouping="true"/>
      <number:text> € </number:text>
    </number:number-style>
    <number:number-style style:name="N5130P1" style:volatile="true" number:language="es" number:country="ES">
      <number:text>-</number:text>
      <number:number number:decimal-places="0" number:min-integer-digits="1" number:grouping="true"/>
      <number:text> € </number:text>
    </number:number-style>
    <number:number-style style:name="N5130P2" style:volatile="true" number:language="es" number:country="ES">
      <number:text> - € </number:text>
    </number:number-style>
    <number:text-style style:name="N5130" number:language="es" number:country="ES">
      <number:text-content/>
      <number:text> </number:text>
      <style:map style:condition="value()&gt;0" style:apply-style-name="N5130P0"/>
      <style:map style:condition="value()&lt;0" style:apply-style-name="N5130P1"/>
      <style:map style:condition="value()=0" style:apply-style-name="N5130P2"/>
    </number:text-style>
    <number:time-style style:name="N5131" number:language="es" number:country="ES">
      <number:minutes number:style="long"/>
      <number:text>:</number:text>
      <number:seconds number:style="long"/>
    </number:time-style>
    <number:time-style style:name="N5132" number:language="es" number:country="E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33" number:language="es" number:country="ES">
      <number:minutes number:style="long"/>
      <number:text>:</number:text>
      <number:seconds number:style="long" number:decimal-places="1"/>
    </number:time-style>
    <number:number-style style:name="N5134" number:language="es" number:country="ES">
      <number:scientific-number number:decimal-places="1" number:min-integer-digits="3" number:min-exponent-digits="1"/>
    </number:number-style>
    <number:number-style style:name="N5138P0" style:volatile="true" number:language="es" number:country="ES">
      <number:number number:decimal-places="2" number:min-integer-digits="1" number:grouping="true"/>
      <number:text>    </number:text>
    </number:number-style>
    <number:number-style style:name="N5138P1" style:volatile="true" number:language="es" number:country="ES">
      <number:text>-</number:text>
      <number:number number:decimal-places="2" number:min-integer-digits="1" number:grouping="true"/>
      <number:text>    </number:text>
    </number:number-style>
    <number:number-style style:name="N5138P2" style:volatile="true" number:language="es" number:country="ES">
      <number:text> -</number:text>
      <number:number number:decimal-places="0" number:min-integer-digits="0"/>
      <number:text>    </number:text>
    </number:number-style>
    <number:text-style style:name="N5138" number:language="es" number:country="ES">
      <number:text-content/>
      <number:text> </number:text>
      <style:map style:condition="value()&gt;0" style:apply-style-name="N5138P0"/>
      <style:map style:condition="value()&lt;0" style:apply-style-name="N5138P1"/>
      <style:map style:condition="value()=0" style:apply-style-name="N5138P2"/>
    </number:text-style>
    <number:number-style style:name="N5142P0" style:volatile="true" number:language="es" number:country="ES">
      <number:number number:decimal-places="2" number:min-integer-digits="1" number:grouping="true"/>
      <number:text> € </number:text>
    </number:number-style>
    <number:number-style style:name="N5142P1" style:volatile="true" number:language="es" number:country="ES">
      <number:text>-</number:text>
      <number:number number:decimal-places="2" number:min-integer-digits="1" number:grouping="true"/>
      <number:text> € </number:text>
    </number:number-style>
    <number:number-style style:name="N5142P2" style:volatile="true" number:language="es" number:country="ES">
      <number:text> -</number:text>
      <number:number number:decimal-places="0" number:min-integer-digits="0"/>
      <number:text> € </number:text>
    </number:number-style>
    <number:text-style style:name="N5142" number:language="es" number:country="ES">
      <number:text-content/>
      <number:text> </number:text>
      <style:map style:condition="value()&gt;0" style:apply-style-name="N5142P0"/>
      <style:map style:condition="value()&lt;0" style:apply-style-name="N5142P1"/>
      <style:map style:condition="value()=0" style:apply-style-name="N5142P2"/>
    </number:text-style>
    <number:number-style style:name="N5143" number:language="es" number:country="ES">
      <number:number number:decimal-places="13" number:min-integer-digits="1"/>
    </number:number-style>
    <number:number-style style:name="N5144" number:language="es" number:country="ES">
      <number:number number:decimal-places="14" number:min-integer-digits="1"/>
    </number:number-style>
    <number:date-style style:name="N5145P0" style:volatile="true" number:language="es" number:country="ES">
      <number:month number:textual="true"/>
      <number:text>-</number:text>
      <number:year/>
    </number:date-style>
    <number:text-style style:name="N5145" number:language="es" number:country="ES">
      <number:text-content/>
      <style:map style:condition="value()&gt;=0" style:apply-style-name="N5145P0"/>
    </number:text-style>
    <number:currency-style style:name="N5147P0" style:volatile="true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5147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5147P0"/>
    </number:currency-style>
    <number:date-style style:name="N5148" number:language="es" number:country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number:number-style style:name="N5150P0" style:volatile="true" number:language="es" number:country="ES">
      <number:number number:decimal-places="0" number:min-integer-digits="1" number:grouping="true"/>
      <number:text>    </number:text>
    </number:number-style>
    <number:number-style style:name="N5150P1" style:volatile="true" number:language="es" number:country="ES">
      <number:text>-</number:text>
      <number:number number:decimal-places="0" number:min-integer-digits="1" number:grouping="true"/>
      <number:text>    </number:text>
    </number:number-style>
    <number:number-style style:name="N5150P2" style:volatile="true" number:language="es" number:country="ES">
      <number:text>-    </number:text>
    </number:number-style>
    <number:text-style style:name="N5150" number:language="es" number:country="E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number-style style:name="N5152P0" style:volatile="true" number:language="es" number:country="ES">
      <number:number number:decimal-places="0" number:min-integer-digits="1" number:grouping="true"/>
      <number:text> € </number:text>
    </number:number-style>
    <number:number-style style:name="N5152P1" style:volatile="true" number:language="es" number:country="ES">
      <number:text>-</number:text>
      <number:number number:decimal-places="0" number:min-integer-digits="1" number:grouping="true"/>
      <number:text> € </number:text>
    </number:number-style>
    <number:number-style style:name="N5152P2" style:volatile="true" number:language="es" number:country="ES">
      <number:text>- € </number:text>
    </number:number-style>
    <number:text-style style:name="N5152" number:language="es" number:country="ES">
      <number:text-content/>
      <number:text> </number:text>
      <style:map style:condition="value()&gt;0" style:apply-style-name="N5152P0"/>
      <style:map style:condition="value()&lt;0" style:apply-style-name="N5152P1"/>
      <style:map style:condition="value()=0" style:apply-style-name="N5152P2"/>
    </number:text-style>
    <number:number-style style:name="N5154P0" style:volatile="true" number:language="es" number:country="ES">
      <number:number number:decimal-places="2" number:min-integer-digits="1" number:grouping="true"/>
      <number:text>    </number:text>
    </number:number-style>
    <number:number-style style:name="N5154P1" style:volatile="true" number:language="es" number:country="ES">
      <number:text>-</number:text>
      <number:number number:decimal-places="2" number:min-integer-digits="1" number:grouping="true"/>
      <number:text>    </number:text>
    </number:number-style>
    <number:number-style style:name="N5154P2" style:volatile="true" number:language="es" number:country="ES">
      <number:text>-</number:text>
      <number:number number:decimal-places="0" number:min-integer-digits="0"/>
      <number:text>    </number:text>
    </number:number-style>
    <number:text-style style:name="N5154" number:language="es" number:country="ES">
      <number:text-content/>
      <number:text> </number:text>
      <style:map style:condition="value()&gt;0" style:apply-style-name="N5154P0"/>
      <style:map style:condition="value()&lt;0" style:apply-style-name="N5154P1"/>
      <style:map style:condition="value()=0" style:apply-style-name="N5154P2"/>
    </number:text-style>
    <number:date-style style:name="N5156P0" style:volatile="true" number:language="es" number:country="ES">
      <number:month number:style="long" number:textual="true"/>
      <number:text>-</number:text>
      <number:year/>
    </number:date-style>
    <number:text-style style:name="N5156" number:language="es" number:country="ES">
      <number:text-content/>
      <style:map style:condition="value()&gt;=0" style:apply-style-name="N5156P0"/>
    </number:text-style>
    <number:number-style style:name="N5158P0" style:volatile="true" number:language="es" number:country="ES">
      <number:number number:decimal-places="2" number:min-integer-digits="1" number:grouping="true"/>
      <number:text> € </number:text>
    </number:number-style>
    <number:number-style style:name="N5158P1" style:volatile="true" number:language="es" number:country="ES">
      <number:text>-</number:text>
      <number:number number:decimal-places="2" number:min-integer-digits="1" number:grouping="true"/>
      <number:text> € </number:text>
    </number:number-style>
    <number:number-style style:name="N5158P2" style:volatile="true" number:language="es" number:country="ES">
      <number:text>-</number:text>
      <number:number number:decimal-places="0" number:min-integer-digits="0"/>
      <number:text> € </number:text>
    </number:number-style>
    <number:text-style style:name="N5158" number:language="es" number:country="ES">
      <number:text-content/>
      <number:text> </number:text>
      <style:map style:condition="value()&gt;0" style:apply-style-name="N5158P0"/>
      <style:map style:condition="value()&lt;0" style:apply-style-name="N5158P1"/>
      <style:map style:condition="value()=0" style:apply-style-name="N5158P2"/>
    </number:text-style>
    <number:currency-style style:name="N5160P0" style:volatile="true" number:language="es" number:country="ES">
      <number:number number:decimal-places="1" number:min-integer-digits="1" number:grouping="true"/>
      <number:text> </number:text>
      <number:currency-symbol number:language="es" number:country="ES">€</number:currency-symbol>
    </number:currency-style>
    <number:currency-style style:name="N5160" number:language="es" number:country="ES">
      <style:text-properties fo:color="#ff0000"/>
      <number:text>-</number:text>
      <number:number number:decimal-places="1" number:min-integer-digits="1" number:grouping="true"/>
      <number:text> </number:text>
      <number:currency-symbol number:language="es" number:country="ES">€</number:currency-symbol>
      <style:map style:condition="value()&gt;=0" style:apply-style-name="N5160P0"/>
    </number:currency-style>
    <number:currency-style style:name="N5162P0" style:volatile="true" number:language="es" number:country="ES">
      <number:number number:decimal-places="0" number:min-integer-digits="1" number:grouping="true"/>
      <number:text> </number:text>
      <number:currency-symbol number:language="es" number:country="ES">€</number:currency-symbol>
    </number:currency-style>
    <number:currency-style style:name="N5162" number:language="es" number:country="ES">
      <style:text-properties fo:color="#ff0000"/>
      <number:text>-</number:text>
      <number:number number:decimal-places="0" number:min-integer-digits="1" number:grouping="true"/>
      <number:text> </number:text>
      <number:currency-symbol number:language="es" number:country="ES">€</number:currency-symbol>
      <style:map style:condition="value()&gt;=0" style:apply-style-name="N5162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Fin_20_de_20_línea_20_1" draw:display-name="Fin de línea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5">00/00/0000</text:date>, <text:time style:data-style-name="N2" text:time-value="0000-00-00T09:28:09">?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3T15:00:51.120779268</meta:creation-date>
    <dc:date>2016-01-25T09:28:22</dc:date>
    <meta:editing-duration>P2DT1H40M33S</meta:editing-duration>
    <meta:editing-cycles>125</meta:editing-cycles>
    <meta:generator>LibreOffice/3.6$Linux_X86_64 LibreOffice_project/360m1$Build-2</meta:generator>
    <dc:creator>Antonio </dc:creator>
    <meta:document-statistic meta:table-count="1" meta:cell-count="87" meta:object-count="0"/>
  </office:meta>
</office:document-meta>
</file>